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12.5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ik Wong</text:p>
          </table:table-cell>
          <table:table-cell office:value-type="string" calcext:value-type="string">
            <text:p>BIFO6D9JF</text:p>
          </table:table-cell>
          <table:table-cell office:value-type="string" calcext:value-type="string">
            <text:p>a5nzey7tihnrtgu</text:p>
          </table:table-cell>
          <table:table-cell table:formula="of:=CONCATENATE([.A1];&quot;;&quot;;[.B1];&quot;;&quot;;[.C1];&quot;;&quot;;[.D1];&quot;;&quot;;[.E1];&quot;;&quot;;[.F1])" office:value-type="string" office:string-value="1;Business;3;Erik Wong;BIFO6D9JF;a5nzey7tihnrtgu" calcext:value-type="string">
            <text:p>1;Business;3;Erik Wong;BIFO6D9JF;a5nzey7tihnrtg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adys Padilla</text:p>
          </table:table-cell>
          <table:table-cell office:value-type="string" calcext:value-type="string">
            <text:p>5T10YWT44</text:p>
          </table:table-cell>
          <table:table-cell office:value-type="string" calcext:value-type="string">
            <text:p>8c3y2hb38cr7wzv</text:p>
          </table:table-cell>
          <table:table-cell table:formula="of:=CONCATENATE([.A2];&quot;;&quot;;[.B2];&quot;;&quot;;[.C2];&quot;;&quot;;[.D2];&quot;;&quot;;[.E2];&quot;;&quot;;[.F2])" office:value-type="string" office:string-value="2;Business;3;Gladys Padilla;5T10YWT44;8c3y2hb38cr7wzv" calcext:value-type="string">
            <text:p>2;Business;3;Gladys Padilla;5T10YWT44;8c3y2hb38cr7wz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gh Dougherty</text:p>
          </table:table-cell>
          <table:table-cell office:value-type="string" calcext:value-type="string">
            <text:p>L1BRLLZPF</text:p>
          </table:table-cell>
          <table:table-cell office:value-type="string" calcext:value-type="string">
            <text:p>e7zfjzaexwpsyde</text:p>
          </table:table-cell>
          <table:table-cell table:formula="of:=CONCATENATE([.A3];&quot;;&quot;;[.B3];&quot;;&quot;;[.C3];&quot;;&quot;;[.D3];&quot;;&quot;;[.E3];&quot;;&quot;;[.F3])" office:value-type="string" office:string-value="3;Business;3;Leigh Dougherty;L1BRLLZPF;e7zfjzaexwpsyde" calcext:value-type="string">
            <text:p>3;Business;3;Leigh Dougherty;L1BRLLZPF;e7zfjzaexwpsy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y Roman</text:p>
          </table:table-cell>
          <table:table-cell office:value-type="string" calcext:value-type="string">
            <text:p>LV35JP0X9</text:p>
          </table:table-cell>
          <table:table-cell office:value-type="string" calcext:value-type="string">
            <text:p>byj7lesmbf257ve</text:p>
          </table:table-cell>
          <table:table-cell table:formula="of:=CONCATENATE([.A4];&quot;;&quot;;[.B4];&quot;;&quot;;[.C4];&quot;;&quot;;[.D4];&quot;;&quot;;[.E4];&quot;;&quot;;[.F4])" office:value-type="string" office:string-value="4;Business;3;Avery Roman;LV35JP0X9;byj7lesmbf257ve" calcext:value-type="string">
            <text:p>4;Business;3;Avery Roman;LV35JP0X9;byj7lesmbf257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 Fisher</text:p>
          </table:table-cell>
          <table:table-cell office:value-type="string" calcext:value-type="string">
            <text:p>3XVDTRRI1</text:p>
          </table:table-cell>
          <table:table-cell office:value-type="string" calcext:value-type="string">
            <text:p>33s5g74ilod2i32</text:p>
          </table:table-cell>
          <table:table-cell table:formula="of:=CONCATENATE([.A5];&quot;;&quot;;[.B5];&quot;;&quot;;[.C5];&quot;;&quot;;[.D5];&quot;;&quot;;[.E5];&quot;;&quot;;[.F5])" office:value-type="string" office:string-value="5;Business;3;Mari Fisher;3XVDTRRI1;33s5g74ilod2i32" calcext:value-type="string">
            <text:p>5;Business;3;Mari Fisher;3XVDTRRI1;33s5g74ilod2i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lin Kent</text:p>
          </table:table-cell>
          <table:table-cell office:value-type="string" calcext:value-type="string">
            <text:p>60OCYK1XP</text:p>
          </table:table-cell>
          <table:table-cell office:value-type="string" calcext:value-type="string">
            <text:p>whc1nk7kcig8l3j</text:p>
          </table:table-cell>
          <table:table-cell table:formula="of:=CONCATENATE([.A6];&quot;;&quot;;[.B6];&quot;;&quot;;[.C6];&quot;;&quot;;[.D6];&quot;;&quot;;[.E6];&quot;;&quot;;[.F6])" office:value-type="string" office:string-value="6;Business;2;Franklin Kent;60OCYK1XP;whc1nk7kcig8l3j" calcext:value-type="string">
            <text:p>6;Business;2;Franklin Kent;60OCYK1XP;whc1nk7kcig8l3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da Neal</text:p>
          </table:table-cell>
          <table:table-cell office:value-type="string" calcext:value-type="string">
            <text:p>166B07KLX</text:p>
          </table:table-cell>
          <table:table-cell office:value-type="string" calcext:value-type="string">
            <text:p>3rsrc03apc51dls</text:p>
          </table:table-cell>
          <table:table-cell table:formula="of:=CONCATENATE([.A7];&quot;;&quot;;[.B7];&quot;;&quot;;[.C7];&quot;;&quot;;[.D7];&quot;;&quot;;[.E7];&quot;;&quot;;[.F7])" office:value-type="string" office:string-value="7;Business;3;Frieda Neal;166B07KLX;3rsrc03apc51dls" calcext:value-type="string">
            <text:p>7;Business;3;Frieda Neal;166B07KLX;3rsrc03apc51d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dwick Carpenter</text:p>
          </table:table-cell>
          <table:table-cell office:value-type="string" calcext:value-type="string">
            <text:p>HNQGAXK43</text:p>
          </table:table-cell>
          <table:table-cell office:value-type="string" calcext:value-type="string">
            <text:p>m747zz3erat8wf7</text:p>
          </table:table-cell>
          <table:table-cell table:formula="of:=CONCATENATE([.A8];&quot;;&quot;;[.B8];&quot;;&quot;;[.C8];&quot;;&quot;;[.D8];&quot;;&quot;;[.E8];&quot;;&quot;;[.F8])" office:value-type="string" office:string-value="8;Business;2;Chadwick Carpenter;HNQGAXK43;m747zz3erat8wf7" calcext:value-type="string">
            <text:p>8;Business;2;Chadwick Carpenter;HNQGAXK43;m747zz3erat8wf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erson Marks</text:p>
          </table:table-cell>
          <table:table-cell office:value-type="string" calcext:value-type="string">
            <text:p>2TUWFRNLO</text:p>
          </table:table-cell>
          <table:table-cell office:value-type="string" calcext:value-type="string">
            <text:p>ywmbo4tdzkgwxwi</text:p>
          </table:table-cell>
          <table:table-cell table:formula="of:=CONCATENATE([.A9];&quot;;&quot;;[.B9];&quot;;&quot;;[.C9];&quot;;&quot;;[.D9];&quot;;&quot;;[.E9];&quot;;&quot;;[.F9])" office:value-type="string" office:string-value="9;Business;2;Emerson Marks;2TUWFRNLO;ywmbo4tdzkgwxwi" calcext:value-type="string">
            <text:p>9;Business;2;Emerson Marks;2TUWFRNLO;ywmbo4tdzkgwxw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ra Steele</text:p>
          </table:table-cell>
          <table:table-cell office:value-type="string" calcext:value-type="string">
            <text:p>19D1BXE4V</text:p>
          </table:table-cell>
          <table:table-cell office:value-type="string" calcext:value-type="string">
            <text:p>bgqztihklb5c17a</text:p>
          </table:table-cell>
          <table:table-cell table:formula="of:=CONCATENATE([.A10];&quot;;&quot;;[.B10];&quot;;&quot;;[.C10];&quot;;&quot;;[.D10];&quot;;&quot;;[.E10];&quot;;&quot;;[.F10])" office:value-type="string" office:string-value="10;Business;2;Mayra Steele;19D1BXE4V;bgqztihklb5c17a" calcext:value-type="string">
            <text:p>10;Business;2;Mayra Steele;19D1BXE4V;bgqztihklb5c17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di Goodwin</text:p>
          </table:table-cell>
          <table:table-cell office:value-type="string" calcext:value-type="string">
            <text:p>JN50G850Q</text:p>
          </table:table-cell>
          <table:table-cell office:value-type="string" calcext:value-type="string">
            <text:p>ib3iaw7ws5mrh8d</text:p>
          </table:table-cell>
          <table:table-cell table:formula="of:=CONCATENATE([.A11];&quot;;&quot;;[.B11];&quot;;&quot;;[.C11];&quot;;&quot;;[.D11];&quot;;&quot;;[.E11];&quot;;&quot;;[.F11])" office:value-type="string" office:string-value="11;Business;2;Jodi Goodwin;JN50G850Q;ib3iaw7ws5mrh8d" calcext:value-type="string">
            <text:p>11;Business;2;Jodi Goodwin;JN50G850Q;ib3iaw7ws5mrh8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cey Duarte</text:p>
          </table:table-cell>
          <table:table-cell office:value-type="string" calcext:value-type="string">
            <text:p>W45PH6KVS</text:p>
          </table:table-cell>
          <table:table-cell office:value-type="string" calcext:value-type="string">
            <text:p>cqr782jb9a4iptf</text:p>
          </table:table-cell>
          <table:table-cell table:formula="of:=CONCATENATE([.A12];&quot;;&quot;;[.B12];&quot;;&quot;;[.C12];&quot;;&quot;;[.D12];&quot;;&quot;;[.E12];&quot;;&quot;;[.F12])" office:value-type="string" office:string-value="12;Business;3;Tracey Duarte;W45PH6KVS;cqr782jb9a4iptf" calcext:value-type="string">
            <text:p>12;Business;3;Tracey Duarte;W45PH6KVS;cqr782jb9a4ipt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 Juarez</text:p>
          </table:table-cell>
          <table:table-cell office:value-type="string" calcext:value-type="string">
            <text:p>73618V9CA</text:p>
          </table:table-cell>
          <table:table-cell office:value-type="string" calcext:value-type="string">
            <text:p>nkil02w8alkrkkm</text:p>
          </table:table-cell>
          <table:table-cell table:formula="of:=CONCATENATE([.A13];&quot;;&quot;;[.B13];&quot;;&quot;;[.C13];&quot;;&quot;;[.D13];&quot;;&quot;;[.E13];&quot;;&quot;;[.F13])" office:value-type="string" office:string-value="13;Business;3;Gus Juarez;73618V9CA;nkil02w8alkrkkm" calcext:value-type="string">
            <text:p>13;Business;3;Gus Juarez;73618V9CA;nkil02w8alkrkk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cintosh</text:p>
          </table:table-cell>
          <table:table-cell office:value-type="string" calcext:value-type="string">
            <text:p>94DOCLPBH</text:p>
          </table:table-cell>
          <table:table-cell office:value-type="string" calcext:value-type="string">
            <text:p>y000vitkkknivur</text:p>
          </table:table-cell>
          <table:table-cell table:formula="of:=CONCATENATE([.A14];&quot;;&quot;;[.B14];&quot;;&quot;;[.C14];&quot;;&quot;;[.D14];&quot;;&quot;;[.E14];&quot;;&quot;;[.F14])" office:value-type="string" office:string-value="14;Business;3;Van Mcintosh;94DOCLPBH;y000vitkkknivur" calcext:value-type="string">
            <text:p>14;Business;3;Van Mcintosh;94DOCLPBH;y000vitkkknivu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win Mccann</text:p>
          </table:table-cell>
          <table:table-cell office:value-type="string" calcext:value-type="string">
            <text:p>8BWFQ0Q3K</text:p>
          </table:table-cell>
          <table:table-cell office:value-type="string" calcext:value-type="string">
            <text:p>0yieihqos0x77uu</text:p>
          </table:table-cell>
          <table:table-cell table:formula="of:=CONCATENATE([.A15];&quot;;&quot;;[.B15];&quot;;&quot;;[.C15];&quot;;&quot;;[.D15];&quot;;&quot;;[.E15];&quot;;&quot;;[.F15])" office:value-type="string" office:string-value="15;Business;2;Darwin Mccann;8BWFQ0Q3K;0yieihqos0x77uu" calcext:value-type="string">
            <text:p>15;Business;2;Darwin Mccann;8BWFQ0Q3K;0yieihqos0x77u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Sharp</text:p>
          </table:table-cell>
          <table:table-cell office:value-type="string" calcext:value-type="string">
            <text:p>8QRI1IKHQ</text:p>
          </table:table-cell>
          <table:table-cell office:value-type="string" calcext:value-type="string">
            <text:p>tzcfqdv5g4aefr3</text:p>
          </table:table-cell>
          <table:table-cell table:formula="of:=CONCATENATE([.A16];&quot;;&quot;;[.B16];&quot;;&quot;;[.C16];&quot;;&quot;;[.D16];&quot;;&quot;;[.E16];&quot;;&quot;;[.F16])" office:value-type="string" office:string-value="16;Business;3;Carolina Sharp;8QRI1IKHQ;tzcfqdv5g4aefr3" calcext:value-type="string">
            <text:p>16;Business;3;Carolina Sharp;8QRI1IKHQ;tzcfqdv5g4aefr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on Glover</text:p>
          </table:table-cell>
          <table:table-cell office:value-type="string" calcext:value-type="string">
            <text:p>7HFMGK50V</text:p>
          </table:table-cell>
          <table:table-cell office:value-type="string" calcext:value-type="string">
            <text:p>f28ohd7z4n4nftw</text:p>
          </table:table-cell>
          <table:table-cell table:formula="of:=CONCATENATE([.A17];&quot;;&quot;;[.B17];&quot;;&quot;;[.C17];&quot;;&quot;;[.D17];&quot;;&quot;;[.E17];&quot;;&quot;;[.F17])" office:value-type="string" office:string-value="17;Business;3;Daron Glover;7HFMGK50V;f28ohd7z4n4nftw" calcext:value-type="string">
            <text:p>17;Business;3;Daron Glover;7HFMGK50V;f28ohd7z4n4nft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tney Drake</text:p>
          </table:table-cell>
          <table:table-cell office:value-type="string" calcext:value-type="string">
            <text:p>S0149IJII</text:p>
          </table:table-cell>
          <table:table-cell office:value-type="string" calcext:value-type="string">
            <text:p>as7q5jpescqma4l</text:p>
          </table:table-cell>
          <table:table-cell table:formula="of:=CONCATENATE([.A18];&quot;;&quot;;[.B18];&quot;;&quot;;[.C18];&quot;;&quot;;[.D18];&quot;;&quot;;[.E18];&quot;;&quot;;[.F18])" office:value-type="string" office:string-value="18;Business;3;Britney Drake;S0149IJII;as7q5jpescqma4l" calcext:value-type="string">
            <text:p>18;Business;3;Britney Drake;S0149IJII;as7q5jpescqma4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antha Patrick</text:p>
          </table:table-cell>
          <table:table-cell office:value-type="string" calcext:value-type="string">
            <text:p>A6HU0BIFL</text:p>
          </table:table-cell>
          <table:table-cell office:value-type="string" calcext:value-type="string">
            <text:p>f7zph1r1zdn8fqq</text:p>
          </table:table-cell>
          <table:table-cell table:formula="of:=CONCATENATE([.A19];&quot;;&quot;;[.B19];&quot;;&quot;;[.C19];&quot;;&quot;;[.D19];&quot;;&quot;;[.E19];&quot;;&quot;;[.F19])" office:value-type="string" office:string-value="19;Business;2;Samantha Patrick;A6HU0BIFL;f7zph1r1zdn8fqq" calcext:value-type="string">
            <text:p>19;Business;2;Samantha Patrick;A6HU0BIFL;f7zph1r1zdn8fqq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nn Love</text:p>
          </table:table-cell>
          <table:table-cell office:value-type="string" calcext:value-type="string">
            <text:p>VY5MH4S99</text:p>
          </table:table-cell>
          <table:table-cell office:value-type="string" calcext:value-type="string">
            <text:p>g4f8bofrzwopszc</text:p>
          </table:table-cell>
          <table:table-cell table:formula="of:=CONCATENATE([.A20];&quot;;&quot;;[.B20];&quot;;&quot;;[.C20];&quot;;&quot;;[.D20];&quot;;&quot;;[.E20];&quot;;&quot;;[.F20])" office:value-type="string" office:string-value="20;Business;3;Quinn Love;VY5MH4S99;g4f8bofrzwopszc" calcext:value-type="string">
            <text:p>20;Business;3;Quinn Love;VY5MH4S99;g4f8bofrzwopsz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n Crosby</text:p>
          </table:table-cell>
          <table:table-cell office:value-type="string" calcext:value-type="string">
            <text:p>WJTMWESGG</text:p>
          </table:table-cell>
          <table:table-cell office:value-type="string" calcext:value-type="string">
            <text:p>zweaghgqu8c9obz</text:p>
          </table:table-cell>
          <table:table-cell table:formula="of:=CONCATENATE([.A21];&quot;;&quot;;[.B21];&quot;;&quot;;[.C21];&quot;;&quot;;[.D21];&quot;;&quot;;[.E21];&quot;;&quot;;[.F21])" office:value-type="string" office:string-value="21;Business;2;Marian Crosby;WJTMWESGG;zweaghgqu8c9obz" calcext:value-type="string">
            <text:p>21;Business;2;Marian Crosby;WJTMWESGG;zweaghgqu8c9ob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lph Villa</text:p>
          </table:table-cell>
          <table:table-cell office:value-type="string" calcext:value-type="string">
            <text:p>OP63BB68D</text:p>
          </table:table-cell>
          <table:table-cell office:value-type="string" calcext:value-type="string">
            <text:p>dyxgi0zp4l0cwuq</text:p>
          </table:table-cell>
          <table:table-cell table:formula="of:=CONCATENATE([.A22];&quot;;&quot;;[.B22];&quot;;&quot;;[.C22];&quot;;&quot;;[.D22];&quot;;&quot;;[.E22];&quot;;&quot;;[.F22])" office:value-type="string" office:string-value="22;Business;3;Adolph Villa;OP63BB68D;dyxgi0zp4l0cwuq" calcext:value-type="string">
            <text:p>22;Business;3;Adolph Villa;OP63BB68D;dyxgi0zp4l0cwuq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dan Proctor</text:p>
          </table:table-cell>
          <table:table-cell office:value-type="string" calcext:value-type="string">
            <text:p>GK68LOCU3</text:p>
          </table:table-cell>
          <table:table-cell office:value-type="string" calcext:value-type="string">
            <text:p>vf33uxrshphsezm</text:p>
          </table:table-cell>
          <table:table-cell table:formula="of:=CONCATENATE([.A23];&quot;;&quot;;[.B23];&quot;;&quot;;[.C23];&quot;;&quot;;[.D23];&quot;;&quot;;[.E23];&quot;;&quot;;[.F23])" office:value-type="string" office:string-value="23;Business;2;Jordan Proctor;GK68LOCU3;vf33uxrshphsezm" calcext:value-type="string">
            <text:p>23;Business;2;Jordan Proctor;GK68LOCU3;vf33uxrshphsez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y Macias</text:p>
          </table:table-cell>
          <table:table-cell office:value-type="string" calcext:value-type="string">
            <text:p>4BSF9V0EZ</text:p>
          </table:table-cell>
          <table:table-cell office:value-type="string" calcext:value-type="string">
            <text:p>6k90nagu4m6ci7t</text:p>
          </table:table-cell>
          <table:table-cell table:formula="of:=CONCATENATE([.A24];&quot;;&quot;;[.B24];&quot;;&quot;;[.C24];&quot;;&quot;;[.D24];&quot;;&quot;;[.E24];&quot;;&quot;;[.F24])" office:value-type="string" office:string-value="24;Business;2;Joy Macias;4BSF9V0EZ;6k90nagu4m6ci7t" calcext:value-type="string">
            <text:p>24;Business;2;Joy Macias;4BSF9V0EZ;6k90nagu4m6ci7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dell Hahn</text:p>
          </table:table-cell>
          <table:table-cell office:value-type="string" calcext:value-type="string">
            <text:p>CTP1VVQHW</text:p>
          </table:table-cell>
          <table:table-cell office:value-type="string" calcext:value-type="string">
            <text:p>51672frdk8qsujk</text:p>
          </table:table-cell>
          <table:table-cell table:formula="of:=CONCATENATE([.A25];&quot;;&quot;;[.B25];&quot;;&quot;;[.C25];&quot;;&quot;;[.D25];&quot;;&quot;;[.E25];&quot;;&quot;;[.F25])" office:value-type="string" office:string-value="25;Business;2;Cordell Hahn;CTP1VVQHW;51672frdk8qsujk" calcext:value-type="string">
            <text:p>25;Business;2;Cordell Hahn;CTP1VVQHW;51672frdk8qsuj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re Hurley</text:p>
          </table:table-cell>
          <table:table-cell office:value-type="string" calcext:value-type="string">
            <text:p>ZDTVA0QO0</text:p>
          </table:table-cell>
          <table:table-cell office:value-type="string" calcext:value-type="string">
            <text:p>f7t71qik0zyyczx</text:p>
          </table:table-cell>
          <table:table-cell table:formula="of:=CONCATENATE([.A26];&quot;;&quot;;[.B26];&quot;;&quot;;[.C26];&quot;;&quot;;[.D26];&quot;;&quot;;[.E26];&quot;;&quot;;[.F26])" office:value-type="string" office:string-value="26;Business;2;Pierre Hurley;ZDTVA0QO0;f7t71qik0zyyczx" calcext:value-type="string">
            <text:p>26;Business;2;Pierre Hurley;ZDTVA0QO0;f7t71qik0zyycz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adine Powell</text:p>
          </table:table-cell>
          <table:table-cell office:value-type="string" calcext:value-type="string">
            <text:p>JKEUK5AHI</text:p>
          </table:table-cell>
          <table:table-cell office:value-type="string" calcext:value-type="string">
            <text:p>6b96c30tnx71wo8</text:p>
          </table:table-cell>
          <table:table-cell table:formula="of:=CONCATENATE([.A27];&quot;;&quot;;[.B27];&quot;;&quot;;[.C27];&quot;;&quot;;[.D27];&quot;;&quot;;[.E27];&quot;;&quot;;[.F27])" office:value-type="string" office:string-value="27;Business;3;Bernadine Powell;JKEUK5AHI;6b96c30tnx71wo8" calcext:value-type="string">
            <text:p>27;Business;3;Bernadine Powell;JKEUK5AHI;6b96c30tnx71wo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y Simpson</text:p>
          </table:table-cell>
          <table:table-cell office:value-type="string" calcext:value-type="string">
            <text:p>U6U7E8S6C</text:p>
          </table:table-cell>
          <table:table-cell office:value-type="string" calcext:value-type="string">
            <text:p>4uh3cmqat91nrnr</text:p>
          </table:table-cell>
          <table:table-cell table:formula="of:=CONCATENATE([.A28];&quot;;&quot;;[.B28];&quot;;&quot;;[.C28];&quot;;&quot;;[.D28];&quot;;&quot;;[.E28];&quot;;&quot;;[.F28])" office:value-type="string" office:string-value="28;Business;2;Jamey Simpson;U6U7E8S6C;4uh3cmqat91nrnr" calcext:value-type="string">
            <text:p>28;Business;2;Jamey Simpson;U6U7E8S6C;4uh3cmqat91nrn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ne Dawson</text:p>
          </table:table-cell>
          <table:table-cell office:value-type="string" calcext:value-type="string">
            <text:p>8A9S3F2OC</text:p>
          </table:table-cell>
          <table:table-cell office:value-type="string" calcext:value-type="string">
            <text:p>eiwirsy1vv8zdc8</text:p>
          </table:table-cell>
          <table:table-cell table:formula="of:=CONCATENATE([.A29];&quot;;&quot;;[.B29];&quot;;&quot;;[.C29];&quot;;&quot;;[.D29];&quot;;&quot;;[.E29];&quot;;&quot;;[.F29])" office:value-type="string" office:string-value="29;Business;2;Corine Dawson;8A9S3F2OC;eiwirsy1vv8zdc8" calcext:value-type="string">
            <text:p>29;Business;2;Corine Dawson;8A9S3F2OC;eiwirsy1vv8zdc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t Becker</text:p>
          </table:table-cell>
          <table:table-cell office:value-type="string" calcext:value-type="string">
            <text:p>JGDJ4DLOR</text:p>
          </table:table-cell>
          <table:table-cell office:value-type="string" calcext:value-type="string">
            <text:p>sxh51r5wl9544mi</text:p>
          </table:table-cell>
          <table:table-cell table:formula="of:=CONCATENATE([.A30];&quot;;&quot;;[.B30];&quot;;&quot;;[.C30];&quot;;&quot;;[.D30];&quot;;&quot;;[.E30];&quot;;&quot;;[.F30])" office:value-type="string" office:string-value="30;Business;3;Grant Becker;JGDJ4DLOR;sxh51r5wl9544mi" calcext:value-type="string">
            <text:p>30;Business;3;Grant Becker;JGDJ4DLOR;sxh51r5wl9544m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anne Sawyer</text:p>
          </table:table-cell>
          <table:table-cell office:value-type="string" calcext:value-type="string">
            <text:p>NVVLGL6PY</text:p>
          </table:table-cell>
          <table:table-cell office:value-type="string" calcext:value-type="string">
            <text:p>rf3b8uyx7kw1mxm</text:p>
          </table:table-cell>
          <table:table-cell table:formula="of:=CONCATENATE([.A31];&quot;;&quot;;[.B31];&quot;;&quot;;[.C31];&quot;;&quot;;[.D31];&quot;;&quot;;[.E31];&quot;;&quot;;[.F31])" office:value-type="string" office:string-value="31;Business;2;Jeanne Sawyer;NVVLGL6PY;rf3b8uyx7kw1mxm" calcext:value-type="string">
            <text:p>31;Business;2;Jeanne Sawyer;NVVLGL6PY;rf3b8uyx7kw1mx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vin Hunt</text:p>
          </table:table-cell>
          <table:table-cell office:value-type="string" calcext:value-type="string">
            <text:p>99Q0PPE8L</text:p>
          </table:table-cell>
          <table:table-cell office:value-type="string" calcext:value-type="string">
            <text:p>hnpizhtoehz6isf</text:p>
          </table:table-cell>
          <table:table-cell table:formula="of:=CONCATENATE([.A32];&quot;;&quot;;[.B32];&quot;;&quot;;[.C32];&quot;;&quot;;[.D32];&quot;;&quot;;[.E32];&quot;;&quot;;[.F32])" office:value-type="string" office:string-value="32;Business;2;Elvin Hunt;99Q0PPE8L;hnpizhtoehz6isf" calcext:value-type="string">
            <text:p>32;Business;2;Elvin Hunt;99Q0PPE8L;hnpizhtoehz6is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y Nguyen</text:p>
          </table:table-cell>
          <table:table-cell office:value-type="string" calcext:value-type="string">
            <text:p>0R617US8Y</text:p>
          </table:table-cell>
          <table:table-cell office:value-type="string" calcext:value-type="string">
            <text:p>erp9ql9ob0a3ygt</text:p>
          </table:table-cell>
          <table:table-cell table:formula="of:=CONCATENATE([.A33];&quot;;&quot;;[.B33];&quot;;&quot;;[.C33];&quot;;&quot;;[.D33];&quot;;&quot;;[.E33];&quot;;&quot;;[.F33])" office:value-type="string" office:string-value="33;Business;2;Misty Nguyen;0R617US8Y;erp9ql9ob0a3ygt" calcext:value-type="string">
            <text:p>33;Business;2;Misty Nguyen;0R617US8Y;erp9ql9ob0a3yg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ra Mason</text:p>
          </table:table-cell>
          <table:table-cell office:value-type="string" calcext:value-type="string">
            <text:p>H7WACJGFG</text:p>
          </table:table-cell>
          <table:table-cell office:value-type="string" calcext:value-type="string">
            <text:p>spd8mpx6w6h7v9r</text:p>
          </table:table-cell>
          <table:table-cell table:formula="of:=CONCATENATE([.A34];&quot;;&quot;;[.B34];&quot;;&quot;;[.C34];&quot;;&quot;;[.D34];&quot;;&quot;;[.E34];&quot;;&quot;;[.F34])" office:value-type="string" office:string-value="34;Business;3;Debra Mason;H7WACJGFG;spd8mpx6w6h7v9r" calcext:value-type="string">
            <text:p>34;Business;3;Debra Mason;H7WACJGFG;spd8mpx6w6h7v9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e Carney</text:p>
          </table:table-cell>
          <table:table-cell office:value-type="string" calcext:value-type="string">
            <text:p>MZE18AXF0</text:p>
          </table:table-cell>
          <table:table-cell office:value-type="string" calcext:value-type="string">
            <text:p>8otv3glxrcxdx1h</text:p>
          </table:table-cell>
          <table:table-cell table:formula="of:=CONCATENATE([.A35];&quot;;&quot;;[.B35];&quot;;&quot;;[.C35];&quot;;&quot;;[.D35];&quot;;&quot;;[.E35];&quot;;&quot;;[.F35])" office:value-type="string" office:string-value="35;Business;2;Noe Carney;MZE18AXF0;8otv3glxrcxdx1h" calcext:value-type="string">
            <text:p>35;Business;2;Noe Carney;MZE18AXF0;8otv3glxrcxdx1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ndro Gillespie</text:p>
          </table:table-cell>
          <table:table-cell office:value-type="string" calcext:value-type="string">
            <text:p>FFWBFLDPV</text:p>
          </table:table-cell>
          <table:table-cell office:value-type="string" calcext:value-type="string">
            <text:p>jnkdjo12lmebz3c</text:p>
          </table:table-cell>
          <table:table-cell table:formula="of:=CONCATENATE([.A36];&quot;;&quot;;[.B36];&quot;;&quot;;[.C36];&quot;;&quot;;[.D36];&quot;;&quot;;[.E36];&quot;;&quot;;[.F36])" office:value-type="string" office:string-value="36;Business;3;Leandro Gillespie;FFWBFLDPV;jnkdjo12lmebz3c" calcext:value-type="string">
            <text:p>36;Business;3;Leandro Gillespie;FFWBFLDPV;jnkdjo12lmebz3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inda Jennings</text:p>
          </table:table-cell>
          <table:table-cell office:value-type="string" calcext:value-type="string">
            <text:p>NA06OJVUW</text:p>
          </table:table-cell>
          <table:table-cell office:value-type="string" calcext:value-type="string">
            <text:p>hqvn67c30fs7rea</text:p>
          </table:table-cell>
          <table:table-cell table:formula="of:=CONCATENATE([.A37];&quot;;&quot;;[.B37];&quot;;&quot;;[.C37];&quot;;&quot;;[.D37];&quot;;&quot;;[.E37];&quot;;&quot;;[.F37])" office:value-type="string" office:string-value="37;Business;2;Malinda Jennings;NA06OJVUW;hqvn67c30fs7rea" calcext:value-type="string">
            <text:p>37;Business;2;Malinda Jennings;NA06OJVUW;hqvn67c30fs7re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ren Wu</text:p>
          </table:table-cell>
          <table:table-cell office:value-type="string" calcext:value-type="string">
            <text:p>RK69JQFC8</text:p>
          </table:table-cell>
          <table:table-cell office:value-type="string" calcext:value-type="string">
            <text:p>99x4z636eqbqonk</text:p>
          </table:table-cell>
          <table:table-cell table:formula="of:=CONCATENATE([.A38];&quot;;&quot;;[.B38];&quot;;&quot;;[.C38];&quot;;&quot;;[.D38];&quot;;&quot;;[.E38];&quot;;&quot;;[.F38])" office:value-type="string" office:string-value="38;Business;2;Loren Wu;RK69JQFC8;99x4z636eqbqonk" calcext:value-type="string">
            <text:p>38;Business;2;Loren Wu;RK69JQFC8;99x4z636eqbqon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sac Frederick</text:p>
          </table:table-cell>
          <table:table-cell office:value-type="string" calcext:value-type="string">
            <text:p>J1MA51UL3</text:p>
          </table:table-cell>
          <table:table-cell office:value-type="string" calcext:value-type="string">
            <text:p>av27y2bny4qxzei</text:p>
          </table:table-cell>
          <table:table-cell table:formula="of:=CONCATENATE([.A39];&quot;;&quot;;[.B39];&quot;;&quot;;[.C39];&quot;;&quot;;[.D39];&quot;;&quot;;[.E39];&quot;;&quot;;[.F39])" office:value-type="string" office:string-value="39;Business;3;Issac Frederick;J1MA51UL3;av27y2bny4qxzei" calcext:value-type="string">
            <text:p>39;Business;3;Issac Frederick;J1MA51UL3;av27y2bny4qxze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tt Key</text:p>
          </table:table-cell>
          <table:table-cell office:value-type="string" calcext:value-type="string">
            <text:p>P4HSHJIKF</text:p>
          </table:table-cell>
          <table:table-cell office:value-type="string" calcext:value-type="string">
            <text:p>a3tr14or0slxuak</text:p>
          </table:table-cell>
          <table:table-cell table:formula="of:=CONCATENATE([.A40];&quot;;&quot;;[.B40];&quot;;&quot;;[.C40];&quot;;&quot;;[.D40];&quot;;&quot;;[.E40];&quot;;&quot;;[.F40])" office:value-type="string" office:string-value="40;Business;3;Britt Key;P4HSHJIKF;a3tr14or0slxuak" calcext:value-type="string">
            <text:p>40;Business;3;Britt Key;P4HSHJIKF;a3tr14or0slxua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onel Kirby</text:p>
          </table:table-cell>
          <table:table-cell office:value-type="string" calcext:value-type="string">
            <text:p>VO7P6Q7X7</text:p>
          </table:table-cell>
          <table:table-cell office:value-type="string" calcext:value-type="string">
            <text:p>h5mg4zb4ow7wg3t</text:p>
          </table:table-cell>
          <table:table-cell table:formula="of:=CONCATENATE([.A41];&quot;;&quot;;[.B41];&quot;;&quot;;[.C41];&quot;;&quot;;[.D41];&quot;;&quot;;[.E41];&quot;;&quot;;[.F41])" office:value-type="string" office:string-value="41;Business;2;Lionel Kirby;VO7P6Q7X7;h5mg4zb4ow7wg3t" calcext:value-type="string">
            <text:p>41;Business;2;Lionel Kirby;VO7P6Q7X7;h5mg4zb4ow7wg3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oise Mccarty</text:p>
          </table:table-cell>
          <table:table-cell office:value-type="string" calcext:value-type="string">
            <text:p>05HP58YH8</text:p>
          </table:table-cell>
          <table:table-cell office:value-type="string" calcext:value-type="string">
            <text:p>u4gvir03h8p1crj</text:p>
          </table:table-cell>
          <table:table-cell table:formula="of:=CONCATENATE([.A42];&quot;;&quot;;[.B42];&quot;;&quot;;[.C42];&quot;;&quot;;[.D42];&quot;;&quot;;[.E42];&quot;;&quot;;[.F42])" office:value-type="string" office:string-value="42;Business;3;Eloise Mccarty;05HP58YH8;u4gvir03h8p1crj" calcext:value-type="string">
            <text:p>42;Business;3;Eloise Mccarty;05HP58YH8;u4gvir03h8p1crj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phen Sampson</text:p>
          </table:table-cell>
          <table:table-cell office:value-type="string" calcext:value-type="string">
            <text:p>RAG2F9MDD</text:p>
          </table:table-cell>
          <table:table-cell office:value-type="string" calcext:value-type="string">
            <text:p>fuz2y3chqj92wt4</text:p>
          </table:table-cell>
          <table:table-cell table:formula="of:=CONCATENATE([.A43];&quot;;&quot;;[.B43];&quot;;&quot;;[.C43];&quot;;&quot;;[.D43];&quot;;&quot;;[.E43];&quot;;&quot;;[.F43])" office:value-type="string" office:string-value="43;Business;3;Stephen Sampson;RAG2F9MDD;fuz2y3chqj92wt4" calcext:value-type="string">
            <text:p>43;Business;3;Stephen Sampson;RAG2F9MDD;fuz2y3chqj92wt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ie Espinoza</text:p>
          </table:table-cell>
          <table:table-cell office:value-type="string" calcext:value-type="string">
            <text:p>CTEZYD6ZB</text:p>
          </table:table-cell>
          <table:table-cell office:value-type="string" calcext:value-type="string">
            <text:p>4wypuxuermqnitv</text:p>
          </table:table-cell>
          <table:table-cell table:formula="of:=CONCATENATE([.A44];&quot;;&quot;;[.B44];&quot;;&quot;;[.C44];&quot;;&quot;;[.D44];&quot;;&quot;;[.E44];&quot;;&quot;;[.F44])" office:value-type="string" office:string-value="44;Business;3;Jamie Espinoza;CTEZYD6ZB;4wypuxuermqnitv" calcext:value-type="string">
            <text:p>44;Business;3;Jamie Espinoza;CTEZYD6ZB;4wypuxuermqnitv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l Trujillo</text:p>
          </table:table-cell>
          <table:table-cell office:value-type="string" calcext:value-type="string">
            <text:p>7RRYGMB05</text:p>
          </table:table-cell>
          <table:table-cell office:value-type="string" calcext:value-type="string">
            <text:p>uqaqer6798184ti</text:p>
          </table:table-cell>
          <table:table-cell table:formula="of:=CONCATENATE([.A45];&quot;;&quot;;[.B45];&quot;;&quot;;[.C45];&quot;;&quot;;[.D45];&quot;;&quot;;[.E45];&quot;;&quot;;[.F45])" office:value-type="string" office:string-value="45;Business;3;Bill Trujillo;7RRYGMB05;uqaqer6798184ti" calcext:value-type="string">
            <text:p>45;Business;3;Bill Trujillo;7RRYGMB05;uqaqer6798184t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cy Galloway</text:p>
          </table:table-cell>
          <table:table-cell office:value-type="string" calcext:value-type="string">
            <text:p>FBSL9YHSU</text:p>
          </table:table-cell>
          <table:table-cell office:value-type="string" calcext:value-type="string">
            <text:p>d8rn48xx55pztar</text:p>
          </table:table-cell>
          <table:table-cell table:formula="of:=CONCATENATE([.A46];&quot;;&quot;;[.B46];&quot;;&quot;;[.C46];&quot;;&quot;;[.D46];&quot;;&quot;;[.E46];&quot;;&quot;;[.F46])" office:value-type="string" office:string-value="46;Business;3;Lacy Galloway;FBSL9YHSU;d8rn48xx55pztar" calcext:value-type="string">
            <text:p>46;Business;3;Lacy Galloway;FBSL9YHSU;d8rn48xx55pzta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n Maddox</text:p>
          </table:table-cell>
          <table:table-cell office:value-type="string" calcext:value-type="string">
            <text:p>1XGKASTS3</text:p>
          </table:table-cell>
          <table:table-cell office:value-type="string" calcext:value-type="string">
            <text:p>tln26k4zxkm4kik</text:p>
          </table:table-cell>
          <table:table-cell table:formula="of:=CONCATENATE([.A47];&quot;;&quot;;[.B47];&quot;;&quot;;[.C47];&quot;;&quot;;[.D47];&quot;;&quot;;[.E47];&quot;;&quot;;[.F47])" office:value-type="string" office:string-value="47;Business;2;Erin Maddox;1XGKASTS3;tln26k4zxkm4kik" calcext:value-type="string">
            <text:p>47;Business;2;Erin Maddox;1XGKASTS3;tln26k4zxkm4ki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si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anette Mcdaniel</text:p>
          </table:table-cell>
          <table:table-cell office:value-type="string" calcext:value-type="string">
            <text:p>GSZQV7M7K</text:p>
          </table:table-cell>
          <table:table-cell office:value-type="string" calcext:value-type="string">
            <text:p>q2qos167tcggmr7</text:p>
          </table:table-cell>
          <table:table-cell table:formula="of:=CONCATENATE([.A48];&quot;;&quot;;[.B48];&quot;;&quot;;[.C48];&quot;;&quot;;[.D48];&quot;;&quot;;[.E48];&quot;;&quot;;[.F48])" office:value-type="string" office:string-value="48;Business;2;Jeanette Mcdaniel;GSZQV7M7K;q2qos167tcggmr7" calcext:value-type="string">
            <text:p>48;Business;2;Jeanette Mcdaniel;GSZQV7M7K;q2qos167tcggmr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eb Michael</text:p>
          </table:table-cell>
          <table:table-cell office:value-type="string" calcext:value-type="string">
            <text:p>67GJED9UT</text:p>
          </table:table-cell>
          <table:table-cell office:value-type="string" calcext:value-type="string">
            <text:p>5w216xa2mmcgwtg</text:p>
          </table:table-cell>
          <table:table-cell table:formula="of:=CONCATENATE([.A49];&quot;;&quot;;[.B49];&quot;;&quot;;[.C49];&quot;;&quot;;[.D49];&quot;;&quot;;[.E49];&quot;;&quot;;[.F49])" office:value-type="string" office:string-value="49;Premium Economy;1;Caleb Michael;67GJED9UT;5w216xa2mmcgwtg" calcext:value-type="string">
            <text:p>49;Premium Economy;1;Caleb Michael;67GJED9UT;5w216xa2mmcgwt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 Jackson</text:p>
          </table:table-cell>
          <table:table-cell office:value-type="string" calcext:value-type="string">
            <text:p>5CJ4Q2B83</text:p>
          </table:table-cell>
          <table:table-cell office:value-type="string" calcext:value-type="string">
            <text:p>jn7gfq68upqrx05</text:p>
          </table:table-cell>
          <table:table-cell table:formula="of:=CONCATENATE([.A50];&quot;;&quot;;[.B50];&quot;;&quot;;[.C50];&quot;;&quot;;[.D50];&quot;;&quot;;[.E50];&quot;;&quot;;[.F50])" office:value-type="string" office:string-value="50;Premium Economy;1;Jean Jackson;5CJ4Q2B83;jn7gfq68upqrx05" calcext:value-type="string">
            <text:p>50;Premium Economy;1;Jean Jackson;5CJ4Q2B83;jn7gfq68upqrx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ina Nicholson</text:p>
          </table:table-cell>
          <table:table-cell office:value-type="string" calcext:value-type="string">
            <text:p>D9IMQA6G5</text:p>
          </table:table-cell>
          <table:table-cell office:value-type="string" calcext:value-type="string">
            <text:p>mwxhn3mx7wejs1d</text:p>
          </table:table-cell>
          <table:table-cell table:formula="of:=CONCATENATE([.A51];&quot;;&quot;;[.B51];&quot;;&quot;;[.C51];&quot;;&quot;;[.D51];&quot;;&quot;;[.E51];&quot;;&quot;;[.F51])" office:value-type="string" office:string-value="51;Premium Economy;1;Angelina Nicholson;D9IMQA6G5;mwxhn3mx7wejs1d" calcext:value-type="string">
            <text:p>51;Premium Economy;1;Angelina Nicholson;D9IMQA6G5;mwxhn3mx7wejs1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lsea Sims</text:p>
          </table:table-cell>
          <table:table-cell office:value-type="string" calcext:value-type="string">
            <text:p>UB5RYEP9Q</text:p>
          </table:table-cell>
          <table:table-cell office:value-type="string" calcext:value-type="string">
            <text:p>p4m1yanloes9tsz</text:p>
          </table:table-cell>
          <table:table-cell table:formula="of:=CONCATENATE([.A52];&quot;;&quot;;[.B52];&quot;;&quot;;[.C52];&quot;;&quot;;[.D52];&quot;;&quot;;[.E52];&quot;;&quot;;[.F52])" office:value-type="string" office:string-value="52;Premium Economy;1;Chelsea Sims;UB5RYEP9Q;p4m1yanloes9tsz" calcext:value-type="string">
            <text:p>52;Premium Economy;1;Chelsea Sims;UB5RYEP9Q;p4m1yanloes9ts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o Shannon</text:p>
          </table:table-cell>
          <table:table-cell office:value-type="string" calcext:value-type="string">
            <text:p>XV41K7L7U</text:p>
          </table:table-cell>
          <table:table-cell office:value-type="string" calcext:value-type="string">
            <text:p>7ag7ahxbnpsef8i</text:p>
          </table:table-cell>
          <table:table-cell table:formula="of:=CONCATENATE([.A53];&quot;;&quot;;[.B53];&quot;;&quot;;[.C53];&quot;;&quot;;[.D53];&quot;;&quot;;[.E53];&quot;;&quot;;[.F53])" office:value-type="string" office:string-value="53;Premium Economy;2;Gilberto Shannon;XV41K7L7U;7ag7ahxbnpsef8i" calcext:value-type="string">
            <text:p>53;Premium Economy;2;Gilberto Shannon;XV41K7L7U;7ag7ahxbnpsef8i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y Clay</text:p>
          </table:table-cell>
          <table:table-cell office:value-type="string" calcext:value-type="string">
            <text:p>V0VYJR5LA</text:p>
          </table:table-cell>
          <table:table-cell office:value-type="string" calcext:value-type="string">
            <text:p>hh55z89nrs4f1i7</text:p>
          </table:table-cell>
          <table:table-cell table:formula="of:=CONCATENATE([.A54];&quot;;&quot;;[.B54];&quot;;&quot;;[.C54];&quot;;&quot;;[.D54];&quot;;&quot;;[.E54];&quot;;&quot;;[.F54])" office:value-type="string" office:string-value="54;Premium Economy;1;Candy Clay;V0VYJR5LA;hh55z89nrs4f1i7" calcext:value-type="string">
            <text:p>54;Premium Economy;1;Candy Clay;V0VYJR5LA;hh55z89nrs4f1i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 Goodwin</text:p>
          </table:table-cell>
          <table:table-cell office:value-type="string" calcext:value-type="string">
            <text:p>6G5M3L35H</text:p>
          </table:table-cell>
          <table:table-cell office:value-type="string" calcext:value-type="string">
            <text:p>ce5km8yiq2hmryu</text:p>
          </table:table-cell>
          <table:table-cell table:formula="of:=CONCATENATE([.A55];&quot;;&quot;;[.B55];&quot;;&quot;;[.C55];&quot;;&quot;;[.D55];&quot;;&quot;;[.E55];&quot;;&quot;;[.F55])" office:value-type="string" office:string-value="55;Premium Economy;1;George Goodwin;6G5M3L35H;ce5km8yiq2hmryu" calcext:value-type="string">
            <text:p>55;Premium Economy;1;George Goodwin;6G5M3L35H;ce5km8yiq2hmryu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una Ortiz</text:p>
          </table:table-cell>
          <table:table-cell office:value-type="string" calcext:value-type="string">
            <text:p>71YPL8H5V</text:p>
          </table:table-cell>
          <table:table-cell office:value-type="string" calcext:value-type="string">
            <text:p>a66nm06cwkpran1</text:p>
          </table:table-cell>
          <table:table-cell table:formula="of:=CONCATENATE([.A56];&quot;;&quot;;[.B56];&quot;;&quot;;[.C56];&quot;;&quot;;[.D56];&quot;;&quot;;[.E56];&quot;;&quot;;[.F56])" office:value-type="string" office:string-value="56;Premium Economy;2;Shauna Ortiz;71YPL8H5V;a66nm06cwkpran1" calcext:value-type="string">
            <text:p>56;Premium Economy;2;Shauna Ortiz;71YPL8H5V;a66nm06cwkpran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 Harper</text:p>
          </table:table-cell>
          <table:table-cell office:value-type="string" calcext:value-type="string">
            <text:p>AJQ9D2J8J</text:p>
          </table:table-cell>
          <table:table-cell office:value-type="string" calcext:value-type="string">
            <text:p>pny1195v2o671j6</text:p>
          </table:table-cell>
          <table:table-cell table:formula="of:=CONCATENATE([.A57];&quot;;&quot;;[.B57];&quot;;&quot;;[.C57];&quot;;&quot;;[.D57];&quot;;&quot;;[.E57];&quot;;&quot;;[.F57])" office:value-type="string" office:string-value="57;Premium Economy;1;Marco Harper;AJQ9D2J8J;pny1195v2o671j6" calcext:value-type="string">
            <text:p>57;Premium Economy;1;Marco Harper;AJQ9D2J8J;pny1195v2o671j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ario Mcmahon</text:p>
          </table:table-cell>
          <table:table-cell office:value-type="string" calcext:value-type="string">
            <text:p>BQTSNCF6R</text:p>
          </table:table-cell>
          <table:table-cell office:value-type="string" calcext:value-type="string">
            <text:p>0w2y8p6sdl8tvbt</text:p>
          </table:table-cell>
          <table:table-cell table:formula="of:=CONCATENATE([.A58];&quot;;&quot;;[.B58];&quot;;&quot;;[.C58];&quot;;&quot;;[.D58];&quot;;&quot;;[.E58];&quot;;&quot;;[.F58])" office:value-type="string" office:string-value="58;Premium Economy;2;Hilario Mcmahon;BQTSNCF6R;0w2y8p6sdl8tvbt" calcext:value-type="string">
            <text:p>58;Premium Economy;2;Hilario Mcmahon;BQTSNCF6R;0w2y8p6sdl8tvb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nie Bray</text:p>
          </table:table-cell>
          <table:table-cell office:value-type="string" calcext:value-type="string">
            <text:p>J2FR59JOW</text:p>
          </table:table-cell>
          <table:table-cell office:value-type="string" calcext:value-type="string">
            <text:p>9m4zqfwf4bqi8tu</text:p>
          </table:table-cell>
          <table:table-cell table:formula="of:=CONCATENATE([.A59];&quot;;&quot;;[.B59];&quot;;&quot;;[.C59];&quot;;&quot;;[.D59];&quot;;&quot;;[.E59];&quot;;&quot;;[.F59])" office:value-type="string" office:string-value="59;Premium Economy;1;Bennie Bray;J2FR59JOW;9m4zqfwf4bqi8tu" calcext:value-type="string">
            <text:p>59;Premium Economy;1;Bennie Bray;J2FR59JOW;9m4zqfwf4bqi8tu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Mccall</text:p>
          </table:table-cell>
          <table:table-cell office:value-type="string" calcext:value-type="string">
            <text:p>UOEQVB6FU</text:p>
          </table:table-cell>
          <table:table-cell office:value-type="string" calcext:value-type="string">
            <text:p>zj4gmh3eb9kverp</text:p>
          </table:table-cell>
          <table:table-cell table:formula="of:=CONCATENATE([.A60];&quot;;&quot;;[.B60];&quot;;&quot;;[.C60];&quot;;&quot;;[.D60];&quot;;&quot;;[.E60];&quot;;&quot;;[.F60])" office:value-type="string" office:string-value="60;Premium Economy;1;Santos Mccall;UOEQVB6FU;zj4gmh3eb9kverp" calcext:value-type="string">
            <text:p>60;Premium Economy;1;Santos Mccall;UOEQVB6FU;zj4gmh3eb9kver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mie Saunders</text:p>
          </table:table-cell>
          <table:table-cell office:value-type="string" calcext:value-type="string">
            <text:p>BLA514C25</text:p>
          </table:table-cell>
          <table:table-cell office:value-type="string" calcext:value-type="string">
            <text:p>trwy5pev3y4x381</text:p>
          </table:table-cell>
          <table:table-cell table:formula="of:=CONCATENATE([.A61];&quot;;&quot;;[.B61];&quot;;&quot;;[.C61];&quot;;&quot;;[.D61];&quot;;&quot;;[.E61];&quot;;&quot;;[.F61])" office:value-type="string" office:string-value="61;Premium Economy;2;Tammie Saunders;BLA514C25;trwy5pev3y4x381" calcext:value-type="string">
            <text:p>61;Premium Economy;2;Tammie Saunders;BLA514C25;trwy5pev3y4x3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es Molina</text:p>
          </table:table-cell>
          <table:table-cell office:value-type="string" calcext:value-type="string">
            <text:p>9CBY6I97S</text:p>
          </table:table-cell>
          <table:table-cell office:value-type="string" calcext:value-type="string">
            <text:p>14363noeukllab7</text:p>
          </table:table-cell>
          <table:table-cell table:formula="of:=CONCATENATE([.A62];&quot;;&quot;;[.B62];&quot;;&quot;;[.C62];&quot;;&quot;;[.D62];&quot;;&quot;;[.E62];&quot;;&quot;;[.F62])" office:value-type="string" office:string-value="62;Premium Economy;1;Jules Molina;9CBY6I97S;14363noeukllab7" calcext:value-type="string">
            <text:p>62;Premium Economy;1;Jules Molina;9CBY6I97S;14363noeukllab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dy Huffman</text:p>
          </table:table-cell>
          <table:table-cell office:value-type="string" calcext:value-type="string">
            <text:p>81D6BQ3QY</text:p>
          </table:table-cell>
          <table:table-cell office:value-type="string" calcext:value-type="string">
            <text:p>farwq36g7jq3vxn</text:p>
          </table:table-cell>
          <table:table-cell table:formula="of:=CONCATENATE([.A63];&quot;;&quot;;[.B63];&quot;;&quot;;[.C63];&quot;;&quot;;[.D63];&quot;;&quot;;[.E63];&quot;;&quot;;[.F63])" office:value-type="string" office:string-value="63;Premium Economy;2;Eddy Huffman;81D6BQ3QY;farwq36g7jq3vxn" calcext:value-type="string">
            <text:p>63;Premium Economy;2;Eddy Huffman;81D6BQ3QY;farwq36g7jq3vx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cy Sherman</text:p>
          </table:table-cell>
          <table:table-cell office:value-type="string" calcext:value-type="string">
            <text:p>7OYEP2K8Z</text:p>
          </table:table-cell>
          <table:table-cell office:value-type="string" calcext:value-type="string">
            <text:p>ccjwf639o4twzc0</text:p>
          </table:table-cell>
          <table:table-cell table:formula="of:=CONCATENATE([.A64];&quot;;&quot;;[.B64];&quot;;&quot;;[.C64];&quot;;&quot;;[.D64];&quot;;&quot;;[.E64];&quot;;&quot;;[.F64])" office:value-type="string" office:string-value="64;Premium Economy;2;Nancy Sherman;7OYEP2K8Z;ccjwf639o4twzc0" calcext:value-type="string">
            <text:p>64;Premium Economy;2;Nancy Sherman;7OYEP2K8Z;ccjwf639o4twzc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jorie Bailey</text:p>
          </table:table-cell>
          <table:table-cell office:value-type="string" calcext:value-type="string">
            <text:p>AAGK3CKG8</text:p>
          </table:table-cell>
          <table:table-cell office:value-type="string" calcext:value-type="string">
            <text:p>g942f99pbscgj3i</text:p>
          </table:table-cell>
          <table:table-cell table:formula="of:=CONCATENATE([.A65];&quot;;&quot;;[.B65];&quot;;&quot;;[.C65];&quot;;&quot;;[.D65];&quot;;&quot;;[.E65];&quot;;&quot;;[.F65])" office:value-type="string" office:string-value="65;Premium Economy;1;Marjorie Bailey;AAGK3CKG8;g942f99pbscgj3i" calcext:value-type="string">
            <text:p>65;Premium Economy;1;Marjorie Bailey;AAGK3CKG8;g942f99pbscgj3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emium 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Wiggins</text:p>
          </table:table-cell>
          <table:table-cell office:value-type="string" calcext:value-type="string">
            <text:p>1SDFL0ASJ</text:p>
          </table:table-cell>
          <table:table-cell office:value-type="string" calcext:value-type="string">
            <text:p>ry97iva0jzi2138</text:p>
          </table:table-cell>
          <table:table-cell table:formula="of:=CONCATENATE([.A66];&quot;;&quot;;[.B66];&quot;;&quot;;[.C66];&quot;;&quot;;[.D66];&quot;;&quot;;[.E66];&quot;;&quot;;[.F66])" office:value-type="string" office:string-value="66;Premium Economy;1;Sandra Wiggins;1SDFL0ASJ;ry97iva0jzi2138" calcext:value-type="string">
            <text:p>66;Premium Economy;1;Sandra Wiggins;1SDFL0ASJ;ry97iva0jzi21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ed Bolton</text:p>
          </table:table-cell>
          <table:table-cell office:value-type="string" calcext:value-type="string">
            <text:p>LMJYG18YQ</text:p>
          </table:table-cell>
          <table:table-cell office:value-type="string" calcext:value-type="string">
            <text:p>xmsweqvcf53ow4r</text:p>
          </table:table-cell>
          <table:table-cell table:formula="of:=CONCATENATE([.A67];&quot;;&quot;;[.B67];&quot;;&quot;;[.C67];&quot;;&quot;;[.D67];&quot;;&quot;;[.E67];&quot;;&quot;;[.F67])" office:value-type="string" office:string-value="67;Premium Economy;2;Jared Bolton;LMJYG18YQ;xmsweqvcf53ow4r" calcext:value-type="string">
            <text:p>67;Premium Economy;2;Jared Bolton;LMJYG18YQ;xmsweqvcf53ow4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son Santos</text:p>
          </table:table-cell>
          <table:table-cell office:value-type="string" calcext:value-type="string">
            <text:p>0499AYZZ7</text:p>
          </table:table-cell>
          <table:table-cell office:value-type="string" calcext:value-type="string">
            <text:p>ugomzqj6he0brhk</text:p>
          </table:table-cell>
          <table:table-cell table:formula="of:=CONCATENATE([.A68];&quot;;&quot;;[.B68];&quot;;&quot;;[.C68];&quot;;&quot;;[.D68];&quot;;&quot;;[.E68];&quot;;&quot;;[.F68])" office:value-type="string" office:string-value="68;Premium Economy;2;Alison Santos;0499AYZZ7;ugomzqj6he0brhk" calcext:value-type="string">
            <text:p>68;Premium Economy;2;Alison Santos;0499AYZZ7;ugomzqj6he0brhk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emium Ec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d Richards</text:p>
          </table:table-cell>
          <table:table-cell office:value-type="string" calcext:value-type="string">
            <text:p>NDPU6C39I</text:p>
          </table:table-cell>
          <table:table-cell office:value-type="string" calcext:value-type="string">
            <text:p>kbc6pd1ps1ophj5</text:p>
          </table:table-cell>
          <table:table-cell table:formula="of:=CONCATENATE([.A69];&quot;;&quot;;[.B69];&quot;;&quot;;[.C69];&quot;;&quot;;[.D69];&quot;;&quot;;[.E69];&quot;;&quot;;[.F69])" office:value-type="string" office:string-value="69;Premium Economy;2;Reed Richards;NDPU6C39I;kbc6pd1ps1ophj5" calcext:value-type="string">
            <text:p>69;Premium Economy;2;Reed Richards;NDPU6C39I;kbc6pd1ps1ophj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nell Hodge</text:p>
          </table:table-cell>
          <table:table-cell office:value-type="string" calcext:value-type="string">
            <text:p>B4UC4XHMV</text:p>
          </table:table-cell>
          <table:table-cell office:value-type="string" calcext:value-type="string">
            <text:p>bwjq1xn60i53ru6</text:p>
          </table:table-cell>
          <table:table-cell table:formula="of:=CONCATENATE([.A70];&quot;;&quot;;[.B70];&quot;;&quot;;[.C70];&quot;;&quot;;[.D70];&quot;;&quot;;[.E70];&quot;;&quot;;[.F70])" office:value-type="string" office:string-value="70;Economy;1;Darnell Hodge;B4UC4XHMV;bwjq1xn60i53ru6" calcext:value-type="string">
            <text:p>70;Economy;1;Darnell Hodge;B4UC4XHMV;bwjq1xn60i53ru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ny Knapp</text:p>
          </table:table-cell>
          <table:table-cell office:value-type="string" calcext:value-type="string">
            <text:p>TCM17QO4V</text:p>
          </table:table-cell>
          <table:table-cell office:value-type="string" calcext:value-type="string">
            <text:p>351dpvcjkjuby7v</text:p>
          </table:table-cell>
          <table:table-cell table:formula="of:=CONCATENATE([.A71];&quot;;&quot;;[.B71];&quot;;&quot;;[.C71];&quot;;&quot;;[.D71];&quot;;&quot;;[.E71];&quot;;&quot;;[.F71])" office:value-type="string" office:string-value="71;Economy;1;Danny Knapp;TCM17QO4V;351dpvcjkjuby7v" calcext:value-type="string">
            <text:p>71;Economy;1;Danny Knapp;TCM17QO4V;351dpvcjkjuby7v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sha Mooney</text:p>
          </table:table-cell>
          <table:table-cell office:value-type="string" calcext:value-type="string">
            <text:p>Y3AP3LJ9S</text:p>
          </table:table-cell>
          <table:table-cell office:value-type="string" calcext:value-type="string">
            <text:p>m3ee6wmmew4fmmb</text:p>
          </table:table-cell>
          <table:table-cell table:formula="of:=CONCATENATE([.A72];&quot;;&quot;;[.B72];&quot;;&quot;;[.C72];&quot;;&quot;;[.D72];&quot;;&quot;;[.E72];&quot;;&quot;;[.F72])" office:value-type="string" office:string-value="72;Economy;1;Aisha Mooney;Y3AP3LJ9S;m3ee6wmmew4fmmb" calcext:value-type="string">
            <text:p>72;Economy;1;Aisha Mooney;Y3AP3LJ9S;m3ee6wmmew4fmmb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ie Melendez</text:p>
          </table:table-cell>
          <table:table-cell office:value-type="string" calcext:value-type="string">
            <text:p>4712QLB51</text:p>
          </table:table-cell>
          <table:table-cell office:value-type="string" calcext:value-type="string">
            <text:p>0fsgyvpsbk26f9u</text:p>
          </table:table-cell>
          <table:table-cell table:formula="of:=CONCATENATE([.A73];&quot;;&quot;;[.B73];&quot;;&quot;;[.C73];&quot;;&quot;;[.D73];&quot;;&quot;;[.E73];&quot;;&quot;;[.F73])" office:value-type="string" office:string-value="73;Economy;1;Goldie Melendez;4712QLB51;0fsgyvpsbk26f9u" calcext:value-type="string">
            <text:p>73;Economy;1;Goldie Melendez;4712QLB51;0fsgyvpsbk26f9u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e Gamble</text:p>
          </table:table-cell>
          <table:table-cell office:value-type="string" calcext:value-type="string">
            <text:p>4MFMBXPHG</text:p>
          </table:table-cell>
          <table:table-cell office:value-type="string" calcext:value-type="string">
            <text:p>p8n9m59gto6irc8</text:p>
          </table:table-cell>
          <table:table-cell table:formula="of:=CONCATENATE([.A74];&quot;;&quot;;[.B74];&quot;;&quot;;[.C74];&quot;;&quot;;[.D74];&quot;;&quot;;[.E74];&quot;;&quot;;[.F74])" office:value-type="string" office:string-value="74;Economy;1;Dale Gamble;4MFMBXPHG;p8n9m59gto6irc8" calcext:value-type="string">
            <text:p>74;Economy;1;Dale Gamble;4MFMBXPHG;p8n9m59gto6irc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va Joyce</text:p>
          </table:table-cell>
          <table:table-cell office:value-type="string" calcext:value-type="string">
            <text:p>3O6VYXWWR</text:p>
          </table:table-cell>
          <table:table-cell office:value-type="string" calcext:value-type="string">
            <text:p>o0s8elauowbwrs9</text:p>
          </table:table-cell>
          <table:table-cell table:formula="of:=CONCATENATE([.A75];&quot;;&quot;;[.B75];&quot;;&quot;;[.C75];&quot;;&quot;;[.D75];&quot;;&quot;;[.E75];&quot;;&quot;;[.F75])" office:value-type="string" office:string-value="75;Economy;1;Alva Joyce;3O6VYXWWR;o0s8elauowbwrs9" calcext:value-type="string">
            <text:p>75;Economy;1;Alva Joyce;3O6VYXWWR;o0s8elauowbwrs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 Ellison</text:p>
          </table:table-cell>
          <table:table-cell office:value-type="string" calcext:value-type="string">
            <text:p>UNM5P9HYE</text:p>
          </table:table-cell>
          <table:table-cell office:value-type="string" calcext:value-type="string">
            <text:p>x6ujjztpu47skgj</text:p>
          </table:table-cell>
          <table:table-cell table:formula="of:=CONCATENATE([.A76];&quot;;&quot;;[.B76];&quot;;&quot;;[.C76];&quot;;&quot;;[.D76];&quot;;&quot;;[.E76];&quot;;&quot;;[.F76])" office:value-type="string" office:string-value="76;Economy;1;Stewart Ellison;UNM5P9HYE;x6ujjztpu47skgj" calcext:value-type="string">
            <text:p>76;Economy;1;Stewart Ellison;UNM5P9HYE;x6ujjztpu47skgj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 Dean</text:p>
          </table:table-cell>
          <table:table-cell office:value-type="string" calcext:value-type="string">
            <text:p>NOJGPYKH8</text:p>
          </table:table-cell>
          <table:table-cell office:value-type="string" calcext:value-type="string">
            <text:p>q5un50zf2r54pm7</text:p>
          </table:table-cell>
          <table:table-cell table:formula="of:=CONCATENATE([.A77];&quot;;&quot;;[.B77];&quot;;&quot;;[.C77];&quot;;&quot;;[.D77];&quot;;&quot;;[.E77];&quot;;&quot;;[.F77])" office:value-type="string" office:string-value="77;Economy;1;Ada Dean;NOJGPYKH8;q5un50zf2r54pm7" calcext:value-type="string">
            <text:p>77;Economy;1;Ada Dean;NOJGPYKH8;q5un50zf2r54pm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uerite Ballard</text:p>
          </table:table-cell>
          <table:table-cell office:value-type="string" calcext:value-type="string">
            <text:p>AZY78YX3V</text:p>
          </table:table-cell>
          <table:table-cell office:value-type="string" calcext:value-type="string">
            <text:p>ce847dqingyspbu</text:p>
          </table:table-cell>
          <table:table-cell table:formula="of:=CONCATENATE([.A78];&quot;;&quot;;[.B78];&quot;;&quot;;[.C78];&quot;;&quot;;[.D78];&quot;;&quot;;[.E78];&quot;;&quot;;[.F78])" office:value-type="string" office:string-value="78;Economy;1;Marguerite Ballard;AZY78YX3V;ce847dqingyspbu" calcext:value-type="string">
            <text:p>78;Economy;1;Marguerite Ballard;AZY78YX3V;ce847dqingyspbu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k Norris</text:p>
          </table:table-cell>
          <table:table-cell office:value-type="string" calcext:value-type="string">
            <text:p>KRH2V5UAX</text:p>
          </table:table-cell>
          <table:table-cell office:value-type="string" calcext:value-type="string">
            <text:p>xkrldoh5nr2nwcv</text:p>
          </table:table-cell>
          <table:table-cell table:formula="of:=CONCATENATE([.A79];&quot;;&quot;;[.B79];&quot;;&quot;;[.C79];&quot;;&quot;;[.D79];&quot;;&quot;;[.E79];&quot;;&quot;;[.F79])" office:value-type="string" office:string-value="79;Economy;1;Dirk Norris;KRH2V5UAX;xkrldoh5nr2nwcv" calcext:value-type="string">
            <text:p>79;Economy;1;Dirk Norris;KRH2V5UAX;xkrldoh5nr2nwcv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on Clements</text:p>
          </table:table-cell>
          <table:table-cell office:value-type="string" calcext:value-type="string">
            <text:p>F6I8RLFAF</text:p>
          </table:table-cell>
          <table:table-cell office:value-type="string" calcext:value-type="string">
            <text:p>ue1d6z7ppbp7w2q</text:p>
          </table:table-cell>
          <table:table-cell table:formula="of:=CONCATENATE([.A80];&quot;;&quot;;[.B80];&quot;;&quot;;[.C80];&quot;;&quot;;[.D80];&quot;;&quot;;[.E80];&quot;;&quot;;[.F80])" office:value-type="string" office:string-value="80;Economy;1;Myron Clements;F6I8RLFAF;ue1d6z7ppbp7w2q" calcext:value-type="string">
            <text:p>80;Economy;1;Myron Clements;F6I8RLFAF;ue1d6z7ppbp7w2q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do Stephens</text:p>
          </table:table-cell>
          <table:table-cell office:value-type="string" calcext:value-type="string">
            <text:p>2XMO5F81A</text:p>
          </table:table-cell>
          <table:table-cell office:value-type="string" calcext:value-type="string">
            <text:p>dl6tqgirjhn0wm9</text:p>
          </table:table-cell>
          <table:table-cell table:formula="of:=CONCATENATE([.A81];&quot;;&quot;;[.B81];&quot;;&quot;;[.C81];&quot;;&quot;;[.D81];&quot;;&quot;;[.E81];&quot;;&quot;;[.F81])" office:value-type="string" office:string-value="81;Economy;1;Rosendo Stephens;2XMO5F81A;dl6tqgirjhn0wm9" calcext:value-type="string">
            <text:p>81;Economy;1;Rosendo Stephens;2XMO5F81A;dl6tqgirjhn0wm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 Jackson</text:p>
          </table:table-cell>
          <table:table-cell office:value-type="string" calcext:value-type="string">
            <text:p>RPPZ0ANVI</text:p>
          </table:table-cell>
          <table:table-cell office:value-type="string" calcext:value-type="string">
            <text:p>ngkf59m5avza0kw</text:p>
          </table:table-cell>
          <table:table-cell table:formula="of:=CONCATENATE([.A82];&quot;;&quot;;[.B82];&quot;;&quot;;[.C82];&quot;;&quot;;[.D82];&quot;;&quot;;[.E82];&quot;;&quot;;[.F82])" office:value-type="string" office:string-value="82;Economy;1;Carlo Jackson;RPPZ0ANVI;ngkf59m5avza0kw" calcext:value-type="string">
            <text:p>82;Economy;1;Carlo Jackson;RPPZ0ANVI;ngkf59m5avza0kw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elia Harrell</text:p>
          </table:table-cell>
          <table:table-cell office:value-type="string" calcext:value-type="string">
            <text:p>5KTVYZ3VY</text:p>
          </table:table-cell>
          <table:table-cell office:value-type="string" calcext:value-type="string">
            <text:p>as6bwubvjgbcqdd</text:p>
          </table:table-cell>
          <table:table-cell table:formula="of:=CONCATENATE([.A83];&quot;;&quot;;[.B83];&quot;;&quot;;[.C83];&quot;;&quot;;[.D83];&quot;;&quot;;[.E83];&quot;;&quot;;[.F83])" office:value-type="string" office:string-value="83;Economy;1;Cecelia Harrell;5KTVYZ3VY;as6bwubvjgbcqdd" calcext:value-type="string">
            <text:p>83;Economy;1;Cecelia Harrell;5KTVYZ3VY;as6bwubvjgbcqd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ette Hobbs</text:p>
          </table:table-cell>
          <table:table-cell office:value-type="string" calcext:value-type="string">
            <text:p>W6RA2SBTR</text:p>
          </table:table-cell>
          <table:table-cell office:value-type="string" calcext:value-type="string">
            <text:p>piq0y57evf23148</text:p>
          </table:table-cell>
          <table:table-cell table:formula="of:=CONCATENATE([.A84];&quot;;&quot;;[.B84];&quot;;&quot;;[.C84];&quot;;&quot;;[.D84];&quot;;&quot;;[.E84];&quot;;&quot;;[.F84])" office:value-type="string" office:string-value="84;Economy;1;Everette Hobbs;W6RA2SBTR;piq0y57evf23148" calcext:value-type="string">
            <text:p>84;Economy;1;Everette Hobbs;W6RA2SBTR;piq0y57evf231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ie Gray</text:p>
          </table:table-cell>
          <table:table-cell office:value-type="string" calcext:value-type="string">
            <text:p>R9GM19O1Z</text:p>
          </table:table-cell>
          <table:table-cell office:value-type="string" calcext:value-type="string">
            <text:p>hkatel3a2ts1uz9</text:p>
          </table:table-cell>
          <table:table-cell table:formula="of:=CONCATENATE([.A85];&quot;;&quot;;[.B85];&quot;;&quot;;[.C85];&quot;;&quot;;[.D85];&quot;;&quot;;[.E85];&quot;;&quot;;[.F85])" office:value-type="string" office:string-value="85;Economy;1;Bonnie Gray;R9GM19O1Z;hkatel3a2ts1uz9" calcext:value-type="string">
            <text:p>85;Economy;1;Bonnie Gray;R9GM19O1Z;hkatel3a2ts1uz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ville Hogan</text:p>
          </table:table-cell>
          <table:table-cell office:value-type="string" calcext:value-type="string">
            <text:p>EACJX6P2I</text:p>
          </table:table-cell>
          <table:table-cell office:value-type="string" calcext:value-type="string">
            <text:p>09b1ekas8xxin0m</text:p>
          </table:table-cell>
          <table:table-cell table:formula="of:=CONCATENATE([.A86];&quot;;&quot;;[.B86];&quot;;&quot;;[.C86];&quot;;&quot;;[.D86];&quot;;&quot;;[.E86];&quot;;&quot;;[.F86])" office:value-type="string" office:string-value="86;Economy;1;Granville Hogan;EACJX6P2I;09b1ekas8xxin0m" calcext:value-type="string">
            <text:p>86;Economy;1;Granville Hogan;EACJX6P2I;09b1ekas8xxin0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verne Chase</text:p>
          </table:table-cell>
          <table:table-cell office:value-type="string" calcext:value-type="string">
            <text:p>J3N392XQ7</text:p>
          </table:table-cell>
          <table:table-cell office:value-type="string" calcext:value-type="string">
            <text:p>vtjipa2bi9i1m97</text:p>
          </table:table-cell>
          <table:table-cell table:formula="of:=CONCATENATE([.A87];&quot;;&quot;;[.B87];&quot;;&quot;;[.C87];&quot;;&quot;;[.D87];&quot;;&quot;;[.E87];&quot;;&quot;;[.F87])" office:value-type="string" office:string-value="87;Economy;1;Laverne Chase;J3N392XQ7;vtjipa2bi9i1m97" calcext:value-type="string">
            <text:p>87;Economy;1;Laverne Chase;J3N392XQ7;vtjipa2bi9i1m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ron Benson</text:p>
          </table:table-cell>
          <table:table-cell office:value-type="string" calcext:value-type="string">
            <text:p>USO04L7GX</text:p>
          </table:table-cell>
          <table:table-cell office:value-type="string" calcext:value-type="string">
            <text:p>x0t55yyfntiao1u</text:p>
          </table:table-cell>
          <table:table-cell table:formula="of:=CONCATENATE([.A88];&quot;;&quot;;[.B88];&quot;;&quot;;[.C88];&quot;;&quot;;[.D88];&quot;;&quot;;[.E88];&quot;;&quot;;[.F88])" office:value-type="string" office:string-value="88;Economy;1;Byron Benson;USO04L7GX;x0t55yyfntiao1u" calcext:value-type="string">
            <text:p>88;Economy;1;Byron Benson;USO04L7GX;x0t55yyfntiao1u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hur May</text:p>
          </table:table-cell>
          <table:table-cell office:value-type="string" calcext:value-type="string">
            <text:p>P6C57B68W</text:p>
          </table:table-cell>
          <table:table-cell office:value-type="string" calcext:value-type="string">
            <text:p>x3lh89xpjmf5oj4</text:p>
          </table:table-cell>
          <table:table-cell table:formula="of:=CONCATENATE([.A89];&quot;;&quot;;[.B89];&quot;;&quot;;[.C89];&quot;;&quot;;[.D89];&quot;;&quot;;[.E89];&quot;;&quot;;[.F89])" office:value-type="string" office:string-value="89;Economy;1;Arthur May;P6C57B68W;x3lh89xpjmf5oj4" calcext:value-type="string">
            <text:p>89;Economy;1;Arthur May;P6C57B68W;x3lh89xpjmf5oj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ry Coffey</text:p>
          </table:table-cell>
          <table:table-cell office:value-type="string" calcext:value-type="string">
            <text:p>1P2R2982Q</text:p>
          </table:table-cell>
          <table:table-cell office:value-type="string" calcext:value-type="string">
            <text:p>7yhe6iyyxhvwfiq</text:p>
          </table:table-cell>
          <table:table-cell table:formula="of:=CONCATENATE([.A90];&quot;;&quot;;[.B90];&quot;;&quot;;[.C90];&quot;;&quot;;[.D90];&quot;;&quot;;[.E90];&quot;;&quot;;[.F90])" office:value-type="string" office:string-value="90;Economy;1;Berry Coffey;1P2R2982Q;7yhe6iyyxhvwfiq" calcext:value-type="string">
            <text:p>90;Economy;1;Berry Coffey;1P2R2982Q;7yhe6iyyxhvwfiq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ovan Hull</text:p>
          </table:table-cell>
          <table:table-cell office:value-type="string" calcext:value-type="string">
            <text:p>FH71IRBCP</text:p>
          </table:table-cell>
          <table:table-cell office:value-type="string" calcext:value-type="string">
            <text:p>m354cttvir8zxs7</text:p>
          </table:table-cell>
          <table:table-cell table:formula="of:=CONCATENATE([.A91];&quot;;&quot;;[.B91];&quot;;&quot;;[.C91];&quot;;&quot;;[.D91];&quot;;&quot;;[.E91];&quot;;&quot;;[.F91])" office:value-type="string" office:string-value="91;Economy;1;Donovan Hull;FH71IRBCP;m354cttvir8zxs7" calcext:value-type="string">
            <text:p>91;Economy;1;Donovan Hull;FH71IRBCP;m354cttvir8zxs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ment Kelley</text:p>
          </table:table-cell>
          <table:table-cell office:value-type="string" calcext:value-type="string">
            <text:p>CR5KOT67S</text:p>
          </table:table-cell>
          <table:table-cell office:value-type="string" calcext:value-type="string">
            <text:p>5szryeni5f46pc0</text:p>
          </table:table-cell>
          <table:table-cell table:formula="of:=CONCATENATE([.A92];&quot;;&quot;;[.B92];&quot;;&quot;;[.C92];&quot;;&quot;;[.D92];&quot;;&quot;;[.E92];&quot;;&quot;;[.F92])" office:value-type="string" office:string-value="92;Economy;1;Clement Kelley;CR5KOT67S;5szryeni5f46pc0" calcext:value-type="string">
            <text:p>92;Economy;1;Clement Kelley;CR5KOT67S;5szryeni5f46pc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e Walsh</text:p>
          </table:table-cell>
          <table:table-cell office:value-type="string" calcext:value-type="string">
            <text:p>LMEYRWGO8</text:p>
          </table:table-cell>
          <table:table-cell office:value-type="string" calcext:value-type="string">
            <text:p>ug05m1rwdsvogkh</text:p>
          </table:table-cell>
          <table:table-cell table:formula="of:=CONCATENATE([.A93];&quot;;&quot;;[.B93];&quot;;&quot;;[.C93];&quot;;&quot;;[.D93];&quot;;&quot;;[.E93];&quot;;&quot;;[.F93])" office:value-type="string" office:string-value="93;Economy;1;Jame Walsh;LMEYRWGO8;ug05m1rwdsvogkh" calcext:value-type="string">
            <text:p>93;Economy;1;Jame Walsh;LMEYRWGO8;ug05m1rwdsvogk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ntino Mcfarland</text:p>
          </table:table-cell>
          <table:table-cell office:value-type="string" calcext:value-type="string">
            <text:p>8CXLWGAV6</text:p>
          </table:table-cell>
          <table:table-cell office:value-type="string" calcext:value-type="string">
            <text:p>0b5ksmle6vbu7cu</text:p>
          </table:table-cell>
          <table:table-cell table:formula="of:=CONCATENATE([.A94];&quot;;&quot;;[.B94];&quot;;&quot;;[.C94];&quot;;&quot;;[.D94];&quot;;&quot;;[.E94];&quot;;&quot;;[.F94])" office:value-type="string" office:string-value="94;Economy;1;Florentino Mcfarland;8CXLWGAV6;0b5ksmle6vbu7cu" calcext:value-type="string">
            <text:p>94;Economy;1;Florentino Mcfarland;8CXLWGAV6;0b5ksmle6vbu7cu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y Stafford</text:p>
          </table:table-cell>
          <table:table-cell office:value-type="string" calcext:value-type="string">
            <text:p>EH4OYL11H</text:p>
          </table:table-cell>
          <table:table-cell office:value-type="string" calcext:value-type="string">
            <text:p>tp4ue0apyl0xex8</text:p>
          </table:table-cell>
          <table:table-cell table:formula="of:=CONCATENATE([.A95];&quot;;&quot;;[.B95];&quot;;&quot;;[.C95];&quot;;&quot;;[.D95];&quot;;&quot;;[.E95];&quot;;&quot;;[.F95])" office:value-type="string" office:string-value="95;Economy;1;Joy Stafford;EH4OYL11H;tp4ue0apyl0xex8" calcext:value-type="string">
            <text:p>95;Economy;1;Joy Stafford;EH4OYL11H;tp4ue0apyl0xex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ry Barnett</text:p>
          </table:table-cell>
          <table:table-cell office:value-type="string" calcext:value-type="string">
            <text:p>L6RI6J4Z2</text:p>
          </table:table-cell>
          <table:table-cell office:value-type="string" calcext:value-type="string">
            <text:p>lcmajb2y8csk3x2</text:p>
          </table:table-cell>
          <table:table-cell table:formula="of:=CONCATENATE([.A96];&quot;;&quot;;[.B96];&quot;;&quot;;[.C96];&quot;;&quot;;[.D96];&quot;;&quot;;[.E96];&quot;;&quot;;[.F96])" office:value-type="string" office:string-value="96;Economy;1;Garry Barnett;L6RI6J4Z2;lcmajb2y8csk3x2" calcext:value-type="string">
            <text:p>96;Economy;1;Garry Barnett;L6RI6J4Z2;lcmajb2y8csk3x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bel Richardson</text:p>
          </table:table-cell>
          <table:table-cell office:value-type="string" calcext:value-type="string">
            <text:p>CD2VTZ0EV</text:p>
          </table:table-cell>
          <table:table-cell office:value-type="string" calcext:value-type="string">
            <text:p>zjssxj4ql23b1vn</text:p>
          </table:table-cell>
          <table:table-cell table:formula="of:=CONCATENATE([.A97];&quot;;&quot;;[.B97];&quot;;&quot;;[.C97];&quot;;&quot;;[.D97];&quot;;&quot;;[.E97];&quot;;&quot;;[.F97])" office:value-type="string" office:string-value="97;Economy;1;Mabel Richardson;CD2VTZ0EV;zjssxj4ql23b1vn" calcext:value-type="string">
            <text:p>97;Economy;1;Mabel Richardson;CD2VTZ0EV;zjssxj4ql23b1v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ine Christensen</text:p>
          </table:table-cell>
          <table:table-cell office:value-type="string" calcext:value-type="string">
            <text:p>ZVRPF0MS1</text:p>
          </table:table-cell>
          <table:table-cell office:value-type="string" calcext:value-type="string">
            <text:p>1k8duusvra980b3</text:p>
          </table:table-cell>
          <table:table-cell table:formula="of:=CONCATENATE([.A98];&quot;;&quot;;[.B98];&quot;;&quot;;[.C98];&quot;;&quot;;[.D98];&quot;;&quot;;[.E98];&quot;;&quot;;[.F98])" office:value-type="string" office:string-value="98;Economy;1;Kristine Christensen;ZVRPF0MS1;1k8duusvra980b3" calcext:value-type="string">
            <text:p>98;Economy;1;Kristine Christensen;ZVRPF0MS1;1k8duusvra980b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derick Barr</text:p>
          </table:table-cell>
          <table:table-cell office:value-type="string" calcext:value-type="string">
            <text:p>YK72H7VEB</text:p>
          </table:table-cell>
          <table:table-cell office:value-type="string" calcext:value-type="string">
            <text:p>m8ekwjrm9ko0b1f</text:p>
          </table:table-cell>
          <table:table-cell table:formula="of:=CONCATENATE([.A99];&quot;;&quot;;[.B99];&quot;;&quot;;[.C99];&quot;;&quot;;[.D99];&quot;;&quot;;[.E99];&quot;;&quot;;[.F99])" office:value-type="string" office:string-value="99;Economy;1;Roderick Barr;YK72H7VEB;m8ekwjrm9ko0b1f" calcext:value-type="string">
            <text:p>99;Economy;1;Roderick Barr;YK72H7VEB;m8ekwjrm9ko0b1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riz Yu</text:p>
          </table:table-cell>
          <table:table-cell office:value-type="string" calcext:value-type="string">
            <text:p>TN94HM0EM</text:p>
          </table:table-cell>
          <table:table-cell office:value-type="string" calcext:value-type="string">
            <text:p>yr4f5e175l5tj3q</text:p>
          </table:table-cell>
          <table:table-cell table:formula="of:=CONCATENATE([.A100];&quot;;&quot;;[.B100];&quot;;&quot;;[.C100];&quot;;&quot;;[.D100];&quot;;&quot;;[.E100];&quot;;&quot;;[.F100])" office:value-type="string" office:string-value="100;Economy;1;Beatriz Yu;TN94HM0EM;yr4f5e175l5tj3q" calcext:value-type="string">
            <text:p>100;Economy;1;Beatriz Yu;TN94HM0EM;yr4f5e175l5tj3q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heryn Jimenez</text:p>
          </table:table-cell>
          <table:table-cell office:value-type="string" calcext:value-type="string">
            <text:p>A7TEM98LZ</text:p>
          </table:table-cell>
          <table:table-cell office:value-type="string" calcext:value-type="string">
            <text:p>dn35di1munq40zp</text:p>
          </table:table-cell>
          <table:table-cell table:formula="of:=CONCATENATE([.A101];&quot;;&quot;;[.B101];&quot;;&quot;;[.C101];&quot;;&quot;;[.D101];&quot;;&quot;;[.E101];&quot;;&quot;;[.F101])" office:value-type="string" office:string-value="101;Economy;1;Katheryn Jimenez;A7TEM98LZ;dn35di1munq40zp" calcext:value-type="string">
            <text:p>101;Economy;1;Katheryn Jimenez;A7TEM98LZ;dn35di1munq40z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y Bennett</text:p>
          </table:table-cell>
          <table:table-cell office:value-type="string" calcext:value-type="string">
            <text:p>BLO6GSC0A</text:p>
          </table:table-cell>
          <table:table-cell office:value-type="string" calcext:value-type="string">
            <text:p>rk00hombqmcglcq</text:p>
          </table:table-cell>
          <table:table-cell table:formula="of:=CONCATENATE([.A102];&quot;;&quot;;[.B102];&quot;;&quot;;[.C102];&quot;;&quot;;[.D102];&quot;;&quot;;[.E102];&quot;;&quot;;[.F102])" office:value-type="string" office:string-value="102;Economy;1;Gary Bennett;BLO6GSC0A;rk00hombqmcglcq" calcext:value-type="string">
            <text:p>102;Economy;1;Gary Bennett;BLO6GSC0A;rk00hombqmcglcq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nie Miller</text:p>
          </table:table-cell>
          <table:table-cell office:value-type="string" calcext:value-type="string">
            <text:p>T7G9JTVKZ</text:p>
          </table:table-cell>
          <table:table-cell office:value-type="string" calcext:value-type="string">
            <text:p>9lhyqwyeolemfpu</text:p>
          </table:table-cell>
          <table:table-cell table:formula="of:=CONCATENATE([.A103];&quot;;&quot;;[.B103];&quot;;&quot;;[.C103];&quot;;&quot;;[.D103];&quot;;&quot;;[.E103];&quot;;&quot;;[.F103])" office:value-type="string" office:string-value="103;Economy;1;Dannie Miller;T7G9JTVKZ;9lhyqwyeolemfpu" calcext:value-type="string">
            <text:p>103;Economy;1;Dannie Miller;T7G9JTVKZ;9lhyqwyeolemfpu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mundo Haley</text:p>
          </table:table-cell>
          <table:table-cell office:value-type="string" calcext:value-type="string">
            <text:p>ZPFQBSYEC</text:p>
          </table:table-cell>
          <table:table-cell office:value-type="string" calcext:value-type="string">
            <text:p>vey4hdyucwemjyf</text:p>
          </table:table-cell>
          <table:table-cell table:formula="of:=CONCATENATE([.A104];&quot;;&quot;;[.B104];&quot;;&quot;;[.C104];&quot;;&quot;;[.D104];&quot;;&quot;;[.E104];&quot;;&quot;;[.F104])" office:value-type="string" office:string-value="104;Economy;1;Edmundo Haley;ZPFQBSYEC;vey4hdyucwemjyf" calcext:value-type="string">
            <text:p>104;Economy;1;Edmundo Haley;ZPFQBSYEC;vey4hdyucwemjyf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nic Rosales</text:p>
          </table:table-cell>
          <table:table-cell office:value-type="string" calcext:value-type="string">
            <text:p>I5VFQCRX3</text:p>
          </table:table-cell>
          <table:table-cell office:value-type="string" calcext:value-type="string">
            <text:p>k0vgmfcdzkk89qc</text:p>
          </table:table-cell>
          <table:table-cell table:formula="of:=CONCATENATE([.A105];&quot;;&quot;;[.B105];&quot;;&quot;;[.C105];&quot;;&quot;;[.D105];&quot;;&quot;;[.E105];&quot;;&quot;;[.F105])" office:value-type="string" office:string-value="105;Economy;1;Domenic Rosales;I5VFQCRX3;k0vgmfcdzkk89qc" calcext:value-type="string">
            <text:p>105;Economy;1;Domenic Rosales;I5VFQCRX3;k0vgmfcdzkk89q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tney Oliver</text:p>
          </table:table-cell>
          <table:table-cell office:value-type="string" calcext:value-type="string">
            <text:p>CVEFUOP7B</text:p>
          </table:table-cell>
          <table:table-cell office:value-type="string" calcext:value-type="string">
            <text:p>mymh5dwp2h3mvxn</text:p>
          </table:table-cell>
          <table:table-cell table:formula="of:=CONCATENATE([.A106];&quot;;&quot;;[.B106];&quot;;&quot;;[.C106];&quot;;&quot;;[.D106];&quot;;&quot;;[.E106];&quot;;&quot;;[.F106])" office:value-type="string" office:string-value="106;Economy;1;Brittney Oliver;CVEFUOP7B;mymh5dwp2h3mvxn" calcext:value-type="string">
            <text:p>106;Economy;1;Brittney Oliver;CVEFUOP7B;mymh5dwp2h3mvx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berto Villarreal</text:p>
          </table:table-cell>
          <table:table-cell office:value-type="string" calcext:value-type="string">
            <text:p>0GQ9XA57W</text:p>
          </table:table-cell>
          <table:table-cell office:value-type="string" calcext:value-type="string">
            <text:p>kth4f2cwwkfok60</text:p>
          </table:table-cell>
          <table:table-cell table:formula="of:=CONCATENATE([.A107];&quot;;&quot;;[.B107];&quot;;&quot;;[.C107];&quot;;&quot;;[.D107];&quot;;&quot;;[.E107];&quot;;&quot;;[.F107])" office:value-type="string" office:string-value="107;Economy;1;Humberto Villarreal;0GQ9XA57W;kth4f2cwwkfok60" calcext:value-type="string">
            <text:p>107;Economy;1;Humberto Villarreal;0GQ9XA57W;kth4f2cwwkfok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sa Richards</text:p>
          </table:table-cell>
          <table:table-cell office:value-type="string" calcext:value-type="string">
            <text:p>RY7KQGX9I</text:p>
          </table:table-cell>
          <table:table-cell office:value-type="string" calcext:value-type="string">
            <text:p>bdld017ilknvgz7</text:p>
          </table:table-cell>
          <table:table-cell table:formula="of:=CONCATENATE([.A108];&quot;;&quot;;[.B108];&quot;;&quot;;[.C108];&quot;;&quot;;[.D108];&quot;;&quot;;[.E108];&quot;;&quot;;[.F108])" office:value-type="string" office:string-value="108;Economy;1;Tessa Richards;RY7KQGX9I;bdld017ilknvgz7" calcext:value-type="string">
            <text:p>108;Economy;1;Tessa Richards;RY7KQGX9I;bdld017ilknvgz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my Stevenson</text:p>
          </table:table-cell>
          <table:table-cell office:value-type="string" calcext:value-type="string">
            <text:p>JMJWPXTQU</text:p>
          </table:table-cell>
          <table:table-cell office:value-type="string" calcext:value-type="string">
            <text:p>tn57a9x4wbvcoyz</text:p>
          </table:table-cell>
          <table:table-cell table:formula="of:=CONCATENATE([.A109];&quot;;&quot;;[.B109];&quot;;&quot;;[.C109];&quot;;&quot;;[.D109];&quot;;&quot;;[.E109];&quot;;&quot;;[.F109])" office:value-type="string" office:string-value="109;Economy;1;Tammy Stevenson;JMJWPXTQU;tn57a9x4wbvcoyz" calcext:value-type="string">
            <text:p>109;Economy;1;Tammy Stevenson;JMJWPXTQU;tn57a9x4wbvcoyz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ven Castillo</text:p>
          </table:table-cell>
          <table:table-cell office:value-type="string" calcext:value-type="string">
            <text:p>IHDHQBGTS</text:p>
          </table:table-cell>
          <table:table-cell office:value-type="string" calcext:value-type="string">
            <text:p>fg010z4q1aa77zm</text:p>
          </table:table-cell>
          <table:table-cell table:formula="of:=CONCATENATE([.A110];&quot;;&quot;;[.B110];&quot;;&quot;;[.C110];&quot;;&quot;;[.D110];&quot;;&quot;;[.E110];&quot;;&quot;;[.F110])" office:value-type="string" office:string-value="110;Economy;1;Steven Castillo;IHDHQBGTS;fg010z4q1aa77zm" calcext:value-type="string">
            <text:p>110;Economy;1;Steven Castillo;IHDHQBGTS;fg010z4q1aa77z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a Salazar</text:p>
          </table:table-cell>
          <table:table-cell office:value-type="string" calcext:value-type="string">
            <text:p>MFJ9JMY0H</text:p>
          </table:table-cell>
          <table:table-cell office:value-type="string" calcext:value-type="string">
            <text:p>m9atmaodonvasrd</text:p>
          </table:table-cell>
          <table:table-cell table:formula="of:=CONCATENATE([.A111];&quot;;&quot;;[.B111];&quot;;&quot;;[.C111];&quot;;&quot;;[.D111];&quot;;&quot;;[.E111];&quot;;&quot;;[.F111])" office:value-type="string" office:string-value="111;Economy;1;Iva Salazar;MFJ9JMY0H;m9atmaodonvasrd" calcext:value-type="string">
            <text:p>111;Economy;1;Iva Salazar;MFJ9JMY0H;m9atmaodonvasr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acio Freeman</text:p>
          </table:table-cell>
          <table:table-cell office:value-type="string" calcext:value-type="string">
            <text:p>IW4FM8S82</text:p>
          </table:table-cell>
          <table:table-cell office:value-type="string" calcext:value-type="string">
            <text:p>7kk0maqhwywqlds</text:p>
          </table:table-cell>
          <table:table-cell table:formula="of:=CONCATENATE([.A112];&quot;;&quot;;[.B112];&quot;;&quot;;[.C112];&quot;;&quot;;[.D112];&quot;;&quot;;[.E112];&quot;;&quot;;[.F112])" office:value-type="string" office:string-value="112;Economy;1;Horacio Freeman;IW4FM8S82;7kk0maqhwywqlds" calcext:value-type="string">
            <text:p>112;Economy;1;Horacio Freeman;IW4FM8S82;7kk0maqhwywqld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any Rosario</text:p>
          </table:table-cell>
          <table:table-cell office:value-type="string" calcext:value-type="string">
            <text:p>AATOWXYFL</text:p>
          </table:table-cell>
          <table:table-cell office:value-type="string" calcext:value-type="string">
            <text:p>9x1siyimrrzf9bb</text:p>
          </table:table-cell>
          <table:table-cell table:formula="of:=CONCATENATE([.A113];&quot;;&quot;;[.B113];&quot;;&quot;;[.C113];&quot;;&quot;;[.D113];&quot;;&quot;;[.E113];&quot;;&quot;;[.F113])" office:value-type="string" office:string-value="113;Economy;1;Tiffany Rosario;AATOWXYFL;9x1siyimrrzf9bb" calcext:value-type="string">
            <text:p>113;Economy;1;Tiffany Rosario;AATOWXYFL;9x1siyimrrzf9b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ie Wise</text:p>
          </table:table-cell>
          <table:table-cell office:value-type="string" calcext:value-type="string">
            <text:p>NPMJ50Q7H</text:p>
          </table:table-cell>
          <table:table-cell office:value-type="string" calcext:value-type="string">
            <text:p>8dsr5tckmjaqj3y</text:p>
          </table:table-cell>
          <table:table-cell table:formula="of:=CONCATENATE([.A114];&quot;;&quot;;[.B114];&quot;;&quot;;[.C114];&quot;;&quot;;[.D114];&quot;;&quot;;[.E114];&quot;;&quot;;[.F114])" office:value-type="string" office:string-value="114;Economy;1;Bonnie Wise;NPMJ50Q7H;8dsr5tckmjaqj3y" calcext:value-type="string">
            <text:p>114;Economy;1;Bonnie Wise;NPMJ50Q7H;8dsr5tckmjaqj3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ay Mclaughlin</text:p>
          </table:table-cell>
          <table:table-cell office:value-type="string" calcext:value-type="string">
            <text:p>V0Q6W1S8D</text:p>
          </table:table-cell>
          <table:table-cell office:value-type="string" calcext:value-type="string">
            <text:p>x4xi2k1ke4qt62o</text:p>
          </table:table-cell>
          <table:table-cell table:formula="of:=CONCATENATE([.A115];&quot;;&quot;;[.B115];&quot;;&quot;;[.C115];&quot;;&quot;;[.D115];&quot;;&quot;;[.E115];&quot;;&quot;;[.F115])" office:value-type="string" office:string-value="115;Economy;1;Murray Mclaughlin;V0Q6W1S8D;x4xi2k1ke4qt62o" calcext:value-type="string">
            <text:p>115;Economy;1;Murray Mclaughlin;V0Q6W1S8D;x4xi2k1ke4qt62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ell Barker</text:p>
          </table:table-cell>
          <table:table-cell office:value-type="string" calcext:value-type="string">
            <text:p>KHEX94RNT</text:p>
          </table:table-cell>
          <table:table-cell office:value-type="string" calcext:value-type="string">
            <text:p>qgk4nvt29ppcwev</text:p>
          </table:table-cell>
          <table:table-cell table:formula="of:=CONCATENATE([.A116];&quot;;&quot;;[.B116];&quot;;&quot;;[.C116];&quot;;&quot;;[.D116];&quot;;&quot;;[.E116];&quot;;&quot;;[.F116])" office:value-type="string" office:string-value="116;Economy;1;Darell Barker;KHEX94RNT;qgk4nvt29ppcwev" calcext:value-type="string">
            <text:p>116;Economy;1;Darell Barker;KHEX94RNT;qgk4nvt29ppcwev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aldo Gross</text:p>
          </table:table-cell>
          <table:table-cell office:value-type="string" calcext:value-type="string">
            <text:p>71DS92WTG</text:p>
          </table:table-cell>
          <table:table-cell office:value-type="string" calcext:value-type="string">
            <text:p>47kpfpo4tosgyv3</text:p>
          </table:table-cell>
          <table:table-cell table:formula="of:=CONCATENATE([.A117];&quot;;&quot;;[.B117];&quot;;&quot;;[.C117];&quot;;&quot;;[.D117];&quot;;&quot;;[.E117];&quot;;&quot;;[.F117])" office:value-type="string" office:string-value="117;Economy;1;Geraldo Gross;71DS92WTG;47kpfpo4tosgyv3" calcext:value-type="string">
            <text:p>117;Economy;1;Geraldo Gross;71DS92WTG;47kpfpo4tosgyv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dy Faulkner</text:p>
          </table:table-cell>
          <table:table-cell office:value-type="string" calcext:value-type="string">
            <text:p>2BIFMHTVD</text:p>
          </table:table-cell>
          <table:table-cell office:value-type="string" calcext:value-type="string">
            <text:p>rrowtzoxhaddytb</text:p>
          </table:table-cell>
          <table:table-cell table:formula="of:=CONCATENATE([.A118];&quot;;&quot;;[.B118];&quot;;&quot;;[.C118];&quot;;&quot;;[.D118];&quot;;&quot;;[.E118];&quot;;&quot;;[.F118])" office:value-type="string" office:string-value="118;Economy;1;Teddy Faulkner;2BIFMHTVD;rrowtzoxhaddytb" calcext:value-type="string">
            <text:p>118;Economy;1;Teddy Faulkner;2BIFMHTVD;rrowtzoxhaddytb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ise Maddox</text:p>
          </table:table-cell>
          <table:table-cell office:value-type="string" calcext:value-type="string">
            <text:p>KR52PV1QC</text:p>
          </table:table-cell>
          <table:table-cell office:value-type="string" calcext:value-type="string">
            <text:p>k9gfvlgh1vaxe39</text:p>
          </table:table-cell>
          <table:table-cell table:formula="of:=CONCATENATE([.A119];&quot;;&quot;;[.B119];&quot;;&quot;;[.C119];&quot;;&quot;;[.D119];&quot;;&quot;;[.E119];&quot;;&quot;;[.F119])" office:value-type="string" office:string-value="119;Economy;1;Denise Maddox;KR52PV1QC;k9gfvlgh1vaxe39" calcext:value-type="string">
            <text:p>119;Economy;1;Denise Maddox;KR52PV1QC;k9gfvlgh1vaxe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ssa Shaffer</text:p>
          </table:table-cell>
          <table:table-cell office:value-type="string" calcext:value-type="string">
            <text:p>6UGAS39JE</text:p>
          </table:table-cell>
          <table:table-cell office:value-type="string" calcext:value-type="string">
            <text:p>twzqviqsxr5fnj8</text:p>
          </table:table-cell>
          <table:table-cell table:formula="of:=CONCATENATE([.A120];&quot;;&quot;;[.B120];&quot;;&quot;;[.C120];&quot;;&quot;;[.D120];&quot;;&quot;;[.E120];&quot;;&quot;;[.F120])" office:value-type="string" office:string-value="120;Economy;1;Alissa Shaffer;6UGAS39JE;twzqviqsxr5fnj8" calcext:value-type="string">
            <text:p>120;Economy;1;Alissa Shaffer;6UGAS39JE;twzqviqsxr5fnj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ue Whitaker</text:p>
          </table:table-cell>
          <table:table-cell office:value-type="string" calcext:value-type="string">
            <text:p>KLYTUBE9A</text:p>
          </table:table-cell>
          <table:table-cell office:value-type="string" calcext:value-type="string">
            <text:p>jau60jv2nhm023u</text:p>
          </table:table-cell>
          <table:table-cell table:formula="of:=CONCATENATE([.A121];&quot;;&quot;;[.B121];&quot;;&quot;;[.C121];&quot;;&quot;;[.D121];&quot;;&quot;;[.E121];&quot;;&quot;;[.F121])" office:value-type="string" office:string-value="121;Economy;1;Josue Whitaker;KLYTUBE9A;jau60jv2nhm023u" calcext:value-type="string">
            <text:p>121;Economy;1;Josue Whitaker;KLYTUBE9A;jau60jv2nhm023u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a Wilkerson</text:p>
          </table:table-cell>
          <table:table-cell office:value-type="string" calcext:value-type="string">
            <text:p>JLIT1RU9T</text:p>
          </table:table-cell>
          <table:table-cell office:value-type="string" calcext:value-type="string">
            <text:p>wicxe9m45suciwn</text:p>
          </table:table-cell>
          <table:table-cell table:formula="of:=CONCATENATE([.A122];&quot;;&quot;;[.B122];&quot;;&quot;;[.C122];&quot;;&quot;;[.D122];&quot;;&quot;;[.E122];&quot;;&quot;;[.F122])" office:value-type="string" office:string-value="122;Economy;1;Laura Wilkerson;JLIT1RU9T;wicxe9m45suciwn" calcext:value-type="string">
            <text:p>122;Economy;1;Laura Wilkerson;JLIT1RU9T;wicxe9m45suciw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hua Mcneil</text:p>
          </table:table-cell>
          <table:table-cell office:value-type="string" calcext:value-type="string">
            <text:p>0YRKT4TVS</text:p>
          </table:table-cell>
          <table:table-cell office:value-type="string" calcext:value-type="string">
            <text:p>yweev3t17j6x8n1</text:p>
          </table:table-cell>
          <table:table-cell table:formula="of:=CONCATENATE([.A123];&quot;;&quot;;[.B123];&quot;;&quot;;[.C123];&quot;;&quot;;[.D123];&quot;;&quot;;[.E123];&quot;;&quot;;[.F123])" office:value-type="string" office:string-value="123;Economy;1;Joshua Mcneil;0YRKT4TVS;yweev3t17j6x8n1" calcext:value-type="string">
            <text:p>123;Economy;1;Joshua Mcneil;0YRKT4TVS;yweev3t17j6x8n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e Hickman</text:p>
          </table:table-cell>
          <table:table-cell office:value-type="string" calcext:value-type="string">
            <text:p>OW4H2450X</text:p>
          </table:table-cell>
          <table:table-cell office:value-type="string" calcext:value-type="string">
            <text:p>r9pjmd7618zxig7</text:p>
          </table:table-cell>
          <table:table-cell table:formula="of:=CONCATENATE([.A124];&quot;;&quot;;[.B124];&quot;;&quot;;[.C124];&quot;;&quot;;[.D124];&quot;;&quot;;[.E124];&quot;;&quot;;[.F124])" office:value-type="string" office:string-value="124;Economy;1;Gale Hickman;OW4H2450X;r9pjmd7618zxig7" calcext:value-type="string">
            <text:p>124;Economy;1;Gale Hickman;OW4H2450X;r9pjmd7618zxig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ty Gibbs</text:p>
          </table:table-cell>
          <table:table-cell office:value-type="string" calcext:value-type="string">
            <text:p>UEOHFOZ3T</text:p>
          </table:table-cell>
          <table:table-cell office:value-type="string" calcext:value-type="string">
            <text:p>mwvnx388lrhuodn</text:p>
          </table:table-cell>
          <table:table-cell table:formula="of:=CONCATENATE([.A125];&quot;;&quot;;[.B125];&quot;;&quot;;[.C125];&quot;;&quot;;[.D125];&quot;;&quot;;[.E125];&quot;;&quot;;[.F125])" office:value-type="string" office:string-value="125;Economy;1;Rusty Gibbs;UEOHFOZ3T;mwvnx388lrhuodn" calcext:value-type="string">
            <text:p>125;Economy;1;Rusty Gibbs;UEOHFOZ3T;mwvnx388lrhuod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er Webb</text:p>
          </table:table-cell>
          <table:table-cell office:value-type="string" calcext:value-type="string">
            <text:p>L8OCQD817</text:p>
          </table:table-cell>
          <table:table-cell office:value-type="string" calcext:value-type="string">
            <text:p>wkus83irsbpq18y</text:p>
          </table:table-cell>
          <table:table-cell table:formula="of:=CONCATENATE([.A126];&quot;;&quot;;[.B126];&quot;;&quot;;[.C126];&quot;;&quot;;[.D126];&quot;;&quot;;[.E126];&quot;;&quot;;[.F126])" office:value-type="string" office:string-value="126;Economy;1;Carter Webb;L8OCQD817;wkus83irsbpq18y" calcext:value-type="string">
            <text:p>126;Economy;1;Carter Webb;L8OCQD817;wkus83irsbpq18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ie Harding</text:p>
          </table:table-cell>
          <table:table-cell office:value-type="string" calcext:value-type="string">
            <text:p>C2RQOWCG6</text:p>
          </table:table-cell>
          <table:table-cell office:value-type="string" calcext:value-type="string">
            <text:p>v8uapbw4o0zgfaz</text:p>
          </table:table-cell>
          <table:table-cell table:formula="of:=CONCATENATE([.A127];&quot;;&quot;;[.B127];&quot;;&quot;;[.C127];&quot;;&quot;;[.D127];&quot;;&quot;;[.E127];&quot;;&quot;;[.F127])" office:value-type="string" office:string-value="127;Economy;1;Frankie Harding;C2RQOWCG6;v8uapbw4o0zgfaz" calcext:value-type="string">
            <text:p>127;Economy;1;Frankie Harding;C2RQOWCG6;v8uapbw4o0zgfaz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gel Dorsey</text:p>
          </table:table-cell>
          <table:table-cell office:value-type="string" calcext:value-type="string">
            <text:p>UXPXVN8TA</text:p>
          </table:table-cell>
          <table:table-cell office:value-type="string" calcext:value-type="string">
            <text:p>hb60uutsvl3nn30</text:p>
          </table:table-cell>
          <table:table-cell table:formula="of:=CONCATENATE([.A128];&quot;;&quot;;[.B128];&quot;;&quot;;[.C128];&quot;;&quot;;[.D128];&quot;;&quot;;[.E128];&quot;;&quot;;[.F128])" office:value-type="string" office:string-value="128;Economy;1;Nigel Dorsey;UXPXVN8TA;hb60uutsvl3nn30" calcext:value-type="string">
            <text:p>128;Economy;1;Nigel Dorsey;UXPXVN8TA;hb60uutsvl3nn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on Terrell</text:p>
          </table:table-cell>
          <table:table-cell office:value-type="string" calcext:value-type="string">
            <text:p>923HJ09PO</text:p>
          </table:table-cell>
          <table:table-cell office:value-type="string" calcext:value-type="string">
            <text:p>9k9gizkbel7kvqw</text:p>
          </table:table-cell>
          <table:table-cell table:formula="of:=CONCATENATE([.A129];&quot;;&quot;;[.B129];&quot;;&quot;;[.C129];&quot;;&quot;;[.D129];&quot;;&quot;;[.E129];&quot;;&quot;;[.F129])" office:value-type="string" office:string-value="129;Economy;1;Devon Terrell;923HJ09PO;9k9gizkbel7kvqw" calcext:value-type="string">
            <text:p>129;Economy;1;Devon Terrell;923HJ09PO;9k9gizkbel7kvqw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ng Campbell</text:p>
          </table:table-cell>
          <table:table-cell office:value-type="string" calcext:value-type="string">
            <text:p>VY91A048P</text:p>
          </table:table-cell>
          <table:table-cell office:value-type="string" calcext:value-type="string">
            <text:p>l0ootpwr7gblr1e</text:p>
          </table:table-cell>
          <table:table-cell table:formula="of:=CONCATENATE([.A130];&quot;;&quot;;[.B130];&quot;;&quot;;[.C130];&quot;;&quot;;[.D130];&quot;;&quot;;[.E130];&quot;;&quot;;[.F130])" office:value-type="string" office:string-value="130;Economy;1;Young Campbell;VY91A048P;l0ootpwr7gblr1e" calcext:value-type="string">
            <text:p>130;Economy;1;Young Campbell;VY91A048P;l0ootpwr7gblr1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n Welch</text:p>
          </table:table-cell>
          <table:table-cell office:value-type="string" calcext:value-type="string">
            <text:p>MN9KG8VAY</text:p>
          </table:table-cell>
          <table:table-cell office:value-type="string" calcext:value-type="string">
            <text:p>kw4i6x3yw51513i</text:p>
          </table:table-cell>
          <table:table-cell table:formula="of:=CONCATENATE([.A131];&quot;;&quot;;[.B131];&quot;;&quot;;[.C131];&quot;;&quot;;[.D131];&quot;;&quot;;[.E131];&quot;;&quot;;[.F131])" office:value-type="string" office:string-value="131;Economy;1;Erin Welch;MN9KG8VAY;kw4i6x3yw51513i" calcext:value-type="string">
            <text:p>131;Economy;1;Erin Welch;MN9KG8VAY;kw4i6x3yw51513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l Wilcox</text:p>
          </table:table-cell>
          <table:table-cell office:value-type="string" calcext:value-type="string">
            <text:p>1DETECF65</text:p>
          </table:table-cell>
          <table:table-cell office:value-type="string" calcext:value-type="string">
            <text:p>g09v8usfkzt5h80</text:p>
          </table:table-cell>
          <table:table-cell table:formula="of:=CONCATENATE([.A132];&quot;;&quot;;[.B132];&quot;;&quot;;[.C132];&quot;;&quot;;[.D132];&quot;;&quot;;[.E132];&quot;;&quot;;[.F132])" office:value-type="string" office:string-value="132;Economy;1;Jewell Wilcox;1DETECF65;g09v8usfkzt5h80" calcext:value-type="string">
            <text:p>132;Economy;1;Jewell Wilcox;1DETECF65;g09v8usfkzt5h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ob Larson</text:p>
          </table:table-cell>
          <table:table-cell office:value-type="string" calcext:value-type="string">
            <text:p>1TOOHHTGT</text:p>
          </table:table-cell>
          <table:table-cell office:value-type="string" calcext:value-type="string">
            <text:p>12plo4kfs6rg5z5</text:p>
          </table:table-cell>
          <table:table-cell table:formula="of:=CONCATENATE([.A133];&quot;;&quot;;[.B133];&quot;;&quot;;[.C133];&quot;;&quot;;[.D133];&quot;;&quot;;[.E133];&quot;;&quot;;[.F133])" office:value-type="string" office:string-value="133;Economy;1;Jacob Larson;1TOOHHTGT;12plo4kfs6rg5z5" calcext:value-type="string">
            <text:p>133;Economy;1;Jacob Larson;1TOOHHTGT;12plo4kfs6rg5z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lie Obrien</text:p>
          </table:table-cell>
          <table:table-cell office:value-type="string" calcext:value-type="string">
            <text:p>XXWUPR5KL</text:p>
          </table:table-cell>
          <table:table-cell office:value-type="string" calcext:value-type="string">
            <text:p>227igsp8wdwj3of</text:p>
          </table:table-cell>
          <table:table-cell table:formula="of:=CONCATENATE([.A134];&quot;;&quot;;[.B134];&quot;;&quot;;[.C134];&quot;;&quot;;[.D134];&quot;;&quot;;[.E134];&quot;;&quot;;[.F134])" office:value-type="string" office:string-value="134;Economy;1;Dollie Obrien;XXWUPR5KL;227igsp8wdwj3of" calcext:value-type="string">
            <text:p>134;Economy;1;Dollie Obrien;XXWUPR5KL;227igsp8wdwj3o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Riddle</text:p>
          </table:table-cell>
          <table:table-cell office:value-type="string" calcext:value-type="string">
            <text:p>MHZRQ5O5V</text:p>
          </table:table-cell>
          <table:table-cell office:value-type="string" calcext:value-type="string">
            <text:p>1knvh4qf04dp3k7</text:p>
          </table:table-cell>
          <table:table-cell table:formula="of:=CONCATENATE([.A135];&quot;;&quot;;[.B135];&quot;;&quot;;[.C135];&quot;;&quot;;[.D135];&quot;;&quot;;[.E135];&quot;;&quot;;[.F135])" office:value-type="string" office:string-value="135;Economy;1;Lance Riddle;MHZRQ5O5V;1knvh4qf04dp3k7" calcext:value-type="string">
            <text:p>135;Economy;1;Lance Riddle;MHZRQ5O5V;1knvh4qf04dp3k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elino Hartman</text:p>
          </table:table-cell>
          <table:table-cell office:value-type="string" calcext:value-type="string">
            <text:p>JEDEJO07D</text:p>
          </table:table-cell>
          <table:table-cell office:value-type="string" calcext:value-type="string">
            <text:p>5asccw2tstqv9yi</text:p>
          </table:table-cell>
          <table:table-cell table:formula="of:=CONCATENATE([.A136];&quot;;&quot;;[.B136];&quot;;&quot;;[.C136];&quot;;&quot;;[.D136];&quot;;&quot;;[.E136];&quot;;&quot;;[.F136])" office:value-type="string" office:string-value="136;Economy;1;Marcelino Hartman;JEDEJO07D;5asccw2tstqv9yi" calcext:value-type="string">
            <text:p>136;Economy;1;Marcelino Hartman;JEDEJO07D;5asccw2tstqv9yi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dre Ballard</text:p>
          </table:table-cell>
          <table:table-cell office:value-type="string" calcext:value-type="string">
            <text:p>R2Y57A7JL</text:p>
          </table:table-cell>
          <table:table-cell office:value-type="string" calcext:value-type="string">
            <text:p>91t0x17r2tepzgy</text:p>
          </table:table-cell>
          <table:table-cell table:formula="of:=CONCATENATE([.A137];&quot;;&quot;;[.B137];&quot;;&quot;;[.C137];&quot;;&quot;;[.D137];&quot;;&quot;;[.E137];&quot;;&quot;;[.F137])" office:value-type="string" office:string-value="137;Economy;1;Deandre Ballard;R2Y57A7JL;91t0x17r2tepzgy" calcext:value-type="string">
            <text:p>137;Economy;1;Deandre Ballard;R2Y57A7JL;91t0x17r2tepzgy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yl Ramsey</text:p>
          </table:table-cell>
          <table:table-cell office:value-type="string" calcext:value-type="string">
            <text:p>V84AM01ZE</text:p>
          </table:table-cell>
          <table:table-cell office:value-type="string" calcext:value-type="string">
            <text:p>6nhdqgt751yo35x</text:p>
          </table:table-cell>
          <table:table-cell table:formula="of:=CONCATENATE([.A138];&quot;;&quot;;[.B138];&quot;;&quot;;[.C138];&quot;;&quot;;[.D138];&quot;;&quot;;[.E138];&quot;;&quot;;[.F138])" office:value-type="string" office:string-value="138;Economy;1;Daryl Ramsey;V84AM01ZE;6nhdqgt751yo35x" calcext:value-type="string">
            <text:p>138;Economy;1;Daryl Ramsey;V84AM01ZE;6nhdqgt751yo35x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gelo Chen</text:p>
          </table:table-cell>
          <table:table-cell office:value-type="string" calcext:value-type="string">
            <text:p>GYDQSJ2YJ</text:p>
          </table:table-cell>
          <table:table-cell office:value-type="string" calcext:value-type="string">
            <text:p>va56g6wv5qmgool</text:p>
          </table:table-cell>
          <table:table-cell table:formula="of:=CONCATENATE([.A139];&quot;;&quot;;[.B139];&quot;;&quot;;[.C139];&quot;;&quot;;[.D139];&quot;;&quot;;[.E139];&quot;;&quot;;[.F139])" office:value-type="string" office:string-value="139;Economy;1;Deangelo Chen;GYDQSJ2YJ;va56g6wv5qmgool" calcext:value-type="string">
            <text:p>139;Economy;1;Deangelo Chen;GYDQSJ2YJ;va56g6wv5qmgoo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itt Hodge</text:p>
          </table:table-cell>
          <table:table-cell office:value-type="string" calcext:value-type="string">
            <text:p>0XBE6R66V</text:p>
          </table:table-cell>
          <table:table-cell office:value-type="string" calcext:value-type="string">
            <text:p>bgepp9bo69mpjjs</text:p>
          </table:table-cell>
          <table:table-cell table:formula="of:=CONCATENATE([.A140];&quot;;&quot;;[.B140];&quot;;&quot;;[.C140];&quot;;&quot;;[.D140];&quot;;&quot;;[.E140];&quot;;&quot;;[.F140])" office:value-type="string" office:string-value="140;Economy;1;Emmitt Hodge;0XBE6R66V;bgepp9bo69mpjjs" calcext:value-type="string">
            <text:p>140;Economy;1;Emmitt Hodge;0XBE6R66V;bgepp9bo69mpjj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dy Grimes</text:p>
          </table:table-cell>
          <table:table-cell office:value-type="string" calcext:value-type="string">
            <text:p>1KLW29LG0</text:p>
          </table:table-cell>
          <table:table-cell office:value-type="string" calcext:value-type="string">
            <text:p>8t5w67capzkb5zd</text:p>
          </table:table-cell>
          <table:table-cell table:formula="of:=CONCATENATE([.A141];&quot;;&quot;;[.B141];&quot;;&quot;;[.C141];&quot;;&quot;;[.D141];&quot;;&quot;;[.E141];&quot;;&quot;;[.F141])" office:value-type="string" office:string-value="141;Economy;1;Cindy Grimes;1KLW29LG0;8t5w67capzkb5zd" calcext:value-type="string">
            <text:p>141;Economy;1;Cindy Grimes;1KLW29LG0;8t5w67capzkb5z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zzie Gill</text:p>
          </table:table-cell>
          <table:table-cell office:value-type="string" calcext:value-type="string">
            <text:p>PP3I5FLU2</text:p>
          </table:table-cell>
          <table:table-cell office:value-type="string" calcext:value-type="string">
            <text:p>aykuti471z0qefy</text:p>
          </table:table-cell>
          <table:table-cell table:formula="of:=CONCATENATE([.A142];&quot;;&quot;;[.B142];&quot;;&quot;;[.C142];&quot;;&quot;;[.D142];&quot;;&quot;;[.E142];&quot;;&quot;;[.F142])" office:value-type="string" office:string-value="142;Economy;1;Lizzie Gill;PP3I5FLU2;aykuti471z0qefy" calcext:value-type="string">
            <text:p>142;Economy;1;Lizzie Gill;PP3I5FLU2;aykuti471z0qef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field Quinn</text:p>
          </table:table-cell>
          <table:table-cell office:value-type="string" calcext:value-type="string">
            <text:p>76HHU0MWE</text:p>
          </table:table-cell>
          <table:table-cell office:value-type="string" calcext:value-type="string">
            <text:p>lizfckvysijk4ot</text:p>
          </table:table-cell>
          <table:table-cell table:formula="of:=CONCATENATE([.A143];&quot;;&quot;;[.B143];&quot;;&quot;;[.C143];&quot;;&quot;;[.D143];&quot;;&quot;;[.E143];&quot;;&quot;;[.F143])" office:value-type="string" office:string-value="143;Economy;1;Garfield Quinn;76HHU0MWE;lizfckvysijk4ot" calcext:value-type="string">
            <text:p>143;Economy;1;Garfield Quinn;76HHU0MWE;lizfckvysijk4o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ita Lozano</text:p>
          </table:table-cell>
          <table:table-cell office:value-type="string" calcext:value-type="string">
            <text:p>43E43Y8NU</text:p>
          </table:table-cell>
          <table:table-cell office:value-type="string" calcext:value-type="string">
            <text:p>ydhbug8fjrigudy</text:p>
          </table:table-cell>
          <table:table-cell table:formula="of:=CONCATENATE([.A144];&quot;;&quot;;[.B144];&quot;;&quot;;[.C144];&quot;;&quot;;[.D144];&quot;;&quot;;[.E144];&quot;;&quot;;[.F144])" office:value-type="string" office:string-value="144;Economy;1;Bonita Lozano;43E43Y8NU;ydhbug8fjrigudy" calcext:value-type="string">
            <text:p>144;Economy;1;Bonita Lozano;43E43Y8NU;ydhbug8fjrigud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 Bryan</text:p>
          </table:table-cell>
          <table:table-cell office:value-type="string" calcext:value-type="string">
            <text:p>D2PGO2DTJ</text:p>
          </table:table-cell>
          <table:table-cell office:value-type="string" calcext:value-type="string">
            <text:p>vnjjnu4f0u5huma</text:p>
          </table:table-cell>
          <table:table-cell table:formula="of:=CONCATENATE([.A145];&quot;;&quot;;[.B145];&quot;;&quot;;[.C145];&quot;;&quot;;[.D145];&quot;;&quot;;[.E145];&quot;;&quot;;[.F145])" office:value-type="string" office:string-value="145;Economy;1;Simon Bryan;D2PGO2DTJ;vnjjnu4f0u5huma" calcext:value-type="string">
            <text:p>145;Economy;1;Simon Bryan;D2PGO2DTJ;vnjjnu4f0u5hum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va Thompson</text:p>
          </table:table-cell>
          <table:table-cell office:value-type="string" calcext:value-type="string">
            <text:p>TEIQG1VEP</text:p>
          </table:table-cell>
          <table:table-cell office:value-type="string" calcext:value-type="string">
            <text:p>5dd9k6yq75yuu0c</text:p>
          </table:table-cell>
          <table:table-cell table:formula="of:=CONCATENATE([.A146];&quot;;&quot;;[.B146];&quot;;&quot;;[.C146];&quot;;&quot;;[.D146];&quot;;&quot;;[.E146];&quot;;&quot;;[.F146])" office:value-type="string" office:string-value="146;Economy;1;Neva Thompson;TEIQG1VEP;5dd9k6yq75yuu0c" calcext:value-type="string">
            <text:p>146;Economy;1;Neva Thompson;TEIQG1VEP;5dd9k6yq75yuu0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a Bailey</text:p>
          </table:table-cell>
          <table:table-cell office:value-type="string" calcext:value-type="string">
            <text:p>O3103CY1I</text:p>
          </table:table-cell>
          <table:table-cell office:value-type="string" calcext:value-type="string">
            <text:p>l43o02uidw48ib1</text:p>
          </table:table-cell>
          <table:table-cell table:formula="of:=CONCATENATE([.A147];&quot;;&quot;;[.B147];&quot;;&quot;;[.C147];&quot;;&quot;;[.D147];&quot;;&quot;;[.E147];&quot;;&quot;;[.F147])" office:value-type="string" office:string-value="147;Economy;1;Adriana Bailey;O3103CY1I;l43o02uidw48ib1" calcext:value-type="string">
            <text:p>147;Economy;1;Adriana Bailey;O3103CY1I;l43o02uidw48ib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yla Hanna</text:p>
          </table:table-cell>
          <table:table-cell office:value-type="string" calcext:value-type="string">
            <text:p>47Q3QPWXP</text:p>
          </table:table-cell>
          <table:table-cell office:value-type="string" calcext:value-type="string">
            <text:p>ru8r072w5m7sawg</text:p>
          </table:table-cell>
          <table:table-cell table:formula="of:=CONCATENATE([.A148];&quot;;&quot;;[.B148];&quot;;&quot;;[.C148];&quot;;&quot;;[.D148];&quot;;&quot;;[.E148];&quot;;&quot;;[.F148])" office:value-type="string" office:string-value="148;Economy;1;Kayla Hanna;47Q3QPWXP;ru8r072w5m7sawg" calcext:value-type="string">
            <text:p>148;Economy;1;Kayla Hanna;47Q3QPWXP;ru8r072w5m7saw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y Howell</text:p>
          </table:table-cell>
          <table:table-cell office:value-type="string" calcext:value-type="string">
            <text:p>0Z3JOMDFC</text:p>
          </table:table-cell>
          <table:table-cell office:value-type="string" calcext:value-type="string">
            <text:p>63r0ymq4h1926sr</text:p>
          </table:table-cell>
          <table:table-cell table:formula="of:=CONCATENATE([.A149];&quot;;&quot;;[.B149];&quot;;&quot;;[.C149];&quot;;&quot;;[.D149];&quot;;&quot;;[.E149];&quot;;&quot;;[.F149])" office:value-type="string" office:string-value="149;Economy;1;Cary Howell;0Z3JOMDFC;63r0ymq4h1926sr" calcext:value-type="string">
            <text:p>149;Economy;1;Cary Howell;0Z3JOMDFC;63r0ymq4h1926s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ette Hebert</text:p>
          </table:table-cell>
          <table:table-cell office:value-type="string" calcext:value-type="string">
            <text:p>9XUAR5QLF</text:p>
          </table:table-cell>
          <table:table-cell office:value-type="string" calcext:value-type="string">
            <text:p>raq2bw7nzoa7e14</text:p>
          </table:table-cell>
          <table:table-cell table:formula="of:=CONCATENATE([.A150];&quot;;&quot;;[.B150];&quot;;&quot;;[.C150];&quot;;&quot;;[.D150];&quot;;&quot;;[.E150];&quot;;&quot;;[.F150])" office:value-type="string" office:string-value="150;Economy;1;Paulette Hebert;9XUAR5QLF;raq2bw7nzoa7e14" calcext:value-type="string">
            <text:p>150;Economy;1;Paulette Hebert;9XUAR5QLF;raq2bw7nzoa7e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bie Benjamin</text:p>
          </table:table-cell>
          <table:table-cell office:value-type="string" calcext:value-type="string">
            <text:p>4ENX0DDO5</text:p>
          </table:table-cell>
          <table:table-cell office:value-type="string" calcext:value-type="string">
            <text:p>msifv91dnu97012</text:p>
          </table:table-cell>
          <table:table-cell table:formula="of:=CONCATENATE([.A151];&quot;;&quot;;[.B151];&quot;;&quot;;[.C151];&quot;;&quot;;[.D151];&quot;;&quot;;[.E151];&quot;;&quot;;[.F151])" office:value-type="string" office:string-value="151;Economy;1;Bobbie Benjamin;4ENX0DDO5;msifv91dnu97012" calcext:value-type="string">
            <text:p>151;Economy;1;Bobbie Benjamin;4ENX0DDO5;msifv91dnu970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ay Hebert</text:p>
          </table:table-cell>
          <table:table-cell office:value-type="string" calcext:value-type="string">
            <text:p>QAT0B8KRX</text:p>
          </table:table-cell>
          <table:table-cell office:value-type="string" calcext:value-type="string">
            <text:p>angpv3hfmnk2mze</text:p>
          </table:table-cell>
          <table:table-cell table:formula="of:=CONCATENATE([.A152];&quot;;&quot;;[.B152];&quot;;&quot;;[.C152];&quot;;&quot;;[.D152];&quot;;&quot;;[.E152];&quot;;&quot;;[.F152])" office:value-type="string" office:string-value="152;Economy;1;Lindsay Hebert;QAT0B8KRX;angpv3hfmnk2mze" calcext:value-type="string">
            <text:p>152;Economy;1;Lindsay Hebert;QAT0B8KRX;angpv3hfmnk2mz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 Hicks</text:p>
          </table:table-cell>
          <table:table-cell office:value-type="string" calcext:value-type="string">
            <text:p>GH9D2HW9W</text:p>
          </table:table-cell>
          <table:table-cell office:value-type="string" calcext:value-type="string">
            <text:p>97i6w9c0yvcy09g</text:p>
          </table:table-cell>
          <table:table-cell table:formula="of:=CONCATENATE([.A153];&quot;;&quot;;[.B153];&quot;;&quot;;[.C153];&quot;;&quot;;[.D153];&quot;;&quot;;[.E153];&quot;;&quot;;[.F153])" office:value-type="string" office:string-value="153;Economy;1;Terra Hicks;GH9D2HW9W;97i6w9c0yvcy09g" calcext:value-type="string">
            <text:p>153;Economy;1;Terra Hicks;GH9D2HW9W;97i6w9c0yvcy09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in Weaver</text:p>
          </table:table-cell>
          <table:table-cell office:value-type="string" calcext:value-type="string">
            <text:p>DTCK4JZNM</text:p>
          </table:table-cell>
          <table:table-cell office:value-type="string" calcext:value-type="string">
            <text:p>hlo9kppyj6hl9b8</text:p>
          </table:table-cell>
          <table:table-cell table:formula="of:=CONCATENATE([.A154];&quot;;&quot;;[.B154];&quot;;&quot;;[.C154];&quot;;&quot;;[.D154];&quot;;&quot;;[.E154];&quot;;&quot;;[.F154])" office:value-type="string" office:string-value="154;Economy;1;Brain Weaver;DTCK4JZNM;hlo9kppyj6hl9b8" calcext:value-type="string">
            <text:p>154;Economy;1;Brain Weaver;DTCK4JZNM;hlo9kppyj6hl9b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a Mccann</text:p>
          </table:table-cell>
          <table:table-cell office:value-type="string" calcext:value-type="string">
            <text:p>JGVOM0A16</text:p>
          </table:table-cell>
          <table:table-cell office:value-type="string" calcext:value-type="string">
            <text:p>6rb4u5tqxqqfcsu</text:p>
          </table:table-cell>
          <table:table-cell table:formula="of:=CONCATENATE([.A155];&quot;;&quot;;[.B155];&quot;;&quot;;[.C155];&quot;;&quot;;[.D155];&quot;;&quot;;[.E155];&quot;;&quot;;[.F155])" office:value-type="string" office:string-value="155;Economy;1;Freda Mccann;JGVOM0A16;6rb4u5tqxqqfcsu" calcext:value-type="string">
            <text:p>155;Economy;1;Freda Mccann;JGVOM0A16;6rb4u5tqxqqfcsu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liott Rush</text:p>
          </table:table-cell>
          <table:table-cell office:value-type="string" calcext:value-type="string">
            <text:p>BSOTIHEQ9</text:p>
          </table:table-cell>
          <table:table-cell office:value-type="string" calcext:value-type="string">
            <text:p>8v1bohz5ydm82lt</text:p>
          </table:table-cell>
          <table:table-cell table:formula="of:=CONCATENATE([.A156];&quot;;&quot;;[.B156];&quot;;&quot;;[.C156];&quot;;&quot;;[.D156];&quot;;&quot;;[.E156];&quot;;&quot;;[.F156])" office:value-type="string" office:string-value="156;Economy;1;Elliott Rush;BSOTIHEQ9;8v1bohz5ydm82lt" calcext:value-type="string">
            <text:p>156;Economy;1;Elliott Rush;BSOTIHEQ9;8v1bohz5ydm82l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bert Baldwin</text:p>
          </table:table-cell>
          <table:table-cell office:value-type="string" calcext:value-type="string">
            <text:p>4GP5R53XW</text:p>
          </table:table-cell>
          <table:table-cell office:value-type="string" calcext:value-type="string">
            <text:p>9zddp8c603zklz3</text:p>
          </table:table-cell>
          <table:table-cell table:formula="of:=CONCATENATE([.A157];&quot;;&quot;;[.B157];&quot;;&quot;;[.C157];&quot;;&quot;;[.D157];&quot;;&quot;;[.E157];&quot;;&quot;;[.F157])" office:value-type="string" office:string-value="157;Economy;1;Elbert Baldwin;4GP5R53XW;9zddp8c603zklz3" calcext:value-type="string">
            <text:p>157;Economy;1;Elbert Baldwin;4GP5R53XW;9zddp8c603zklz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anda Buck</text:p>
          </table:table-cell>
          <table:table-cell office:value-type="string" calcext:value-type="string">
            <text:p>CG5DRZQNT</text:p>
          </table:table-cell>
          <table:table-cell office:value-type="string" calcext:value-type="string">
            <text:p>e93yphko5xdfzem</text:p>
          </table:table-cell>
          <table:table-cell table:formula="of:=CONCATENATE([.A158];&quot;;&quot;;[.B158];&quot;;&quot;;[.C158];&quot;;&quot;;[.D158];&quot;;&quot;;[.E158];&quot;;&quot;;[.F158])" office:value-type="string" office:string-value="158;Economy;1;Lawanda Buck;CG5DRZQNT;e93yphko5xdfzem" calcext:value-type="string">
            <text:p>158;Economy;1;Lawanda Buck;CG5DRZQNT;e93yphko5xdfzem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ya Serrano</text:p>
          </table:table-cell>
          <table:table-cell office:value-type="string" calcext:value-type="string">
            <text:p>HS02T06J0</text:p>
          </table:table-cell>
          <table:table-cell office:value-type="string" calcext:value-type="string">
            <text:p>7i50lam4nu1rnn4</text:p>
          </table:table-cell>
          <table:table-cell table:formula="of:=CONCATENATE([.A159];&quot;;&quot;;[.B159];&quot;;&quot;;[.C159];&quot;;&quot;;[.D159];&quot;;&quot;;[.E159];&quot;;&quot;;[.F159])" office:value-type="string" office:string-value="159;Economy;1;Sonya Serrano;HS02T06J0;7i50lam4nu1rnn4" calcext:value-type="string">
            <text:p>159;Economy;1;Sonya Serrano;HS02T06J0;7i50lam4nu1rnn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mer Short</text:p>
          </table:table-cell>
          <table:table-cell office:value-type="string" calcext:value-type="string">
            <text:p>IG9G6MWI8</text:p>
          </table:table-cell>
          <table:table-cell office:value-type="string" calcext:value-type="string">
            <text:p>zxsjdfj1uuyz97f</text:p>
          </table:table-cell>
          <table:table-cell table:formula="of:=CONCATENATE([.A160];&quot;;&quot;;[.B160];&quot;;&quot;;[.C160];&quot;;&quot;;[.D160];&quot;;&quot;;[.E160];&quot;;&quot;;[.F160])" office:value-type="string" office:string-value="160;Economy;1;Wilmer Short;IG9G6MWI8;zxsjdfj1uuyz97f" calcext:value-type="string">
            <text:p>160;Economy;1;Wilmer Short;IG9G6MWI8;zxsjdfj1uuyz97f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a Benson</text:p>
          </table:table-cell>
          <table:table-cell office:value-type="string" calcext:value-type="string">
            <text:p>TP0ZIBFAL</text:p>
          </table:table-cell>
          <table:table-cell office:value-type="string" calcext:value-type="string">
            <text:p>znew12eki3e5xbp</text:p>
          </table:table-cell>
          <table:table-cell table:formula="of:=CONCATENATE([.A161];&quot;;&quot;;[.B161];&quot;;&quot;;[.C161];&quot;;&quot;;[.D161];&quot;;&quot;;[.E161];&quot;;&quot;;[.F161])" office:value-type="string" office:string-value="161;Economy;1;Ida Benson;TP0ZIBFAL;znew12eki3e5xbp" calcext:value-type="string">
            <text:p>161;Economy;1;Ida Benson;TP0ZIBFAL;znew12eki3e5xb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i Daugherty</text:p>
          </table:table-cell>
          <table:table-cell office:value-type="string" calcext:value-type="string">
            <text:p>EB8VNG7B1</text:p>
          </table:table-cell>
          <table:table-cell office:value-type="string" calcext:value-type="string">
            <text:p>oxjllt1nxo4y0hy</text:p>
          </table:table-cell>
          <table:table-cell table:formula="of:=CONCATENATE([.A162];&quot;;&quot;;[.B162];&quot;;&quot;;[.C162];&quot;;&quot;;[.D162];&quot;;&quot;;[.E162];&quot;;&quot;;[.F162])" office:value-type="string" office:string-value="162;Economy;1;Teri Daugherty;EB8VNG7B1;oxjllt1nxo4y0hy" calcext:value-type="string">
            <text:p>162;Economy;1;Teri Daugherty;EB8VNG7B1;oxjllt1nxo4y0hy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ell Maxwell</text:p>
          </table:table-cell>
          <table:table-cell office:value-type="string" calcext:value-type="string">
            <text:p>0Y9NCXYLP</text:p>
          </table:table-cell>
          <table:table-cell office:value-type="string" calcext:value-type="string">
            <text:p>lm1yotduicqtco7</text:p>
          </table:table-cell>
          <table:table-cell table:formula="of:=CONCATENATE([.A163];&quot;;&quot;;[.B163];&quot;;&quot;;[.C163];&quot;;&quot;;[.D163];&quot;;&quot;;[.E163];&quot;;&quot;;[.F163])" office:value-type="string" office:string-value="163;Economy;1;Darell Maxwell;0Y9NCXYLP;lm1yotduicqtco7" calcext:value-type="string">
            <text:p>163;Economy;1;Darell Maxwell;0Y9NCXYLP;lm1yotduicqtco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ne Reeves</text:p>
          </table:table-cell>
          <table:table-cell office:value-type="string" calcext:value-type="string">
            <text:p>UXAPZATJN</text:p>
          </table:table-cell>
          <table:table-cell office:value-type="string" calcext:value-type="string">
            <text:p>ac653oi3w1d324j</text:p>
          </table:table-cell>
          <table:table-cell table:formula="of:=CONCATENATE([.A164];&quot;;&quot;;[.B164];&quot;;&quot;;[.C164];&quot;;&quot;;[.D164];&quot;;&quot;;[.E164];&quot;;&quot;;[.F164])" office:value-type="string" office:string-value="164;Economy;1;Lorene Reeves;UXAPZATJN;ac653oi3w1d324j" calcext:value-type="string">
            <text:p>164;Economy;1;Lorene Reeves;UXAPZATJN;ac653oi3w1d324j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 Lang</text:p>
          </table:table-cell>
          <table:table-cell office:value-type="string" calcext:value-type="string">
            <text:p>TD94A2VER</text:p>
          </table:table-cell>
          <table:table-cell office:value-type="string" calcext:value-type="string">
            <text:p>gnfa4chimwv04w0</text:p>
          </table:table-cell>
          <table:table-cell table:formula="of:=CONCATENATE([.A165];&quot;;&quot;;[.B165];&quot;;&quot;;[.C165];&quot;;&quot;;[.D165];&quot;;&quot;;[.E165];&quot;;&quot;;[.F165])" office:value-type="string" office:string-value="165;Economy;1;Tomas Lang;TD94A2VER;gnfa4chimwv04w0" calcext:value-type="string">
            <text:p>165;Economy;1;Tomas Lang;TD94A2VER;gnfa4chimwv04w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r Obrien</text:p>
          </table:table-cell>
          <table:table-cell office:value-type="string" calcext:value-type="string">
            <text:p>Y61WSC84E</text:p>
          </table:table-cell>
          <table:table-cell office:value-type="string" calcext:value-type="string">
            <text:p>we4lbrnfcl6q368</text:p>
          </table:table-cell>
          <table:table-cell table:formula="of:=CONCATENATE([.A166];&quot;;&quot;;[.B166];&quot;;&quot;;[.C166];&quot;;&quot;;[.D166];&quot;;&quot;;[.E166];&quot;;&quot;;[.F166])" office:value-type="string" office:string-value="166;Economy;1;Homer Obrien;Y61WSC84E;we4lbrnfcl6q368" calcext:value-type="string">
            <text:p>166;Economy;1;Homer Obrien;Y61WSC84E;we4lbrnfcl6q3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yne Richardson</text:p>
          </table:table-cell>
          <table:table-cell office:value-type="string" calcext:value-type="string">
            <text:p>CP0G0IVCB</text:p>
          </table:table-cell>
          <table:table-cell office:value-type="string" calcext:value-type="string">
            <text:p>rnk6zib1uqalo9m</text:p>
          </table:table-cell>
          <table:table-cell table:formula="of:=CONCATENATE([.A167];&quot;;&quot;;[.B167];&quot;;&quot;;[.C167];&quot;;&quot;;[.D167];&quot;;&quot;;[.E167];&quot;;&quot;;[.F167])" office:value-type="string" office:string-value="167;Economy;1;Shayne Richardson;CP0G0IVCB;rnk6zib1uqalo9m" calcext:value-type="string">
            <text:p>167;Economy;1;Shayne Richardson;CP0G0IVCB;rnk6zib1uqalo9m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 Brennan</text:p>
          </table:table-cell>
          <table:table-cell office:value-type="string" calcext:value-type="string">
            <text:p>47D4WFOT4</text:p>
          </table:table-cell>
          <table:table-cell office:value-type="string" calcext:value-type="string">
            <text:p>12qjgcrpi447qoi</text:p>
          </table:table-cell>
          <table:table-cell table:formula="of:=CONCATENATE([.A168];&quot;;&quot;;[.B168];&quot;;&quot;;[.C168];&quot;;&quot;;[.D168];&quot;;&quot;;[.E168];&quot;;&quot;;[.F168])" office:value-type="string" office:string-value="168;Economy;1;Richard Brennan;47D4WFOT4;12qjgcrpi447qoi" calcext:value-type="string">
            <text:p>168;Economy;1;Richard Brennan;47D4WFOT4;12qjgcrpi447qoi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el Robertson</text:p>
          </table:table-cell>
          <table:table-cell office:value-type="string" calcext:value-type="string">
            <text:p>2EMK4BPUY</text:p>
          </table:table-cell>
          <table:table-cell office:value-type="string" calcext:value-type="string">
            <text:p>1n5n91wjan668ai</text:p>
          </table:table-cell>
          <table:table-cell table:formula="of:=CONCATENATE([.A169];&quot;;&quot;;[.B169];&quot;;&quot;;[.C169];&quot;;&quot;;[.D169];&quot;;&quot;;[.E169];&quot;;&quot;;[.F169])" office:value-type="string" office:string-value="169;Economy;1;Israel Robertson;2EMK4BPUY;1n5n91wjan668ai" calcext:value-type="string">
            <text:p>169;Economy;1;Israel Robertson;2EMK4BPUY;1n5n91wjan668a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elle Lozano</text:p>
          </table:table-cell>
          <table:table-cell office:value-type="string" calcext:value-type="string">
            <text:p>WLC1P3WP9</text:p>
          </table:table-cell>
          <table:table-cell office:value-type="string" calcext:value-type="string">
            <text:p>yhlurtl4ked84vf</text:p>
          </table:table-cell>
          <table:table-cell table:formula="of:=CONCATENATE([.A170];&quot;;&quot;;[.B170];&quot;;&quot;;[.C170];&quot;;&quot;;[.D170];&quot;;&quot;;[.E170];&quot;;&quot;;[.F170])" office:value-type="string" office:string-value="170;Economy;1;Noelle Lozano;WLC1P3WP9;yhlurtl4ked84vf" calcext:value-type="string">
            <text:p>170;Economy;1;Noelle Lozano;WLC1P3WP9;yhlurtl4ked84vf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erly Terrell</text:p>
          </table:table-cell>
          <table:table-cell office:value-type="string" calcext:value-type="string">
            <text:p>9VHUTIRH2</text:p>
          </table:table-cell>
          <table:table-cell office:value-type="string" calcext:value-type="string">
            <text:p>pv21jus50kg88m8</text:p>
          </table:table-cell>
          <table:table-cell table:formula="of:=CONCATENATE([.A171];&quot;;&quot;;[.B171];&quot;;&quot;;[.C171];&quot;;&quot;;[.D171];&quot;;&quot;;[.E171];&quot;;&quot;;[.F171])" office:value-type="string" office:string-value="171;Economy;1;Kimberly Terrell;9VHUTIRH2;pv21jus50kg88m8" calcext:value-type="string">
            <text:p>171;Economy;1;Kimberly Terrell;9VHUTIRH2;pv21jus50kg88m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ke Stevenson</text:p>
          </table:table-cell>
          <table:table-cell office:value-type="string" calcext:value-type="string">
            <text:p>2E1LRK1I8</text:p>
          </table:table-cell>
          <table:table-cell office:value-type="string" calcext:value-type="string">
            <text:p>q8e8kmwf4fnp051</text:p>
          </table:table-cell>
          <table:table-cell table:formula="of:=CONCATENATE([.A172];&quot;;&quot;;[.B172];&quot;;&quot;;[.C172];&quot;;&quot;;[.D172];&quot;;&quot;;[.E172];&quot;;&quot;;[.F172])" office:value-type="string" office:string-value="172;Economy;1;Blake Stevenson;2E1LRK1I8;q8e8kmwf4fnp051" calcext:value-type="string">
            <text:p>172;Economy;1;Blake Stevenson;2E1LRK1I8;q8e8kmwf4fnp0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y Hood</text:p>
          </table:table-cell>
          <table:table-cell office:value-type="string" calcext:value-type="string">
            <text:p>7AEGXVPXH</text:p>
          </table:table-cell>
          <table:table-cell office:value-type="string" calcext:value-type="string">
            <text:p>lg1u29tap7v9ol3</text:p>
          </table:table-cell>
          <table:table-cell table:formula="of:=CONCATENATE([.A173];&quot;;&quot;;[.B173];&quot;;&quot;;[.C173];&quot;;&quot;;[.D173];&quot;;&quot;;[.E173];&quot;;&quot;;[.F173])" office:value-type="string" office:string-value="173;Economy;1;Dusty Hood;7AEGXVPXH;lg1u29tap7v9ol3" calcext:value-type="string">
            <text:p>173;Economy;1;Dusty Hood;7AEGXVPXH;lg1u29tap7v9ol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frey Dickerson</text:p>
          </table:table-cell>
          <table:table-cell office:value-type="string" calcext:value-type="string">
            <text:p>ESNQIJYB3</text:p>
          </table:table-cell>
          <table:table-cell office:value-type="string" calcext:value-type="string">
            <text:p>dtskt0xlzw6osnj</text:p>
          </table:table-cell>
          <table:table-cell table:formula="of:=CONCATENATE([.A174];&quot;;&quot;;[.B174];&quot;;&quot;;[.C174];&quot;;&quot;;[.D174];&quot;;&quot;;[.E174];&quot;;&quot;;[.F174])" office:value-type="string" office:string-value="174;Economy;1;Jeffrey Dickerson;ESNQIJYB3;dtskt0xlzw6osnj" calcext:value-type="string">
            <text:p>174;Economy;1;Jeffrey Dickerson;ESNQIJYB3;dtskt0xlzw6osnj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y Stein</text:p>
          </table:table-cell>
          <table:table-cell office:value-type="string" calcext:value-type="string">
            <text:p>QF41HPSPO</text:p>
          </table:table-cell>
          <table:table-cell office:value-type="string" calcext:value-type="string">
            <text:p>xmj8hdjfabbk2ez</text:p>
          </table:table-cell>
          <table:table-cell table:formula="of:=CONCATENATE([.A175];&quot;;&quot;;[.B175];&quot;;&quot;;[.C175];&quot;;&quot;;[.D175];&quot;;&quot;;[.E175];&quot;;&quot;;[.F175])" office:value-type="string" office:string-value="175;Economy;1;Becky Stein;QF41HPSPO;xmj8hdjfabbk2ez" calcext:value-type="string">
            <text:p>175;Economy;1;Becky Stein;QF41HPSPO;xmj8hdjfabbk2ez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 Ponce</text:p>
          </table:table-cell>
          <table:table-cell office:value-type="string" calcext:value-type="string">
            <text:p>P2UK4S6GF</text:p>
          </table:table-cell>
          <table:table-cell office:value-type="string" calcext:value-type="string">
            <text:p>3ey2eyy8ay7nfih</text:p>
          </table:table-cell>
          <table:table-cell table:formula="of:=CONCATENATE([.A176];&quot;;&quot;;[.B176];&quot;;&quot;;[.C176];&quot;;&quot;;[.D176];&quot;;&quot;;[.E176];&quot;;&quot;;[.F176])" office:value-type="string" office:string-value="176;Economy;1;Adrian Ponce;P2UK4S6GF;3ey2eyy8ay7nfih" calcext:value-type="string">
            <text:p>176;Economy;1;Adrian Ponce;P2UK4S6GF;3ey2eyy8ay7nfih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mee Galvan</text:p>
          </table:table-cell>
          <table:table-cell office:value-type="string" calcext:value-type="string">
            <text:p>NU1R4JN64</text:p>
          </table:table-cell>
          <table:table-cell office:value-type="string" calcext:value-type="string">
            <text:p>035wv6kkr24ws95</text:p>
          </table:table-cell>
          <table:table-cell table:formula="of:=CONCATENATE([.A177];&quot;;&quot;;[.B177];&quot;;&quot;;[.C177];&quot;;&quot;;[.D177];&quot;;&quot;;[.E177];&quot;;&quot;;[.F177])" office:value-type="string" office:string-value="177;Economy;1;Aimee Galvan;NU1R4JN64;035wv6kkr24ws95" calcext:value-type="string">
            <text:p>177;Economy;1;Aimee Galvan;NU1R4JN64;035wv6kkr24ws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mundo Krause</text:p>
          </table:table-cell>
          <table:table-cell office:value-type="string" calcext:value-type="string">
            <text:p>HTFC3AWEB</text:p>
          </table:table-cell>
          <table:table-cell office:value-type="string" calcext:value-type="string">
            <text:p>o2po66x99fo0dzj</text:p>
          </table:table-cell>
          <table:table-cell table:formula="of:=CONCATENATE([.A178];&quot;;&quot;;[.B178];&quot;;&quot;;[.C178];&quot;;&quot;;[.D178];&quot;;&quot;;[.E178];&quot;;&quot;;[.F178])" office:value-type="string" office:string-value="178;Economy;1;Raymundo Krause;HTFC3AWEB;o2po66x99fo0dzj" calcext:value-type="string">
            <text:p>178;Economy;1;Raymundo Krause;HTFC3AWEB;o2po66x99fo0dzj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ic Guerrero</text:p>
          </table:table-cell>
          <table:table-cell office:value-type="string" calcext:value-type="string">
            <text:p>NHRW6BPJ0</text:p>
          </table:table-cell>
          <table:table-cell office:value-type="string" calcext:value-type="string">
            <text:p>gptc3e0j1ahs81r</text:p>
          </table:table-cell>
          <table:table-cell table:formula="of:=CONCATENATE([.A179];&quot;;&quot;;[.B179];&quot;;&quot;;[.C179];&quot;;&quot;;[.D179];&quot;;&quot;;[.E179];&quot;;&quot;;[.F179])" office:value-type="string" office:string-value="179;Economy;1;Dominic Guerrero;NHRW6BPJ0;gptc3e0j1ahs81r" calcext:value-type="string">
            <text:p>179;Economy;1;Dominic Guerrero;NHRW6BPJ0;gptc3e0j1ahs81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inda Barrera</text:p>
          </table:table-cell>
          <table:table-cell office:value-type="string" calcext:value-type="string">
            <text:p>3QJB1LCD2</text:p>
          </table:table-cell>
          <table:table-cell office:value-type="string" calcext:value-type="string">
            <text:p>jim625srsfme5tr</text:p>
          </table:table-cell>
          <table:table-cell table:formula="of:=CONCATENATE([.A180];&quot;;&quot;;[.B180];&quot;;&quot;;[.C180];&quot;;&quot;;[.D180];&quot;;&quot;;[.E180];&quot;;&quot;;[.F180])" office:value-type="string" office:string-value="180;Economy;1;Lucinda Barrera;3QJB1LCD2;jim625srsfme5tr" calcext:value-type="string">
            <text:p>180;Economy;1;Lucinda Barrera;3QJB1LCD2;jim625srsfme5t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hleen Snyder</text:p>
          </table:table-cell>
          <table:table-cell office:value-type="string" calcext:value-type="string">
            <text:p>O2R7RO1HG</text:p>
          </table:table-cell>
          <table:table-cell office:value-type="string" calcext:value-type="string">
            <text:p>rsziw8h0j7umesf</text:p>
          </table:table-cell>
          <table:table-cell table:formula="of:=CONCATENATE([.A181];&quot;;&quot;;[.B181];&quot;;&quot;;[.C181];&quot;;&quot;;[.D181];&quot;;&quot;;[.E181];&quot;;&quot;;[.F181])" office:value-type="string" office:string-value="181;Economy;1;Kathleen Snyder;O2R7RO1HG;rsziw8h0j7umesf" calcext:value-type="string">
            <text:p>181;Economy;1;Kathleen Snyder;O2R7RO1HG;rsziw8h0j7umesf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gilio Cummings</text:p>
          </table:table-cell>
          <table:table-cell office:value-type="string" calcext:value-type="string">
            <text:p>HCSLZPAYI</text:p>
          </table:table-cell>
          <table:table-cell office:value-type="string" calcext:value-type="string">
            <text:p>4qvggft80v8grw1</text:p>
          </table:table-cell>
          <table:table-cell table:formula="of:=CONCATENATE([.A182];&quot;;&quot;;[.B182];&quot;;&quot;;[.C182];&quot;;&quot;;[.D182];&quot;;&quot;;[.E182];&quot;;&quot;;[.F182])" office:value-type="string" office:string-value="182;Economy;1;Virgilio Cummings;HCSLZPAYI;4qvggft80v8grw1" calcext:value-type="string">
            <text:p>182;Economy;1;Virgilio Cummings;HCSLZPAYI;4qvggft80v8grw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 Wilkins</text:p>
          </table:table-cell>
          <table:table-cell office:value-type="string" calcext:value-type="string">
            <text:p>VOLHT86XM</text:p>
          </table:table-cell>
          <table:table-cell office:value-type="string" calcext:value-type="string">
            <text:p>x1tav6ycn3lbg1t</text:p>
          </table:table-cell>
          <table:table-cell table:formula="of:=CONCATENATE([.A183];&quot;;&quot;;[.B183];&quot;;&quot;;[.C183];&quot;;&quot;;[.D183];&quot;;&quot;;[.E183];&quot;;&quot;;[.F183])" office:value-type="string" office:string-value="183;Economy;1;Fernando Wilkins;VOLHT86XM;x1tav6ycn3lbg1t" calcext:value-type="string">
            <text:p>183;Economy;1;Fernando Wilkins;VOLHT86XM;x1tav6ycn3lbg1t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ian Kim</text:p>
          </table:table-cell>
          <table:table-cell office:value-type="string" calcext:value-type="string">
            <text:p>6F2VGVOZN</text:p>
          </table:table-cell>
          <table:table-cell office:value-type="string" calcext:value-type="string">
            <text:p>rczjdgaks7tftz1</text:p>
          </table:table-cell>
          <table:table-cell table:formula="of:=CONCATENATE([.A184];&quot;;&quot;;[.B184];&quot;;&quot;;[.C184];&quot;;&quot;;[.D184];&quot;;&quot;;[.E184];&quot;;&quot;;[.F184])" office:value-type="string" office:string-value="184;Economy;1;Vivian Kim;6F2VGVOZN;rczjdgaks7tftz1" calcext:value-type="string">
            <text:p>184;Economy;1;Vivian Kim;6F2VGVOZN;rczjdgaks7tftz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i Whitaker</text:p>
          </table:table-cell>
          <table:table-cell office:value-type="string" calcext:value-type="string">
            <text:p>K2IZ3VDFR</text:p>
          </table:table-cell>
          <table:table-cell office:value-type="string" calcext:value-type="string">
            <text:p>ocxw44aql4rngt8</text:p>
          </table:table-cell>
          <table:table-cell table:formula="of:=CONCATENATE([.A185];&quot;;&quot;;[.B185];&quot;;&quot;;[.C185];&quot;;&quot;;[.D185];&quot;;&quot;;[.E185];&quot;;&quot;;[.F185])" office:value-type="string" office:string-value="185;Economy;1;Kristi Whitaker;K2IZ3VDFR;ocxw44aql4rngt8" calcext:value-type="string">
            <text:p>185;Economy;1;Kristi Whitaker;K2IZ3VDFR;ocxw44aql4rngt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sebio Townsend</text:p>
          </table:table-cell>
          <table:table-cell office:value-type="string" calcext:value-type="string">
            <text:p>BGXGPWB70</text:p>
          </table:table-cell>
          <table:table-cell office:value-type="string" calcext:value-type="string">
            <text:p>5yg9agep07kdpks</text:p>
          </table:table-cell>
          <table:table-cell table:formula="of:=CONCATENATE([.A186];&quot;;&quot;;[.B186];&quot;;&quot;;[.C186];&quot;;&quot;;[.D186];&quot;;&quot;;[.E186];&quot;;&quot;;[.F186])" office:value-type="string" office:string-value="186;Economy;1;Eusebio Townsend;BGXGPWB70;5yg9agep07kdpks" calcext:value-type="string">
            <text:p>186;Economy;1;Eusebio Townsend;BGXGPWB70;5yg9agep07kdpk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hel Bauer</text:p>
          </table:table-cell>
          <table:table-cell office:value-type="string" calcext:value-type="string">
            <text:p>8KHSGB36Q</text:p>
          </table:table-cell>
          <table:table-cell office:value-type="string" calcext:value-type="string">
            <text:p>kvmqzxu1vogxxc0</text:p>
          </table:table-cell>
          <table:table-cell table:formula="of:=CONCATENATE([.A187];&quot;;&quot;;[.B187];&quot;;&quot;;[.C187];&quot;;&quot;;[.D187];&quot;;&quot;;[.E187];&quot;;&quot;;[.F187])" office:value-type="string" office:string-value="187;Economy;1;Rachel Bauer;8KHSGB36Q;kvmqzxu1vogxxc0" calcext:value-type="string">
            <text:p>187;Economy;1;Rachel Bauer;8KHSGB36Q;kvmqzxu1vogxxc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oris Austin</text:p>
          </table:table-cell>
          <table:table-cell office:value-type="string" calcext:value-type="string">
            <text:p>PY0KE9K2H</text:p>
          </table:table-cell>
          <table:table-cell office:value-type="string" calcext:value-type="string">
            <text:p>58113f4ttblplg9</text:p>
          </table:table-cell>
          <table:table-cell table:formula="of:=CONCATENATE([.A188];&quot;;&quot;;[.B188];&quot;;&quot;;[.C188];&quot;;&quot;;[.D188];&quot;;&quot;;[.E188];&quot;;&quot;;[.F188])" office:value-type="string" office:string-value="188;Economy;1;Deloris Austin;PY0KE9K2H;58113f4ttblplg9" calcext:value-type="string">
            <text:p>188;Economy;1;Deloris Austin;PY0KE9K2H;58113f4ttblplg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bert Mclaughlin</text:p>
          </table:table-cell>
          <table:table-cell office:value-type="string" calcext:value-type="string">
            <text:p>WHX443GOU</text:p>
          </table:table-cell>
          <table:table-cell office:value-type="string" calcext:value-type="string">
            <text:p>kq8t0hb2z2fig1r</text:p>
          </table:table-cell>
          <table:table-cell table:formula="of:=CONCATENATE([.A189];&quot;;&quot;;[.B189];&quot;;&quot;;[.C189];&quot;;&quot;;[.D189];&quot;;&quot;;[.E189];&quot;;&quot;;[.F189])" office:value-type="string" office:string-value="189;Economy;1;Delbert Mclaughlin;WHX443GOU;kq8t0hb2z2fig1r" calcext:value-type="string">
            <text:p>189;Economy;1;Delbert Mclaughlin;WHX443GOU;kq8t0hb2z2fig1r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e Burton</text:p>
          </table:table-cell>
          <table:table-cell office:value-type="string" calcext:value-type="string">
            <text:p>CMYXC7NNV</text:p>
          </table:table-cell>
          <table:table-cell office:value-type="string" calcext:value-type="string">
            <text:p>0izw1ebcp1f62hx</text:p>
          </table:table-cell>
          <table:table-cell table:formula="of:=CONCATENATE([.A190];&quot;;&quot;;[.B190];&quot;;&quot;;[.C190];&quot;;&quot;;[.D190];&quot;;&quot;;[.E190];&quot;;&quot;;[.F190])" office:value-type="string" office:string-value="190;Economy;1;Zane Burton;CMYXC7NNV;0izw1ebcp1f62hx" calcext:value-type="string">
            <text:p>190;Economy;1;Zane Burton;CMYXC7NNV;0izw1ebcp1f62hx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y Salas</text:p>
          </table:table-cell>
          <table:table-cell office:value-type="string" calcext:value-type="string">
            <text:p>CPOUF1EBT</text:p>
          </table:table-cell>
          <table:table-cell office:value-type="string" calcext:value-type="string">
            <text:p>y1vbk3omun7ckva</text:p>
          </table:table-cell>
          <table:table-cell table:formula="of:=CONCATENATE([.A191];&quot;;&quot;;[.B191];&quot;;&quot;;[.C191];&quot;;&quot;;[.D191];&quot;;&quot;;[.E191];&quot;;&quot;;[.F191])" office:value-type="string" office:string-value="191;Economy;1;Billy Salas;CPOUF1EBT;y1vbk3omun7ckva" calcext:value-type="string">
            <text:p>191;Economy;1;Billy Salas;CPOUF1EBT;y1vbk3omun7ckv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 Chen</text:p>
          </table:table-cell>
          <table:table-cell office:value-type="string" calcext:value-type="string">
            <text:p>H06IAPXK9</text:p>
          </table:table-cell>
          <table:table-cell office:value-type="string" calcext:value-type="string">
            <text:p>mqjtq4fk7utikxx</text:p>
          </table:table-cell>
          <table:table-cell table:formula="of:=CONCATENATE([.A192];&quot;;&quot;;[.B192];&quot;;&quot;;[.C192];&quot;;&quot;;[.D192];&quot;;&quot;;[.E192];&quot;;&quot;;[.F192])" office:value-type="string" office:string-value="192;Economy;1;Paris Chen;H06IAPXK9;mqjtq4fk7utikxx" calcext:value-type="string">
            <text:p>192;Economy;1;Paris Chen;H06IAPXK9;mqjtq4fk7utikxx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dney Donaldson</text:p>
          </table:table-cell>
          <table:table-cell office:value-type="string" calcext:value-type="string">
            <text:p>ADKMSUOEG</text:p>
          </table:table-cell>
          <table:table-cell office:value-type="string" calcext:value-type="string">
            <text:p>7ifby6qv72zpauo</text:p>
          </table:table-cell>
          <table:table-cell table:formula="of:=CONCATENATE([.A193];&quot;;&quot;;[.B193];&quot;;&quot;;[.C193];&quot;;&quot;;[.D193];&quot;;&quot;;[.E193];&quot;;&quot;;[.F193])" office:value-type="string" office:string-value="193;Economy;1;Rodney Donaldson;ADKMSUOEG;7ifby6qv72zpauo" calcext:value-type="string">
            <text:p>193;Economy;1;Rodney Donaldson;ADKMSUOEG;7ifby6qv72zpau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mer Johnson</text:p>
          </table:table-cell>
          <table:table-cell office:value-type="string" calcext:value-type="string">
            <text:p>F3V78CDN7</text:p>
          </table:table-cell>
          <table:table-cell office:value-type="string" calcext:value-type="string">
            <text:p>178vsok87rntf22</text:p>
          </table:table-cell>
          <table:table-cell table:formula="of:=CONCATENATE([.A194];&quot;;&quot;;[.B194];&quot;;&quot;;[.C194];&quot;;&quot;;[.D194];&quot;;&quot;;[.E194];&quot;;&quot;;[.F194])" office:value-type="string" office:string-value="194;Economy;1;Delmer Johnson;F3V78CDN7;178vsok87rntf22" calcext:value-type="string">
            <text:p>194;Economy;1;Delmer Johnson;F3V78CDN7;178vsok87rntf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old Oconnor</text:p>
          </table:table-cell>
          <table:table-cell office:value-type="string" calcext:value-type="string">
            <text:p>DN362Q8E8</text:p>
          </table:table-cell>
          <table:table-cell office:value-type="string" calcext:value-type="string">
            <text:p>3xic8dv5rrp4m6e</text:p>
          </table:table-cell>
          <table:table-cell table:formula="of:=CONCATENATE([.A195];&quot;;&quot;;[.B195];&quot;;&quot;;[.C195];&quot;;&quot;;[.D195];&quot;;&quot;;[.E195];&quot;;&quot;;[.F195])" office:value-type="string" office:string-value="195;Economy;1;Jerold Oconnor;DN362Q8E8;3xic8dv5rrp4m6e" calcext:value-type="string">
            <text:p>195;Economy;1;Jerold Oconnor;DN362Q8E8;3xic8dv5rrp4m6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emiah Meyer</text:p>
          </table:table-cell>
          <table:table-cell office:value-type="string" calcext:value-type="string">
            <text:p>YO6EP6M4Z</text:p>
          </table:table-cell>
          <table:table-cell office:value-type="string" calcext:value-type="string">
            <text:p>kencgb53eqsdo8q</text:p>
          </table:table-cell>
          <table:table-cell table:formula="of:=CONCATENATE([.A196];&quot;;&quot;;[.B196];&quot;;&quot;;[.C196];&quot;;&quot;;[.D196];&quot;;&quot;;[.E196];&quot;;&quot;;[.F196])" office:value-type="string" office:string-value="196;Economy;1;Jeremiah Meyer;YO6EP6M4Z;kencgb53eqsdo8q" calcext:value-type="string">
            <text:p>196;Economy;1;Jeremiah Meyer;YO6EP6M4Z;kencgb53eqsdo8q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itt Madden</text:p>
          </table:table-cell>
          <table:table-cell office:value-type="string" calcext:value-type="string">
            <text:p>K50O89QOB</text:p>
          </table:table-cell>
          <table:table-cell office:value-type="string" calcext:value-type="string">
            <text:p>6oio2dvinymx7f4</text:p>
          </table:table-cell>
          <table:table-cell table:formula="of:=CONCATENATE([.A197];&quot;;&quot;;[.B197];&quot;;&quot;;[.C197];&quot;;&quot;;[.D197];&quot;;&quot;;[.E197];&quot;;&quot;;[.F197])" office:value-type="string" office:string-value="197;Economy;1;Emmitt Madden;K50O89QOB;6oio2dvinymx7f4" calcext:value-type="string">
            <text:p>197;Economy;1;Emmitt Madden;K50O89QOB;6oio2dvinymx7f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y Cohen</text:p>
          </table:table-cell>
          <table:table-cell office:value-type="string" calcext:value-type="string">
            <text:p>U9Y1CIK9D</text:p>
          </table:table-cell>
          <table:table-cell office:value-type="string" calcext:value-type="string">
            <text:p>uddmzt3ks0z3gy4</text:p>
          </table:table-cell>
          <table:table-cell table:formula="of:=CONCATENATE([.A198];&quot;;&quot;;[.B198];&quot;;&quot;;[.C198];&quot;;&quot;;[.D198];&quot;;&quot;;[.E198];&quot;;&quot;;[.F198])" office:value-type="string" office:string-value="198;Economy;1;Tracy Cohen;U9Y1CIK9D;uddmzt3ks0z3gy4" calcext:value-type="string">
            <text:p>198;Economy;1;Tracy Cohen;U9Y1CIK9D;uddmzt3ks0z3gy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th Compton</text:p>
          </table:table-cell>
          <table:table-cell office:value-type="string" calcext:value-type="string">
            <text:p>9PRTLTLBM</text:p>
          </table:table-cell>
          <table:table-cell office:value-type="string" calcext:value-type="string">
            <text:p>brun3ekl5jl52d5</text:p>
          </table:table-cell>
          <table:table-cell table:formula="of:=CONCATENATE([.A199];&quot;;&quot;;[.B199];&quot;;&quot;;[.C199];&quot;;&quot;;[.D199];&quot;;&quot;;[.E199];&quot;;&quot;;[.F199])" office:value-type="string" office:string-value="199;Economy;1;Judith Compton;9PRTLTLBM;brun3ekl5jl52d5" calcext:value-type="string">
            <text:p>199;Economy;1;Judith Compton;9PRTLTLBM;brun3ekl5jl52d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ie Atkinson</text:p>
          </table:table-cell>
          <table:table-cell office:value-type="string" calcext:value-type="string">
            <text:p>CAO47P21P</text:p>
          </table:table-cell>
          <table:table-cell office:value-type="string" calcext:value-type="string">
            <text:p>bk86dgxp56mi3b8</text:p>
          </table:table-cell>
          <table:table-cell table:formula="of:=CONCATENATE([.A200];&quot;;&quot;;[.B200];&quot;;&quot;;[.C200];&quot;;&quot;;[.D200];&quot;;&quot;;[.E200];&quot;;&quot;;[.F200])" office:value-type="string" office:string-value="200;Economy;1;Billie Atkinson;CAO47P21P;bk86dgxp56mi3b8" calcext:value-type="string">
            <text:p>200;Economy;1;Billie Atkinson;CAO47P21P;bk86dgxp56mi3b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 Holmes</text:p>
          </table:table-cell>
          <table:table-cell office:value-type="string" calcext:value-type="string">
            <text:p>XFJBO3F3K</text:p>
          </table:table-cell>
          <table:table-cell office:value-type="string" calcext:value-type="string">
            <text:p>nepvrxjs167m72p</text:p>
          </table:table-cell>
          <table:table-cell table:formula="of:=CONCATENATE([.A201];&quot;;&quot;;[.B201];&quot;;&quot;;[.C201];&quot;;&quot;;[.D201];&quot;;&quot;;[.E201];&quot;;&quot;;[.F201])" office:value-type="string" office:string-value="201;Economy;1;Sue Holmes;XFJBO3F3K;nepvrxjs167m72p" calcext:value-type="string">
            <text:p>201;Economy;1;Sue Holmes;XFJBO3F3K;nepvrxjs167m72p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ace Barajas</text:p>
          </table:table-cell>
          <table:table-cell office:value-type="string" calcext:value-type="string">
            <text:p>O24TE87P3</text:p>
          </table:table-cell>
          <table:table-cell office:value-type="string" calcext:value-type="string">
            <text:p>06kkhk5ib2rh072</text:p>
          </table:table-cell>
          <table:table-cell table:formula="of:=CONCATENATE([.A202];&quot;;&quot;;[.B202];&quot;;&quot;;[.C202];&quot;;&quot;;[.D202];&quot;;&quot;;[.E202];&quot;;&quot;;[.F202])" office:value-type="string" office:string-value="202;Economy;1;Horace Barajas;O24TE87P3;06kkhk5ib2rh072" calcext:value-type="string">
            <text:p>202;Economy;1;Horace Barajas;O24TE87P3;06kkhk5ib2rh07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brey Dunn</text:p>
          </table:table-cell>
          <table:table-cell office:value-type="string" calcext:value-type="string">
            <text:p>IS3CRLEYZ</text:p>
          </table:table-cell>
          <table:table-cell office:value-type="string" calcext:value-type="string">
            <text:p>fnat2qnr765pb28</text:p>
          </table:table-cell>
          <table:table-cell table:formula="of:=CONCATENATE([.A203];&quot;;&quot;;[.B203];&quot;;&quot;;[.C203];&quot;;&quot;;[.D203];&quot;;&quot;;[.E203];&quot;;&quot;;[.F203])" office:value-type="string" office:string-value="203;Economy;1;Aubrey Dunn;IS3CRLEYZ;fnat2qnr765pb28" calcext:value-type="string">
            <text:p>203;Economy;1;Aubrey Dunn;IS3CRLEYZ;fnat2qnr765pb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Hogan</text:p>
          </table:table-cell>
          <table:table-cell office:value-type="string" calcext:value-type="string">
            <text:p>8FZE5ZZW4</text:p>
          </table:table-cell>
          <table:table-cell office:value-type="string" calcext:value-type="string">
            <text:p>kuidjqn0b1tq5xu</text:p>
          </table:table-cell>
          <table:table-cell table:formula="of:=CONCATENATE([.A204];&quot;;&quot;;[.B204];&quot;;&quot;;[.C204];&quot;;&quot;;[.D204];&quot;;&quot;;[.E204];&quot;;&quot;;[.F204])" office:value-type="string" office:string-value="204;Economy;1;Ana Hogan;8FZE5ZZW4;kuidjqn0b1tq5xu" calcext:value-type="string">
            <text:p>204;Economy;1;Ana Hogan;8FZE5ZZW4;kuidjqn0b1tq5xu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irdre Valdez</text:p>
          </table:table-cell>
          <table:table-cell office:value-type="string" calcext:value-type="string">
            <text:p>U837AB3CU</text:p>
          </table:table-cell>
          <table:table-cell office:value-type="string" calcext:value-type="string">
            <text:p>w0c9mpgb44pa22i</text:p>
          </table:table-cell>
          <table:table-cell table:formula="of:=CONCATENATE([.A205];&quot;;&quot;;[.B205];&quot;;&quot;;[.C205];&quot;;&quot;;[.D205];&quot;;&quot;;[.E205];&quot;;&quot;;[.F205])" office:value-type="string" office:string-value="205;Economy;1;Deirdre Valdez;U837AB3CU;w0c9mpgb44pa22i" calcext:value-type="string">
            <text:p>205;Economy;1;Deirdre Valdez;U837AB3CU;w0c9mpgb44pa22i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ius Padilla</text:p>
          </table:table-cell>
          <table:table-cell office:value-type="string" calcext:value-type="string">
            <text:p>G3HXRXDVX</text:p>
          </table:table-cell>
          <table:table-cell office:value-type="string" calcext:value-type="string">
            <text:p>qryy040j8d5j3yo</text:p>
          </table:table-cell>
          <table:table-cell table:formula="of:=CONCATENATE([.A206];&quot;;&quot;;[.B206];&quot;;&quot;;[.C206];&quot;;&quot;;[.D206];&quot;;&quot;;[.E206];&quot;;&quot;;[.F206])" office:value-type="string" office:string-value="206;Economy;1;Darius Padilla;G3HXRXDVX;qryy040j8d5j3yo" calcext:value-type="string">
            <text:p>206;Economy;1;Darius Padilla;G3HXRXDVX;qryy040j8d5j3y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line Gould</text:p>
          </table:table-cell>
          <table:table-cell office:value-type="string" calcext:value-type="string">
            <text:p>6GAYV38QN</text:p>
          </table:table-cell>
          <table:table-cell office:value-type="string" calcext:value-type="string">
            <text:p>vykwhdvtsyxfgaw</text:p>
          </table:table-cell>
          <table:table-cell table:formula="of:=CONCATENATE([.A207];&quot;;&quot;;[.B207];&quot;;&quot;;[.C207];&quot;;&quot;;[.D207];&quot;;&quot;;[.E207];&quot;;&quot;;[.F207])" office:value-type="string" office:string-value="207;Economy;1;Earline Gould;6GAYV38QN;vykwhdvtsyxfgaw" calcext:value-type="string">
            <text:p>207;Economy;1;Earline Gould;6GAYV38QN;vykwhdvtsyxfgaw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ree Solis</text:p>
          </table:table-cell>
          <table:table-cell office:value-type="string" calcext:value-type="string">
            <text:p>Z555H2262</text:p>
          </table:table-cell>
          <table:table-cell office:value-type="string" calcext:value-type="string">
            <text:p>hr0d1c862h22ma3</text:p>
          </table:table-cell>
          <table:table-cell table:formula="of:=CONCATENATE([.A208];&quot;;&quot;;[.B208];&quot;;&quot;;[.C208];&quot;;&quot;;[.D208];&quot;;&quot;;[.E208];&quot;;&quot;;[.F208])" office:value-type="string" office:string-value="208;Economy;1;Sheree Solis;Z555H2262;hr0d1c862h22ma3" calcext:value-type="string">
            <text:p>208;Economy;1;Sheree Solis;Z555H2262;hr0d1c862h22ma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 Cook</text:p>
          </table:table-cell>
          <table:table-cell office:value-type="string" calcext:value-type="string">
            <text:p>XD2ULFR9B</text:p>
          </table:table-cell>
          <table:table-cell office:value-type="string" calcext:value-type="string">
            <text:p>alpd15iela28l3e</text:p>
          </table:table-cell>
          <table:table-cell table:formula="of:=CONCATENATE([.A209];&quot;;&quot;;[.B209];&quot;;&quot;;[.C209];&quot;;&quot;;[.D209];&quot;;&quot;;[.E209];&quot;;&quot;;[.F209])" office:value-type="string" office:string-value="209;Economy;1;Ina Cook;XD2ULFR9B;alpd15iela28l3e" calcext:value-type="string">
            <text:p>209;Economy;1;Ina Cook;XD2ULFR9B;alpd15iela28l3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na Cain</text:p>
          </table:table-cell>
          <table:table-cell office:value-type="string" calcext:value-type="string">
            <text:p>RT6VSJAWV</text:p>
          </table:table-cell>
          <table:table-cell office:value-type="string" calcext:value-type="string">
            <text:p>43uy4lnxs4oug15</text:p>
          </table:table-cell>
          <table:table-cell table:formula="of:=CONCATENATE([.A210];&quot;;&quot;;[.B210];&quot;;&quot;;[.C210];&quot;;&quot;;[.D210];&quot;;&quot;;[.E210];&quot;;&quot;;[.F210])" office:value-type="string" office:string-value="210;Economy;1;Christina Cain;RT6VSJAWV;43uy4lnxs4oug15" calcext:value-type="string">
            <text:p>210;Economy;1;Christina Cain;RT6VSJAWV;43uy4lnxs4oug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ana Ballard</text:p>
          </table:table-cell>
          <table:table-cell office:value-type="string" calcext:value-type="string">
            <text:p>BNS3VOQ5T</text:p>
          </table:table-cell>
          <table:table-cell office:value-type="string" calcext:value-type="string">
            <text:p>ay5l4ozcfli6n1g</text:p>
          </table:table-cell>
          <table:table-cell table:formula="of:=CONCATENATE([.A211];&quot;;&quot;;[.B211];&quot;;&quot;;[.C211];&quot;;&quot;;[.D211];&quot;;&quot;;[.E211];&quot;;&quot;;[.F211])" office:value-type="string" office:string-value="211;Economy;1;Briana Ballard;BNS3VOQ5T;ay5l4ozcfli6n1g" calcext:value-type="string">
            <text:p>211;Economy;1;Briana Ballard;BNS3VOQ5T;ay5l4ozcfli6n1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estine Dodson</text:p>
          </table:table-cell>
          <table:table-cell office:value-type="string" calcext:value-type="string">
            <text:p>6ZAX1AZHL</text:p>
          </table:table-cell>
          <table:table-cell office:value-type="string" calcext:value-type="string">
            <text:p>m9z5z1q7746j5pa</text:p>
          </table:table-cell>
          <table:table-cell table:formula="of:=CONCATENATE([.A212];&quot;;&quot;;[.B212];&quot;;&quot;;[.C212];&quot;;&quot;;[.D212];&quot;;&quot;;[.E212];&quot;;&quot;;[.F212])" office:value-type="string" office:string-value="212;Economy;1;Earnestine Dodson;6ZAX1AZHL;m9z5z1q7746j5pa" calcext:value-type="string">
            <text:p>212;Economy;1;Earnestine Dodson;6ZAX1AZHL;m9z5z1q7746j5p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rill Sandoval</text:p>
          </table:table-cell>
          <table:table-cell office:value-type="string" calcext:value-type="string">
            <text:p>OXIGQ7ZK1</text:p>
          </table:table-cell>
          <table:table-cell office:value-type="string" calcext:value-type="string">
            <text:p>s85r98erxwq59pj</text:p>
          </table:table-cell>
          <table:table-cell table:formula="of:=CONCATENATE([.A213];&quot;;&quot;;[.B213];&quot;;&quot;;[.C213];&quot;;&quot;;[.D213];&quot;;&quot;;[.E213];&quot;;&quot;;[.F213])" office:value-type="string" office:string-value="213;Economy;1;Merrill Sandoval;OXIGQ7ZK1;s85r98erxwq59pj" calcext:value-type="string">
            <text:p>213;Economy;1;Merrill Sandoval;OXIGQ7ZK1;s85r98erxwq59pj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ina House</text:p>
          </table:table-cell>
          <table:table-cell office:value-type="string" calcext:value-type="string">
            <text:p>TW0ZR0PIR</text:p>
          </table:table-cell>
          <table:table-cell office:value-type="string" calcext:value-type="string">
            <text:p>8ea6jx3txms467h</text:p>
          </table:table-cell>
          <table:table-cell table:formula="of:=CONCATENATE([.A214];&quot;;&quot;;[.B214];&quot;;&quot;;[.C214];&quot;;&quot;;[.D214];&quot;;&quot;;[.E214];&quot;;&quot;;[.F214])" office:value-type="string" office:string-value="214;Economy;1;Georgina House;TW0ZR0PIR;8ea6jx3txms467h" calcext:value-type="string">
            <text:p>214;Economy;1;Georgina House;TW0ZR0PIR;8ea6jx3txms467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ell Cobb</text:p>
          </table:table-cell>
          <table:table-cell office:value-type="string" calcext:value-type="string">
            <text:p>PFRFKZBFH</text:p>
          </table:table-cell>
          <table:table-cell office:value-type="string" calcext:value-type="string">
            <text:p>07ic1lgrx6lic1t</text:p>
          </table:table-cell>
          <table:table-cell table:formula="of:=CONCATENATE([.A215];&quot;;&quot;;[.B215];&quot;;&quot;;[.C215];&quot;;&quot;;[.D215];&quot;;&quot;;[.E215];&quot;;&quot;;[.F215])" office:value-type="string" office:string-value="215;Economy;1;Russell Cobb;PFRFKZBFH;07ic1lgrx6lic1t" calcext:value-type="string">
            <text:p>215;Economy;1;Russell Cobb;PFRFKZBFH;07ic1lgrx6lic1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wel Goodman</text:p>
          </table:table-cell>
          <table:table-cell office:value-type="string" calcext:value-type="string">
            <text:p>HOCBVOQ86</text:p>
          </table:table-cell>
          <table:table-cell office:value-type="string" calcext:value-type="string">
            <text:p>8w497rojsg1kv6w</text:p>
          </table:table-cell>
          <table:table-cell table:formula="of:=CONCATENATE([.A216];&quot;;&quot;;[.B216];&quot;;&quot;;[.C216];&quot;;&quot;;[.D216];&quot;;&quot;;[.E216];&quot;;&quot;;[.F216])" office:value-type="string" office:string-value="216;Economy;1;Jewel Goodman;HOCBVOQ86;8w497rojsg1kv6w" calcext:value-type="string">
            <text:p>216;Economy;1;Jewel Goodman;HOCBVOQ86;8w497rojsg1kv6w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vis Kaiser</text:p>
          </table:table-cell>
          <table:table-cell office:value-type="string" calcext:value-type="string">
            <text:p>HE0M0J2DY</text:p>
          </table:table-cell>
          <table:table-cell office:value-type="string" calcext:value-type="string">
            <text:p>3ovvjqd15c0mx4o</text:p>
          </table:table-cell>
          <table:table-cell table:formula="of:=CONCATENATE([.A217];&quot;;&quot;;[.B217];&quot;;&quot;;[.C217];&quot;;&quot;;[.D217];&quot;;&quot;;[.E217];&quot;;&quot;;[.F217])" office:value-type="string" office:string-value="217;Economy;1;Travis Kaiser;HE0M0J2DY;3ovvjqd15c0mx4o" calcext:value-type="string">
            <text:p>217;Economy;1;Travis Kaiser;HE0M0J2DY;3ovvjqd15c0mx4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ley Powell</text:p>
          </table:table-cell>
          <table:table-cell office:value-type="string" calcext:value-type="string">
            <text:p>1GID2C5BL</text:p>
          </table:table-cell>
          <table:table-cell office:value-type="string" calcext:value-type="string">
            <text:p>rv6sg2kbxf8k8kn</text:p>
          </table:table-cell>
          <table:table-cell table:formula="of:=CONCATENATE([.A218];&quot;;&quot;;[.B218];&quot;;&quot;;[.C218];&quot;;&quot;;[.D218];&quot;;&quot;;[.E218];&quot;;&quot;;[.F218])" office:value-type="string" office:string-value="218;Economy;1;Riley Powell;1GID2C5BL;rv6sg2kbxf8k8kn" calcext:value-type="string">
            <text:p>218;Economy;1;Riley Powell;1GID2C5BL;rv6sg2kbxf8k8k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tney Snyder</text:p>
          </table:table-cell>
          <table:table-cell office:value-type="string" calcext:value-type="string">
            <text:p>N1R085D1C</text:p>
          </table:table-cell>
          <table:table-cell office:value-type="string" calcext:value-type="string">
            <text:p>2hl0idfemntvxga</text:p>
          </table:table-cell>
          <table:table-cell table:formula="of:=CONCATENATE([.A219];&quot;;&quot;;[.B219];&quot;;&quot;;[.C219];&quot;;&quot;;[.D219];&quot;;&quot;;[.E219];&quot;;&quot;;[.F219])" office:value-type="string" office:string-value="219;Economy;1;Brittney Snyder;N1R085D1C;2hl0idfemntvxga" calcext:value-type="string">
            <text:p>219;Economy;1;Brittney Snyder;N1R085D1C;2hl0idfemntvxg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y Hernandez</text:p>
          </table:table-cell>
          <table:table-cell office:value-type="string" calcext:value-type="string">
            <text:p>KYVUMUQD9</text:p>
          </table:table-cell>
          <table:table-cell office:value-type="string" calcext:value-type="string">
            <text:p>zgofxcym1rmy8af</text:p>
          </table:table-cell>
          <table:table-cell table:formula="of:=CONCATENATE([.A220];&quot;;&quot;;[.B220];&quot;;&quot;;[.C220];&quot;;&quot;;[.D220];&quot;;&quot;;[.E220];&quot;;&quot;;[.F220])" office:value-type="string" office:string-value="220;Economy;1;Carey Hernandez;KYVUMUQD9;zgofxcym1rmy8af" calcext:value-type="string">
            <text:p>220;Economy;1;Carey Hernandez;KYVUMUQD9;zgofxcym1rmy8a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 Mccoy</text:p>
          </table:table-cell>
          <table:table-cell office:value-type="string" calcext:value-type="string">
            <text:p>QQS3LV3WT</text:p>
          </table:table-cell>
          <table:table-cell office:value-type="string" calcext:value-type="string">
            <text:p>34989hzakvoq3rz</text:p>
          </table:table-cell>
          <table:table-cell table:formula="of:=CONCATENATE([.A221];&quot;;&quot;;[.B221];&quot;;&quot;;[.C221];&quot;;&quot;;[.D221];&quot;;&quot;;[.E221];&quot;;&quot;;[.F221])" office:value-type="string" office:string-value="221;Economy;1;Allison Mccoy;QQS3LV3WT;34989hzakvoq3rz" calcext:value-type="string">
            <text:p>221;Economy;1;Allison Mccoy;QQS3LV3WT;34989hzakvoq3rz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ka Munoz</text:p>
          </table:table-cell>
          <table:table-cell office:value-type="string" calcext:value-type="string">
            <text:p>93XD1FAAW</text:p>
          </table:table-cell>
          <table:table-cell office:value-type="string" calcext:value-type="string">
            <text:p>pdlfmthfk42gzir</text:p>
          </table:table-cell>
          <table:table-cell table:formula="of:=CONCATENATE([.A222];&quot;;&quot;;[.B222];&quot;;&quot;;[.C222];&quot;;&quot;;[.D222];&quot;;&quot;;[.E222];&quot;;&quot;;[.F222])" office:value-type="string" office:string-value="222;Economy;1;Erika Munoz;93XD1FAAW;pdlfmthfk42gzir" calcext:value-type="string">
            <text:p>222;Economy;1;Erika Munoz;93XD1FAAW;pdlfmthfk42gzi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en Cox</text:p>
          </table:table-cell>
          <table:table-cell office:value-type="string" calcext:value-type="string">
            <text:p>WE5NQPXPU</text:p>
          </table:table-cell>
          <table:table-cell office:value-type="string" calcext:value-type="string">
            <text:p>iz1c51day6ichyw</text:p>
          </table:table-cell>
          <table:table-cell table:formula="of:=CONCATENATE([.A223];&quot;;&quot;;[.B223];&quot;;&quot;;[.C223];&quot;;&quot;;[.D223];&quot;;&quot;;[.E223];&quot;;&quot;;[.F223])" office:value-type="string" office:string-value="223;Economy;1;Colleen Cox;WE5NQPXPU;iz1c51day6ichyw" calcext:value-type="string">
            <text:p>223;Economy;1;Colleen Cox;WE5NQPXPU;iz1c51day6ichyw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d Suarez</text:p>
          </table:table-cell>
          <table:table-cell office:value-type="string" calcext:value-type="string">
            <text:p>WR3FP64X3</text:p>
          </table:table-cell>
          <table:table-cell office:value-type="string" calcext:value-type="string">
            <text:p>1cdwaqjsckzfyik</text:p>
          </table:table-cell>
          <table:table-cell table:formula="of:=CONCATENATE([.A224];&quot;;&quot;;[.B224];&quot;;&quot;;[.C224];&quot;;&quot;;[.D224];&quot;;&quot;;[.E224];&quot;;&quot;;[.F224])" office:value-type="string" office:string-value="224;Economy;1;Ward Suarez;WR3FP64X3;1cdwaqjsckzfyik" calcext:value-type="string">
            <text:p>224;Economy;1;Ward Suarez;WR3FP64X3;1cdwaqjsckzfyik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a Hawkins</text:p>
          </table:table-cell>
          <table:table-cell office:value-type="string" calcext:value-type="string">
            <text:p>A6EI1F42S</text:p>
          </table:table-cell>
          <table:table-cell office:value-type="string" calcext:value-type="string">
            <text:p>a4nrrepzvfdtwnx</text:p>
          </table:table-cell>
          <table:table-cell table:formula="of:=CONCATENATE([.A225];&quot;;&quot;;[.B225];&quot;;&quot;;[.C225];&quot;;&quot;;[.D225];&quot;;&quot;;[.E225];&quot;;&quot;;[.F225])" office:value-type="string" office:string-value="225;Economy;1;Antonia Hawkins;A6EI1F42S;a4nrrepzvfdtwnx" calcext:value-type="string">
            <text:p>225;Economy;1;Antonia Hawkins;A6EI1F42S;a4nrrepzvfdtwn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mit Randolph</text:p>
          </table:table-cell>
          <table:table-cell office:value-type="string" calcext:value-type="string">
            <text:p>JQUGC6W7A</text:p>
          </table:table-cell>
          <table:table-cell office:value-type="string" calcext:value-type="string">
            <text:p>3a2m635do82ty4k</text:p>
          </table:table-cell>
          <table:table-cell table:formula="of:=CONCATENATE([.A226];&quot;;&quot;;[.B226];&quot;;&quot;;[.C226];&quot;;&quot;;[.D226];&quot;;&quot;;[.E226];&quot;;&quot;;[.F226])" office:value-type="string" office:string-value="226;Economy;1;Kermit Randolph;JQUGC6W7A;3a2m635do82ty4k" calcext:value-type="string">
            <text:p>226;Economy;1;Kermit Randolph;JQUGC6W7A;3a2m635do82ty4k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 Benson</text:p>
          </table:table-cell>
          <table:table-cell office:value-type="string" calcext:value-type="string">
            <text:p>G2TR3KVKF</text:p>
          </table:table-cell>
          <table:table-cell office:value-type="string" calcext:value-type="string">
            <text:p>mif4wuk5b7ja0z7</text:p>
          </table:table-cell>
          <table:table-cell table:formula="of:=CONCATENATE([.A227];&quot;;&quot;;[.B227];&quot;;&quot;;[.C227];&quot;;&quot;;[.D227];&quot;;&quot;;[.E227];&quot;;&quot;;[.F227])" office:value-type="string" office:string-value="227;Economy;1;Eli Benson;G2TR3KVKF;mif4wuk5b7ja0z7" calcext:value-type="string">
            <text:p>227;Economy;1;Eli Benson;G2TR3KVKF;mif4wuk5b7ja0z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yce Haas</text:p>
          </table:table-cell>
          <table:table-cell office:value-type="string" calcext:value-type="string">
            <text:p>TML7FKFS7</text:p>
          </table:table-cell>
          <table:table-cell office:value-type="string" calcext:value-type="string">
            <text:p>d9skoojxrwyn571</text:p>
          </table:table-cell>
          <table:table-cell table:formula="of:=CONCATENATE([.A228];&quot;;&quot;;[.B228];&quot;;&quot;;[.C228];&quot;;&quot;;[.D228];&quot;;&quot;;[.E228];&quot;;&quot;;[.F228])" office:value-type="string" office:string-value="228;Economy;1;Joyce Haas;TML7FKFS7;d9skoojxrwyn571" calcext:value-type="string">
            <text:p>228;Economy;1;Joyce Haas;TML7FKFS7;d9skoojxrwyn5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zabeth Riddle</text:p>
          </table:table-cell>
          <table:table-cell office:value-type="string" calcext:value-type="string">
            <text:p>RI5CU0V75</text:p>
          </table:table-cell>
          <table:table-cell office:value-type="string" calcext:value-type="string">
            <text:p>rmgurp9jb543lox</text:p>
          </table:table-cell>
          <table:table-cell table:formula="of:=CONCATENATE([.A229];&quot;;&quot;;[.B229];&quot;;&quot;;[.C229];&quot;;&quot;;[.D229];&quot;;&quot;;[.E229];&quot;;&quot;;[.F229])" office:value-type="string" office:string-value="229;Economy;1;Elizabeth Riddle;RI5CU0V75;rmgurp9jb543lox" calcext:value-type="string">
            <text:p>229;Economy;1;Elizabeth Riddle;RI5CU0V75;rmgurp9jb543lox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e Porter</text:p>
          </table:table-cell>
          <table:table-cell office:value-type="string" calcext:value-type="string">
            <text:p>4GNX2H522</text:p>
          </table:table-cell>
          <table:table-cell office:value-type="string" calcext:value-type="string">
            <text:p>fdq0tk19mf7fn8x</text:p>
          </table:table-cell>
          <table:table-cell table:formula="of:=CONCATENATE([.A230];&quot;;&quot;;[.B230];&quot;;&quot;;[.C230];&quot;;&quot;;[.D230];&quot;;&quot;;[.E230];&quot;;&quot;;[.F230])" office:value-type="string" office:string-value="230;Economy;1;Willie Porter;4GNX2H522;fdq0tk19mf7fn8x" calcext:value-type="string">
            <text:p>230;Economy;1;Willie Porter;4GNX2H522;fdq0tk19mf7fn8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lis Perkins</text:p>
          </table:table-cell>
          <table:table-cell office:value-type="string" calcext:value-type="string">
            <text:p>M0KQVEK74</text:p>
          </table:table-cell>
          <table:table-cell office:value-type="string" calcext:value-type="string">
            <text:p>vdu37zu86u0dvzw</text:p>
          </table:table-cell>
          <table:table-cell table:formula="of:=CONCATENATE([.A231];&quot;;&quot;;[.B231];&quot;;&quot;;[.C231];&quot;;&quot;;[.D231];&quot;;&quot;;[.E231];&quot;;&quot;;[.F231])" office:value-type="string" office:string-value="231;Economy;1;Hollis Perkins;M0KQVEK74;vdu37zu86u0dvzw" calcext:value-type="string">
            <text:p>231;Economy;1;Hollis Perkins;M0KQVEK74;vdu37zu86u0dvzw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 Calhoun</text:p>
          </table:table-cell>
          <table:table-cell office:value-type="string" calcext:value-type="string">
            <text:p>7W11ZT1NP</text:p>
          </table:table-cell>
          <table:table-cell office:value-type="string" calcext:value-type="string">
            <text:p>v8eue8sup6attux</text:p>
          </table:table-cell>
          <table:table-cell table:formula="of:=CONCATENATE([.A232];&quot;;&quot;;[.B232];&quot;;&quot;;[.C232];&quot;;&quot;;[.D232];&quot;;&quot;;[.E232];&quot;;&quot;;[.F232])" office:value-type="string" office:string-value="232;Economy;1;Harris Calhoun;7W11ZT1NP;v8eue8sup6attux" calcext:value-type="string">
            <text:p>232;Economy;1;Harris Calhoun;7W11ZT1NP;v8eue8sup6attux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 Knox</text:p>
          </table:table-cell>
          <table:table-cell office:value-type="string" calcext:value-type="string">
            <text:p>5ZV66O1AP</text:p>
          </table:table-cell>
          <table:table-cell office:value-type="string" calcext:value-type="string">
            <text:p>xba9ydjx6fye1x1</text:p>
          </table:table-cell>
          <table:table-cell table:formula="of:=CONCATENATE([.A233];&quot;;&quot;;[.B233];&quot;;&quot;;[.C233];&quot;;&quot;;[.D233];&quot;;&quot;;[.E233];&quot;;&quot;;[.F233])" office:value-type="string" office:string-value="233;Economy;1;Andre Knox;5ZV66O1AP;xba9ydjx6fye1x1" calcext:value-type="string">
            <text:p>233;Economy;1;Andre Knox;5ZV66O1AP;xba9ydjx6fye1x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t Silva</text:p>
          </table:table-cell>
          <table:table-cell office:value-type="string" calcext:value-type="string">
            <text:p>HWMAYZLK9</text:p>
          </table:table-cell>
          <table:table-cell office:value-type="string" calcext:value-type="string">
            <text:p>qa78j7srjgocup4</text:p>
          </table:table-cell>
          <table:table-cell table:formula="of:=CONCATENATE([.A234];&quot;;&quot;;[.B234];&quot;;&quot;;[.C234];&quot;;&quot;;[.D234];&quot;;&quot;;[.E234];&quot;;&quot;;[.F234])" office:value-type="string" office:string-value="234;Economy;1;Robt Silva;HWMAYZLK9;qa78j7srjgocup4" calcext:value-type="string">
            <text:p>234;Economy;1;Robt Silva;HWMAYZLK9;qa78j7srjgocup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n Rowe</text:p>
          </table:table-cell>
          <table:table-cell office:value-type="string" calcext:value-type="string">
            <text:p>49UL0ATFC</text:p>
          </table:table-cell>
          <table:table-cell office:value-type="string" calcext:value-type="string">
            <text:p>nu4ipp8ms3s74cr</text:p>
          </table:table-cell>
          <table:table-cell table:formula="of:=CONCATENATE([.A235];&quot;;&quot;;[.B235];&quot;;&quot;;[.C235];&quot;;&quot;;[.D235];&quot;;&quot;;[.E235];&quot;;&quot;;[.F235])" office:value-type="string" office:string-value="235;Economy;1;Allen Rowe;49UL0ATFC;nu4ipp8ms3s74cr" calcext:value-type="string">
            <text:p>235;Economy;1;Allen Rowe;49UL0ATFC;nu4ipp8ms3s74cr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lie Lang</text:p>
          </table:table-cell>
          <table:table-cell office:value-type="string" calcext:value-type="string">
            <text:p>4FMXDRQ77</text:p>
          </table:table-cell>
          <table:table-cell office:value-type="string" calcext:value-type="string">
            <text:p>8c8gznpnvhj80w1</text:p>
          </table:table-cell>
          <table:table-cell table:formula="of:=CONCATENATE([.A236];&quot;;&quot;;[.B236];&quot;;&quot;;[.C236];&quot;;&quot;;[.D236];&quot;;&quot;;[.E236];&quot;;&quot;;[.F236])" office:value-type="string" office:string-value="236;Economy;1;Mollie Lang;4FMXDRQ77;8c8gznpnvhj80w1" calcext:value-type="string">
            <text:p>236;Economy;1;Mollie Lang;4FMXDRQ77;8c8gznpnvhj80w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y Macdonald</text:p>
          </table:table-cell>
          <table:table-cell office:value-type="string" calcext:value-type="string">
            <text:p>DV61CWX7T</text:p>
          </table:table-cell>
          <table:table-cell office:value-type="string" calcext:value-type="string">
            <text:p>u98wop2hynyack2</text:p>
          </table:table-cell>
          <table:table-cell table:formula="of:=CONCATENATE([.A237];&quot;;&quot;;[.B237];&quot;;&quot;;[.C237];&quot;;&quot;;[.D237];&quot;;&quot;;[.E237];&quot;;&quot;;[.F237])" office:value-type="string" office:string-value="237;Economy;1;Carly Macdonald;DV61CWX7T;u98wop2hynyack2" calcext:value-type="string">
            <text:p>237;Economy;1;Carly Macdonald;DV61CWX7T;u98wop2hynyack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lf Carlson</text:p>
          </table:table-cell>
          <table:table-cell office:value-type="string" calcext:value-type="string">
            <text:p>B9PWQRGT4</text:p>
          </table:table-cell>
          <table:table-cell office:value-type="string" calcext:value-type="string">
            <text:p>7lc5mb3hzzahvrz</text:p>
          </table:table-cell>
          <table:table-cell table:formula="of:=CONCATENATE([.A238];&quot;;&quot;;[.B238];&quot;;&quot;;[.C238];&quot;;&quot;;[.D238];&quot;;&quot;;[.E238];&quot;;&quot;;[.F238])" office:value-type="string" office:string-value="238;Economy;1;Rolf Carlson;B9PWQRGT4;7lc5mb3hzzahvrz" calcext:value-type="string">
            <text:p>238;Economy;1;Rolf Carlson;B9PWQRGT4;7lc5mb3hzzahvrz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ste Austin</text:p>
          </table:table-cell>
          <table:table-cell office:value-type="string" calcext:value-type="string">
            <text:p>25B2HDDHX</text:p>
          </table:table-cell>
          <table:table-cell office:value-type="string" calcext:value-type="string">
            <text:p>rr0ggtyfmwncp7w</text:p>
          </table:table-cell>
          <table:table-cell table:formula="of:=CONCATENATE([.A239];&quot;;&quot;;[.B239];&quot;;&quot;;[.C239];&quot;;&quot;;[.D239];&quot;;&quot;;[.E239];&quot;;&quot;;[.F239])" office:value-type="string" office:string-value="239;Economy;1;Celeste Austin;25B2HDDHX;rr0ggtyfmwncp7w" calcext:value-type="string">
            <text:p>239;Economy;1;Celeste Austin;25B2HDDHX;rr0ggtyfmwncp7w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schel Powers</text:p>
          </table:table-cell>
          <table:table-cell office:value-type="string" calcext:value-type="string">
            <text:p>U4LYB8XP2</text:p>
          </table:table-cell>
          <table:table-cell office:value-type="string" calcext:value-type="string">
            <text:p>po4y88ali0afw3u</text:p>
          </table:table-cell>
          <table:table-cell table:formula="of:=CONCATENATE([.A240];&quot;;&quot;;[.B240];&quot;;&quot;;[.C240];&quot;;&quot;;[.D240];&quot;;&quot;;[.E240];&quot;;&quot;;[.F240])" office:value-type="string" office:string-value="240;Economy;1;Herschel Powers;U4LYB8XP2;po4y88ali0afw3u" calcext:value-type="string">
            <text:p>240;Economy;1;Herschel Powers;U4LYB8XP2;po4y88ali0afw3u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 Marshall</text:p>
          </table:table-cell>
          <table:table-cell office:value-type="string" calcext:value-type="string">
            <text:p>9DV6JQ3B7</text:p>
          </table:table-cell>
          <table:table-cell office:value-type="string" calcext:value-type="string">
            <text:p>m5bd0177dxcbi8a</text:p>
          </table:table-cell>
          <table:table-cell table:formula="of:=CONCATENATE([.A241];&quot;;&quot;;[.B241];&quot;;&quot;;[.C241];&quot;;&quot;;[.D241];&quot;;&quot;;[.E241];&quot;;&quot;;[.F241])" office:value-type="string" office:string-value="241;Economy;1;Clifford Marshall;9DV6JQ3B7;m5bd0177dxcbi8a" calcext:value-type="string">
            <text:p>241;Economy;1;Clifford Marshall;9DV6JQ3B7;m5bd0177dxcbi8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bal Compton</text:p>
          </table:table-cell>
          <table:table-cell office:value-type="string" calcext:value-type="string">
            <text:p>VJ267OWOO</text:p>
          </table:table-cell>
          <table:table-cell office:value-type="string" calcext:value-type="string">
            <text:p>6hfmadtnc8r4hjg</text:p>
          </table:table-cell>
          <table:table-cell table:formula="of:=CONCATENATE([.A242];&quot;;&quot;;[.B242];&quot;;&quot;;[.C242];&quot;;&quot;;[.D242];&quot;;&quot;;[.E242];&quot;;&quot;;[.F242])" office:value-type="string" office:string-value="242;Economy;1;Anibal Compton;VJ267OWOO;6hfmadtnc8r4hjg" calcext:value-type="string">
            <text:p>242;Economy;1;Anibal Compton;VJ267OWOO;6hfmadtnc8r4hj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te Washington</text:p>
          </table:table-cell>
          <table:table-cell office:value-type="string" calcext:value-type="string">
            <text:p>UV6V2OG2C</text:p>
          </table:table-cell>
          <table:table-cell office:value-type="string" calcext:value-type="string">
            <text:p>di9bgjbv4dp4ew9</text:p>
          </table:table-cell>
          <table:table-cell table:formula="of:=CONCATENATE([.A243];&quot;;&quot;;[.B243];&quot;;&quot;;[.C243];&quot;;&quot;;[.D243];&quot;;&quot;;[.E243];&quot;;&quot;;[.F243])" office:value-type="string" office:string-value="243;Economy;1;Dante Washington;UV6V2OG2C;di9bgjbv4dp4ew9" calcext:value-type="string">
            <text:p>243;Economy;1;Dante Washington;UV6V2OG2C;di9bgjbv4dp4ew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wn Elliott</text:p>
          </table:table-cell>
          <table:table-cell office:value-type="string" calcext:value-type="string">
            <text:p>C6H9JP6Q5</text:p>
          </table:table-cell>
          <table:table-cell office:value-type="string" calcext:value-type="string">
            <text:p>fwxhofhwv9babeq</text:p>
          </table:table-cell>
          <table:table-cell table:formula="of:=CONCATENATE([.A244];&quot;;&quot;;[.B244];&quot;;&quot;;[.C244];&quot;;&quot;;[.D244];&quot;;&quot;;[.E244];&quot;;&quot;;[.F244])" office:value-type="string" office:string-value="244;Economy;1;Dawn Elliott;C6H9JP6Q5;fwxhofhwv9babeq" calcext:value-type="string">
            <text:p>244;Economy;1;Dawn Elliott;C6H9JP6Q5;fwxhofhwv9babeq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les Combs</text:p>
          </table:table-cell>
          <table:table-cell office:value-type="string" calcext:value-type="string">
            <text:p>EAKFB0VG8</text:p>
          </table:table-cell>
          <table:table-cell office:value-type="string" calcext:value-type="string">
            <text:p>gvxh9nhg4f87eba</text:p>
          </table:table-cell>
          <table:table-cell table:formula="of:=CONCATENATE([.A245];&quot;;&quot;;[.B245];&quot;;&quot;;[.C245];&quot;;&quot;;[.D245];&quot;;&quot;;[.E245];&quot;;&quot;;[.F245])" office:value-type="string" office:string-value="245;Economy;1;Myles Combs;EAKFB0VG8;gvxh9nhg4f87eba" calcext:value-type="string">
            <text:p>245;Economy;1;Myles Combs;EAKFB0VG8;gvxh9nhg4f87eb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ine Barber</text:p>
          </table:table-cell>
          <table:table-cell office:value-type="string" calcext:value-type="string">
            <text:p>R98I7T3A4</text:p>
          </table:table-cell>
          <table:table-cell office:value-type="string" calcext:value-type="string">
            <text:p>xkowjvdkma58p30</text:p>
          </table:table-cell>
          <table:table-cell table:formula="of:=CONCATENATE([.A246];&quot;;&quot;;[.B246];&quot;;&quot;;[.C246];&quot;;&quot;;[.D246];&quot;;&quot;;[.E246];&quot;;&quot;;[.F246])" office:value-type="string" office:string-value="246;Economy;1;Janine Barber;R98I7T3A4;xkowjvdkma58p30" calcext:value-type="string">
            <text:p>246;Economy;1;Janine Barber;R98I7T3A4;xkowjvdkma58p3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ysses Ford</text:p>
          </table:table-cell>
          <table:table-cell office:value-type="string" calcext:value-type="string">
            <text:p>DNTYJRRJ9</text:p>
          </table:table-cell>
          <table:table-cell office:value-type="string" calcext:value-type="string">
            <text:p>dd31z1aj7wwmi3j</text:p>
          </table:table-cell>
          <table:table-cell table:formula="of:=CONCATENATE([.A247];&quot;;&quot;;[.B247];&quot;;&quot;;[.C247];&quot;;&quot;;[.D247];&quot;;&quot;;[.E247];&quot;;&quot;;[.F247])" office:value-type="string" office:string-value="247;Economy;1;Ulysses Ford;DNTYJRRJ9;dd31z1aj7wwmi3j" calcext:value-type="string">
            <text:p>247;Economy;1;Ulysses Ford;DNTYJRRJ9;dd31z1aj7wwmi3j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tie Hendricks</text:p>
          </table:table-cell>
          <table:table-cell office:value-type="string" calcext:value-type="string">
            <text:p>204GGSJ4C</text:p>
          </table:table-cell>
          <table:table-cell office:value-type="string" calcext:value-type="string">
            <text:p>jxjsiclneg0q3em</text:p>
          </table:table-cell>
          <table:table-cell table:formula="of:=CONCATENATE([.A248];&quot;;&quot;;[.B248];&quot;;&quot;;[.C248];&quot;;&quot;;[.D248];&quot;;&quot;;[.E248];&quot;;&quot;;[.F248])" office:value-type="string" office:string-value="248;Economy;1;Bettie Hendricks;204GGSJ4C;jxjsiclneg0q3em" calcext:value-type="string">
            <text:p>248;Economy;1;Bettie Hendricks;204GGSJ4C;jxjsiclneg0q3e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h Middleton</text:p>
          </table:table-cell>
          <table:table-cell office:value-type="string" calcext:value-type="string">
            <text:p>D6FO2CU1Y</text:p>
          </table:table-cell>
          <table:table-cell office:value-type="string" calcext:value-type="string">
            <text:p>quolereqt0qyc2i</text:p>
          </table:table-cell>
          <table:table-cell table:formula="of:=CONCATENATE([.A249];&quot;;&quot;;[.B249];&quot;;&quot;;[.C249];&quot;;&quot;;[.D249];&quot;;&quot;;[.E249];&quot;;&quot;;[.F249])" office:value-type="string" office:string-value="249;Economy;1;Minh Middleton;D6FO2CU1Y;quolereqt0qyc2i" calcext:value-type="string">
            <text:p>249;Economy;1;Minh Middleton;D6FO2CU1Y;quolereqt0qyc2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win Hill</text:p>
          </table:table-cell>
          <table:table-cell office:value-type="string" calcext:value-type="string">
            <text:p>VNOC933OY</text:p>
          </table:table-cell>
          <table:table-cell office:value-type="string" calcext:value-type="string">
            <text:p>0zdmpc61oev5jmk</text:p>
          </table:table-cell>
          <table:table-cell table:formula="of:=CONCATENATE([.A250];&quot;;&quot;;[.B250];&quot;;&quot;;[.C250];&quot;;&quot;;[.D250];&quot;;&quot;;[.E250];&quot;;&quot;;[.F250])" office:value-type="string" office:string-value="250;Economy;1;Darwin Hill;VNOC933OY;0zdmpc61oev5jmk" calcext:value-type="string">
            <text:p>250;Economy;1;Darwin Hill;VNOC933OY;0zdmpc61oev5jmk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dgette Mcdowell</text:p>
          </table:table-cell>
          <table:table-cell office:value-type="string" calcext:value-type="string">
            <text:p>0D903FOJU</text:p>
          </table:table-cell>
          <table:table-cell office:value-type="string" calcext:value-type="string">
            <text:p>fkjef6djyurupdt</text:p>
          </table:table-cell>
          <table:table-cell table:formula="of:=CONCATENATE([.A251];&quot;;&quot;;[.B251];&quot;;&quot;;[.C251];&quot;;&quot;;[.D251];&quot;;&quot;;[.E251];&quot;;&quot;;[.F251])" office:value-type="string" office:string-value="251;Economy;1;Bridgette Mcdowell;0D903FOJU;fkjef6djyurupdt" calcext:value-type="string">
            <text:p>251;Economy;1;Bridgette Mcdowell;0D903FOJU;fkjef6djyurupdt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ky Black</text:p>
          </table:table-cell>
          <table:table-cell office:value-type="string" calcext:value-type="string">
            <text:p>YJP1M1F8E</text:p>
          </table:table-cell>
          <table:table-cell office:value-type="string" calcext:value-type="string">
            <text:p>809ygbi6dmedmh5</text:p>
          </table:table-cell>
          <table:table-cell table:formula="of:=CONCATENATE([.A252];&quot;;&quot;;[.B252];&quot;;&quot;;[.C252];&quot;;&quot;;[.D252];&quot;;&quot;;[.E252];&quot;;&quot;;[.F252])" office:value-type="string" office:string-value="252;Economy;1;Ricky Black;YJP1M1F8E;809ygbi6dmedmh5" calcext:value-type="string">
            <text:p>252;Economy;1;Ricky Black;YJP1M1F8E;809ygbi6dmedmh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lor Day</text:p>
          </table:table-cell>
          <table:table-cell office:value-type="string" calcext:value-type="string">
            <text:p>36Y9PS2HW</text:p>
          </table:table-cell>
          <table:table-cell office:value-type="string" calcext:value-type="string">
            <text:p>7iym8976dho7fo3</text:p>
          </table:table-cell>
          <table:table-cell table:formula="of:=CONCATENATE([.A253];&quot;;&quot;;[.B253];&quot;;&quot;;[.C253];&quot;;&quot;;[.D253];&quot;;&quot;;[.E253];&quot;;&quot;;[.F253])" office:value-type="string" office:string-value="253;Economy;1;Taylor Day;36Y9PS2HW;7iym8976dho7fo3" calcext:value-type="string">
            <text:p>253;Economy;1;Taylor Day;36Y9PS2HW;7iym8976dho7fo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ene Mack</text:p>
          </table:table-cell>
          <table:table-cell office:value-type="string" calcext:value-type="string">
            <text:p>RVLE0FNZY</text:p>
          </table:table-cell>
          <table:table-cell office:value-type="string" calcext:value-type="string">
            <text:p>6b8eun1p6b9lx33</text:p>
          </table:table-cell>
          <table:table-cell table:formula="of:=CONCATENATE([.A254];&quot;;&quot;;[.B254];&quot;;&quot;;[.C254];&quot;;&quot;;[.D254];&quot;;&quot;;[.E254];&quot;;&quot;;[.F254])" office:value-type="string" office:string-value="254;Economy;1;Helene Mack;RVLE0FNZY;6b8eun1p6b9lx33" calcext:value-type="string">
            <text:p>254;Economy;1;Helene Mack;RVLE0FNZY;6b8eun1p6b9lx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s Whitney</text:p>
          </table:table-cell>
          <table:table-cell office:value-type="string" calcext:value-type="string">
            <text:p>BF1JEI0SA</text:p>
          </table:table-cell>
          <table:table-cell office:value-type="string" calcext:value-type="string">
            <text:p>yxf9fbbegb3bdnw</text:p>
          </table:table-cell>
          <table:table-cell table:formula="of:=CONCATENATE([.A255];&quot;;&quot;;[.B255];&quot;;&quot;;[.C255];&quot;;&quot;;[.D255];&quot;;&quot;;[.E255];&quot;;&quot;;[.F255])" office:value-type="string" office:string-value="255;Economy;1;Jess Whitney;BF1JEI0SA;yxf9fbbegb3bdnw" calcext:value-type="string">
            <text:p>255;Economy;1;Jess Whitney;BF1JEI0SA;yxf9fbbegb3bdnw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ferey Nolan</text:p>
          </table:table-cell>
          <table:table-cell office:value-type="string" calcext:value-type="string">
            <text:p>H75XWUJBC</text:p>
          </table:table-cell>
          <table:table-cell office:value-type="string" calcext:value-type="string">
            <text:p>2m7z9hek5lugo82</text:p>
          </table:table-cell>
          <table:table-cell table:formula="of:=CONCATENATE([.A256];&quot;;&quot;;[.B256];&quot;;&quot;;[.C256];&quot;;&quot;;[.D256];&quot;;&quot;;[.E256];&quot;;&quot;;[.F256])" office:value-type="string" office:string-value="256;Economy;1;Jefferey Nolan;H75XWUJBC;2m7z9hek5lugo82" calcext:value-type="string">
            <text:p>256;Economy;1;Jefferey Nolan;H75XWUJBC;2m7z9hek5lugo8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rie Morris</text:p>
          </table:table-cell>
          <table:table-cell office:value-type="string" calcext:value-type="string">
            <text:p>1WDP0263B</text:p>
          </table:table-cell>
          <table:table-cell office:value-type="string" calcext:value-type="string">
            <text:p>s3rmh052dgryk5o</text:p>
          </table:table-cell>
          <table:table-cell table:formula="of:=CONCATENATE([.A257];&quot;;&quot;;[.B257];&quot;;&quot;;[.C257];&quot;;&quot;;[.D257];&quot;;&quot;;[.E257];&quot;;&quot;;[.F257])" office:value-type="string" office:string-value="257;Economy;1;Cherie Morris;1WDP0263B;s3rmh052dgryk5o" calcext:value-type="string">
            <text:p>257;Economy;1;Cherie Morris;1WDP0263B;s3rmh052dgryk5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t Larsen</text:p>
          </table:table-cell>
          <table:table-cell office:value-type="string" calcext:value-type="string">
            <text:p>1G82HF4VR</text:p>
          </table:table-cell>
          <table:table-cell office:value-type="string" calcext:value-type="string">
            <text:p>hu4l2p88ow9qe7z</text:p>
          </table:table-cell>
          <table:table-cell table:formula="of:=CONCATENATE([.A258];&quot;;&quot;;[.B258];&quot;;&quot;;[.C258];&quot;;&quot;;[.D258];&quot;;&quot;;[.E258];&quot;;&quot;;[.F258])" office:value-type="string" office:string-value="258;Economy;1;Britt Larsen;1G82HF4VR;hu4l2p88ow9qe7z" calcext:value-type="string">
            <text:p>258;Economy;1;Britt Larsen;1G82HF4VR;hu4l2p88ow9qe7z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ia French</text:p>
          </table:table-cell>
          <table:table-cell office:value-type="string" calcext:value-type="string">
            <text:p>B0PWGGMXR</text:p>
          </table:table-cell>
          <table:table-cell office:value-type="string" calcext:value-type="string">
            <text:p>vjpnqaijl40w6gk</text:p>
          </table:table-cell>
          <table:table-cell table:formula="of:=CONCATENATE([.A259];&quot;;&quot;;[.B259];&quot;;&quot;;[.C259];&quot;;&quot;;[.D259];&quot;;&quot;;[.E259];&quot;;&quot;;[.F259])" office:value-type="string" office:string-value="259;Economy;1;Lilia French;B0PWGGMXR;vjpnqaijl40w6gk" calcext:value-type="string">
            <text:p>259;Economy;1;Lilia French;B0PWGGMXR;vjpnqaijl40w6gk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lma Tyler</text:p>
          </table:table-cell>
          <table:table-cell office:value-type="string" calcext:value-type="string">
            <text:p>HDLABYWR9</text:p>
          </table:table-cell>
          <table:table-cell office:value-type="string" calcext:value-type="string">
            <text:p>5o4xts9kyjzlswa</text:p>
          </table:table-cell>
          <table:table-cell table:formula="of:=CONCATENATE([.A260];&quot;;&quot;;[.B260];&quot;;&quot;;[.C260];&quot;;&quot;;[.D260];&quot;;&quot;;[.E260];&quot;;&quot;;[.F260])" office:value-type="string" office:string-value="260;Economy;1;Zelma Tyler;HDLABYWR9;5o4xts9kyjzlswa" calcext:value-type="string">
            <text:p>260;Economy;1;Zelma Tyler;HDLABYWR9;5o4xts9kyjzlsw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ian Newton</text:p>
          </table:table-cell>
          <table:table-cell office:value-type="string" calcext:value-type="string">
            <text:p>69LREI68B</text:p>
          </table:table-cell>
          <table:table-cell office:value-type="string" calcext:value-type="string">
            <text:p>d7bygkqrore628y</text:p>
          </table:table-cell>
          <table:table-cell table:formula="of:=CONCATENATE([.A261];&quot;;&quot;;[.B261];&quot;;&quot;;[.C261];&quot;;&quot;;[.D261];&quot;;&quot;;[.E261];&quot;;&quot;;[.F261])" office:value-type="string" office:string-value="261;Economy;1;Lilian Newton;69LREI68B;d7bygkqrore628y" calcext:value-type="string">
            <text:p>261;Economy;1;Lilian Newton;69LREI68B;d7bygkqrore628y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ly Hoffman</text:p>
          </table:table-cell>
          <table:table-cell office:value-type="string" calcext:value-type="string">
            <text:p>UM3BTWMMM</text:p>
          </table:table-cell>
          <table:table-cell office:value-type="string" calcext:value-type="string">
            <text:p>o69uxlxqj3ltbbn</text:p>
          </table:table-cell>
          <table:table-cell table:formula="of:=CONCATENATE([.A262];&quot;;&quot;;[.B262];&quot;;&quot;;[.C262];&quot;;&quot;;[.D262];&quot;;&quot;;[.E262];&quot;;&quot;;[.F262])" office:value-type="string" office:string-value="262;Economy;1;Molly Hoffman;UM3BTWMMM;o69uxlxqj3ltbbn" calcext:value-type="string">
            <text:p>262;Economy;1;Molly Hoffman;UM3BTWMMM;o69uxlxqj3ltbbn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ay Douglas</text:p>
          </table:table-cell>
          <table:table-cell office:value-type="string" calcext:value-type="string">
            <text:p>3D60OAJFH</text:p>
          </table:table-cell>
          <table:table-cell office:value-type="string" calcext:value-type="string">
            <text:p>m1uelkit60ohnsd</text:p>
          </table:table-cell>
          <table:table-cell table:formula="of:=CONCATENATE([.A263];&quot;;&quot;;[.B263];&quot;;&quot;;[.C263];&quot;;&quot;;[.D263];&quot;;&quot;;[.E263];&quot;;&quot;;[.F263])" office:value-type="string" office:string-value="263;Economy;1;Murray Douglas;3D60OAJFH;m1uelkit60ohnsd" calcext:value-type="string">
            <text:p>263;Economy;1;Murray Douglas;3D60OAJFH;m1uelkit60ohnsd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a Ray</text:p>
          </table:table-cell>
          <table:table-cell office:value-type="string" calcext:value-type="string">
            <text:p>ORFGDECG3</text:p>
          </table:table-cell>
          <table:table-cell office:value-type="string" calcext:value-type="string">
            <text:p>6uawucgda8ktc5h</text:p>
          </table:table-cell>
          <table:table-cell table:formula="of:=CONCATENATE([.A264];&quot;;&quot;;[.B264];&quot;;&quot;;[.C264];&quot;;&quot;;[.D264];&quot;;&quot;;[.E264];&quot;;&quot;;[.F264])" office:value-type="string" office:string-value="264;Economy;1;Rena Ray;ORFGDECG3;6uawucgda8ktc5h" calcext:value-type="string">
            <text:p>264;Economy;1;Rena Ray;ORFGDECG3;6uawucgda8ktc5h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ian Mays</text:p>
          </table:table-cell>
          <table:table-cell office:value-type="string" calcext:value-type="string">
            <text:p>86K3F5PUB</text:p>
          </table:table-cell>
          <table:table-cell office:value-type="string" calcext:value-type="string">
            <text:p>rddlhk14myg4nsk</text:p>
          </table:table-cell>
          <table:table-cell table:formula="of:=CONCATENATE([.A265];&quot;;&quot;;[.B265];&quot;;&quot;;[.C265];&quot;;&quot;;[.D265];&quot;;&quot;;[.E265];&quot;;&quot;;[.F265])" office:value-type="string" office:string-value="265;Economy;1;Damian Mays;86K3F5PUB;rddlhk14myg4nsk" calcext:value-type="string">
            <text:p>265;Economy;1;Damian Mays;86K3F5PUB;rddlhk14myg4nsk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dalupe Simmons</text:p>
          </table:table-cell>
          <table:table-cell office:value-type="string" calcext:value-type="string">
            <text:p>EGAF9LCGG</text:p>
          </table:table-cell>
          <table:table-cell office:value-type="string" calcext:value-type="string">
            <text:p>z518kp2x1ib9kw6</text:p>
          </table:table-cell>
          <table:table-cell table:formula="of:=CONCATENATE([.A266];&quot;;&quot;;[.B266];&quot;;&quot;;[.C266];&quot;;&quot;;[.D266];&quot;;&quot;;[.E266];&quot;;&quot;;[.F266])" office:value-type="string" office:string-value="266;Economy;1;Guadalupe Simmons;EGAF9LCGG;z518kp2x1ib9kw6" calcext:value-type="string">
            <text:p>266;Economy;1;Guadalupe Simmons;EGAF9LCGG;z518kp2x1ib9kw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ette Krueger</text:p>
          </table:table-cell>
          <table:table-cell office:value-type="string" calcext:value-type="string">
            <text:p>QZMZNWARO</text:p>
          </table:table-cell>
          <table:table-cell office:value-type="string" calcext:value-type="string">
            <text:p>rnppo8bqr1o2oml</text:p>
          </table:table-cell>
          <table:table-cell table:formula="of:=CONCATENATE([.A267];&quot;;&quot;;[.B267];&quot;;&quot;;[.C267];&quot;;&quot;;[.D267];&quot;;&quot;;[.E267];&quot;;&quot;;[.F267])" office:value-type="string" office:string-value="267;Economy;1;Everette Krueger;QZMZNWARO;rnppo8bqr1o2oml" calcext:value-type="string">
            <text:p>267;Economy;1;Everette Krueger;QZMZNWARO;rnppo8bqr1o2om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aal Schroeder</text:p>
          </table:table-cell>
          <table:table-cell office:value-type="string" calcext:value-type="string">
            <text:p>XLX7AB8DJ</text:p>
          </table:table-cell>
          <table:table-cell office:value-type="string" calcext:value-type="string">
            <text:p>oa5oley0k5dgkrc</text:p>
          </table:table-cell>
          <table:table-cell table:formula="of:=CONCATENATE([.A268];&quot;;&quot;;[.B268];&quot;;&quot;;[.C268];&quot;;&quot;;[.D268];&quot;;&quot;;[.E268];&quot;;&quot;;[.F268])" office:value-type="string" office:string-value="268;Economy;1;Jamaal Schroeder;XLX7AB8DJ;oa5oley0k5dgkrc" calcext:value-type="string">
            <text:p>268;Economy;1;Jamaal Schroeder;XLX7AB8DJ;oa5oley0k5dgkrc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ryl Moon</text:p>
          </table:table-cell>
          <table:table-cell office:value-type="string" calcext:value-type="string">
            <text:p>BQUXJ8O0O</text:p>
          </table:table-cell>
          <table:table-cell office:value-type="string" calcext:value-type="string">
            <text:p>dgf7z3t8c71xcl0</text:p>
          </table:table-cell>
          <table:table-cell table:formula="of:=CONCATENATE([.A269];&quot;;&quot;;[.B269];&quot;;&quot;;[.C269];&quot;;&quot;;[.D269];&quot;;&quot;;[.E269];&quot;;&quot;;[.F269])" office:value-type="string" office:string-value="269;Economy;1;Cheryl Moon;BQUXJ8O0O;dgf7z3t8c71xcl0" calcext:value-type="string">
            <text:p>269;Economy;1;Cheryl Moon;BQUXJ8O0O;dgf7z3t8c71xcl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elia Poole</text:p>
          </table:table-cell>
          <table:table-cell office:value-type="string" calcext:value-type="string">
            <text:p>X6T4V8S9V</text:p>
          </table:table-cell>
          <table:table-cell office:value-type="string" calcext:value-type="string">
            <text:p>x63i3f2hbmdtlif</text:p>
          </table:table-cell>
          <table:table-cell table:formula="of:=CONCATENATE([.A270];&quot;;&quot;;[.B270];&quot;;&quot;;[.C270];&quot;;&quot;;[.D270];&quot;;&quot;;[.E270];&quot;;&quot;;[.F270])" office:value-type="string" office:string-value="270;Economy;1;Aurelia Poole;X6T4V8S9V;x63i3f2hbmdtlif" calcext:value-type="string">
            <text:p>270;Economy;1;Aurelia Poole;X6T4V8S9V;x63i3f2hbmdtlif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nie Logan</text:p>
          </table:table-cell>
          <table:table-cell office:value-type="string" calcext:value-type="string">
            <text:p>F21RBLQKM</text:p>
          </table:table-cell>
          <table:table-cell office:value-type="string" calcext:value-type="string">
            <text:p>eoky6jqa4aw59rz</text:p>
          </table:table-cell>
          <table:table-cell table:formula="of:=CONCATENATE([.A271];&quot;;&quot;;[.B271];&quot;;&quot;;[.C271];&quot;;&quot;;[.D271];&quot;;&quot;;[.E271];&quot;;&quot;;[.F271])" office:value-type="string" office:string-value="271;Economy;1;Ronnie Logan;F21RBLQKM;eoky6jqa4aw59rz" calcext:value-type="string">
            <text:p>271;Economy;1;Ronnie Logan;F21RBLQKM;eoky6jqa4aw59rz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ina Ayala</text:p>
          </table:table-cell>
          <table:table-cell office:value-type="string" calcext:value-type="string">
            <text:p>NO4QC4XJI</text:p>
          </table:table-cell>
          <table:table-cell office:value-type="string" calcext:value-type="string">
            <text:p>vh7mypopi6yid1q</text:p>
          </table:table-cell>
          <table:table-cell table:formula="of:=CONCATENATE([.A272];&quot;;&quot;;[.B272];&quot;;&quot;;[.C272];&quot;;&quot;;[.D272];&quot;;&quot;;[.E272];&quot;;&quot;;[.F272])" office:value-type="string" office:string-value="272;Economy;1;Katina Ayala;NO4QC4XJI;vh7mypopi6yid1q" calcext:value-type="string">
            <text:p>272;Economy;1;Katina Ayala;NO4QC4XJI;vh7mypopi6yid1q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ac Hampton</text:p>
          </table:table-cell>
          <table:table-cell office:value-type="string" calcext:value-type="string">
            <text:p>SAFFYRK53</text:p>
          </table:table-cell>
          <table:table-cell office:value-type="string" calcext:value-type="string">
            <text:p>zcidxxxcecnk0th</text:p>
          </table:table-cell>
          <table:table-cell table:formula="of:=CONCATENATE([.A273];&quot;;&quot;;[.B273];&quot;;&quot;;[.C273];&quot;;&quot;;[.D273];&quot;;&quot;;[.E273];&quot;;&quot;;[.F273])" office:value-type="string" office:string-value="273;Economy;1;Issac Hampton;SAFFYRK53;zcidxxxcecnk0th" calcext:value-type="string">
            <text:p>273;Economy;1;Issac Hampton;SAFFYRK53;zcidxxxcecnk0th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s Mcclain</text:p>
          </table:table-cell>
          <table:table-cell office:value-type="string" calcext:value-type="string">
            <text:p>BGNTGICN6</text:p>
          </table:table-cell>
          <table:table-cell office:value-type="string" calcext:value-type="string">
            <text:p>35epex3ay8audgf</text:p>
          </table:table-cell>
          <table:table-cell table:formula="of:=CONCATENATE([.A274];&quot;;&quot;;[.B274];&quot;;&quot;;[.C274];&quot;;&quot;;[.D274];&quot;;&quot;;[.E274];&quot;;&quot;;[.F274])" office:value-type="string" office:string-value="274;Economy;1;Chas Mcclain;BGNTGICN6;35epex3ay8audgf" calcext:value-type="string">
            <text:p>274;Economy;1;Chas Mcclain;BGNTGICN6;35epex3ay8audgf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reda Christian</text:p>
          </table:table-cell>
          <table:table-cell office:value-type="string" calcext:value-type="string">
            <text:p>YM2SLB7BM</text:p>
          </table:table-cell>
          <table:table-cell office:value-type="string" calcext:value-type="string">
            <text:p>gplu1p37rhdpsrk</text:p>
          </table:table-cell>
          <table:table-cell table:formula="of:=CONCATENATE([.A275];&quot;;&quot;;[.B275];&quot;;&quot;;[.C275];&quot;;&quot;;[.D275];&quot;;&quot;;[.E275];&quot;;&quot;;[.F275])" office:value-type="string" office:string-value="275;Economy;1;Alfreda Christian;YM2SLB7BM;gplu1p37rhdpsrk" calcext:value-type="string">
            <text:p>275;Economy;1;Alfreda Christian;YM2SLB7BM;gplu1p37rhdpsrk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 Cooke</text:p>
          </table:table-cell>
          <table:table-cell office:value-type="string" calcext:value-type="string">
            <text:p>Z98EUUIHP</text:p>
          </table:table-cell>
          <table:table-cell office:value-type="string" calcext:value-type="string">
            <text:p>jenhsswd6qydt5l</text:p>
          </table:table-cell>
          <table:table-cell table:formula="of:=CONCATENATE([.A276];&quot;;&quot;;[.B276];&quot;;&quot;;[.C276];&quot;;&quot;;[.D276];&quot;;&quot;;[.E276];&quot;;&quot;;[.F276])" office:value-type="string" office:string-value="276;Economy;1;Ada Cooke;Z98EUUIHP;jenhsswd6qydt5l" calcext:value-type="string">
            <text:p>276;Economy;1;Ada Cooke;Z98EUUIHP;jenhsswd6qydt5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ah Wells</text:p>
          </table:table-cell>
          <table:table-cell office:value-type="string" calcext:value-type="string">
            <text:p>W626OLEHC</text:p>
          </table:table-cell>
          <table:table-cell office:value-type="string" calcext:value-type="string">
            <text:p>0hwf3s6e9d9223b</text:p>
          </table:table-cell>
          <table:table-cell table:formula="of:=CONCATENATE([.A277];&quot;;&quot;;[.B277];&quot;;&quot;;[.C277];&quot;;&quot;;[.D277];&quot;;&quot;;[.E277];&quot;;&quot;;[.F277])" office:value-type="string" office:string-value="277;Economy;1;Hannah Wells;W626OLEHC;0hwf3s6e9d9223b" calcext:value-type="string">
            <text:p>277;Economy;1;Hannah Wells;W626OLEHC;0hwf3s6e9d9223b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uro Howard</text:p>
          </table:table-cell>
          <table:table-cell office:value-type="string" calcext:value-type="string">
            <text:p>K7QCH60HQ</text:p>
          </table:table-cell>
          <table:table-cell office:value-type="string" calcext:value-type="string">
            <text:p>z1att76kgynjs7y</text:p>
          </table:table-cell>
          <table:table-cell table:formula="of:=CONCATENATE([.A278];&quot;;&quot;;[.B278];&quot;;&quot;;[.C278];&quot;;&quot;;[.D278];&quot;;&quot;;[.E278];&quot;;&quot;;[.F278])" office:value-type="string" office:string-value="278;Economy;1;Mauro Howard;K7QCH60HQ;z1att76kgynjs7y" calcext:value-type="string">
            <text:p>278;Economy;1;Mauro Howard;K7QCH60HQ;z1att76kgynjs7y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Cardenas</text:p>
          </table:table-cell>
          <table:table-cell office:value-type="string" calcext:value-type="string">
            <text:p>POWP4EV3H</text:p>
          </table:table-cell>
          <table:table-cell office:value-type="string" calcext:value-type="string">
            <text:p>5n4aoafoa3ugtiq</text:p>
          </table:table-cell>
          <table:table-cell table:formula="of:=CONCATENATE([.A279];&quot;;&quot;;[.B279];&quot;;&quot;;[.C279];&quot;;&quot;;[.D279];&quot;;&quot;;[.E279];&quot;;&quot;;[.F279])" office:value-type="string" office:string-value="279;Economy;1;Sebastian Cardenas;POWP4EV3H;5n4aoafoa3ugtiq" calcext:value-type="string">
            <text:p>279;Economy;1;Sebastian Cardenas;POWP4EV3H;5n4aoafoa3ugti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gan Ramsey</text:p>
          </table:table-cell>
          <table:table-cell office:value-type="string" calcext:value-type="string">
            <text:p>98NI18RU4</text:p>
          </table:table-cell>
          <table:table-cell office:value-type="string" calcext:value-type="string">
            <text:p>y3587uk78aox8mi</text:p>
          </table:table-cell>
          <table:table-cell table:formula="of:=CONCATENATE([.A280];&quot;;&quot;;[.B280];&quot;;&quot;;[.C280];&quot;;&quot;;[.D280];&quot;;&quot;;[.E280];&quot;;&quot;;[.F280])" office:value-type="string" office:string-value="280;Economy;1;Meagan Ramsey;98NI18RU4;y3587uk78aox8mi" calcext:value-type="string">
            <text:p>280;Economy;1;Meagan Ramsey;98NI18RU4;y3587uk78aox8mi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 Avery</text:p>
          </table:table-cell>
          <table:table-cell office:value-type="string" calcext:value-type="string">
            <text:p>WBAFB7DFO</text:p>
          </table:table-cell>
          <table:table-cell office:value-type="string" calcext:value-type="string">
            <text:p>qucdw4vep0blbcl</text:p>
          </table:table-cell>
          <table:table-cell table:formula="of:=CONCATENATE([.A281];&quot;;&quot;;[.B281];&quot;;&quot;;[.C281];&quot;;&quot;;[.D281];&quot;;&quot;;[.E281];&quot;;&quot;;[.F281])" office:value-type="string" office:string-value="281;Economy;1;Dona Avery;WBAFB7DFO;qucdw4vep0blbcl" calcext:value-type="string">
            <text:p>281;Economy;1;Dona Avery;WBAFB7DFO;qucdw4vep0blbc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ther Wheeler</text:p>
          </table:table-cell>
          <table:table-cell office:value-type="string" calcext:value-type="string">
            <text:p>E2T8689ZM</text:p>
          </table:table-cell>
          <table:table-cell office:value-type="string" calcext:value-type="string">
            <text:p>htntgiyzrj5f5hi</text:p>
          </table:table-cell>
          <table:table-cell table:formula="of:=CONCATENATE([.A282];&quot;;&quot;;[.B282];&quot;;&quot;;[.C282];&quot;;&quot;;[.D282];&quot;;&quot;;[.E282];&quot;;&quot;;[.F282])" office:value-type="string" office:string-value="282;Economy;1;Luther Wheeler;E2T8689ZM;htntgiyzrj5f5hi" calcext:value-type="string">
            <text:p>282;Economy;1;Luther Wheeler;E2T8689ZM;htntgiyzrj5f5hi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tle Holt</text:p>
          </table:table-cell>
          <table:table-cell office:value-type="string" calcext:value-type="string">
            <text:p>GYNLPOATP</text:p>
          </table:table-cell>
          <table:table-cell office:value-type="string" calcext:value-type="string">
            <text:p>33uy39yz00khfdx</text:p>
          </table:table-cell>
          <table:table-cell table:formula="of:=CONCATENATE([.A283];&quot;;&quot;;[.B283];&quot;;&quot;;[.C283];&quot;;&quot;;[.D283];&quot;;&quot;;[.E283];&quot;;&quot;;[.F283])" office:value-type="string" office:string-value="283;Economy;1;Myrtle Holt;GYNLPOATP;33uy39yz00khfdx" calcext:value-type="string">
            <text:p>283;Economy;1;Myrtle Holt;GYNLPOATP;33uy39yz00khfdx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mie Kent</text:p>
          </table:table-cell>
          <table:table-cell office:value-type="string" calcext:value-type="string">
            <text:p>2M9K8J3UY</text:p>
          </table:table-cell>
          <table:table-cell office:value-type="string" calcext:value-type="string">
            <text:p>wt3asen31vvd633</text:p>
          </table:table-cell>
          <table:table-cell table:formula="of:=CONCATENATE([.A284];&quot;;&quot;;[.B284];&quot;;&quot;;[.C284];&quot;;&quot;;[.D284];&quot;;&quot;;[.E284];&quot;;&quot;;[.F284])" office:value-type="string" office:string-value="284;Economy;1;Tommie Kent;2M9K8J3UY;wt3asen31vvd633" calcext:value-type="string">
            <text:p>284;Economy;1;Tommie Kent;2M9K8J3UY;wt3asen31vvd6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ystal Dennis</text:p>
          </table:table-cell>
          <table:table-cell office:value-type="string" calcext:value-type="string">
            <text:p>BP0J4Y4SX</text:p>
          </table:table-cell>
          <table:table-cell office:value-type="string" calcext:value-type="string">
            <text:p>wg69g8tstnyw44o</text:p>
          </table:table-cell>
          <table:table-cell table:formula="of:=CONCATENATE([.A285];&quot;;&quot;;[.B285];&quot;;&quot;;[.C285];&quot;;&quot;;[.D285];&quot;;&quot;;[.E285];&quot;;&quot;;[.F285])" office:value-type="string" office:string-value="285;Economy;1;Krystal Dennis;BP0J4Y4SX;wg69g8tstnyw44o" calcext:value-type="string">
            <text:p>285;Economy;1;Krystal Dennis;BP0J4Y4SX;wg69g8tstnyw44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ta Jackson</text:p>
          </table:table-cell>
          <table:table-cell office:value-type="string" calcext:value-type="string">
            <text:p>6ZNOUSMQT</text:p>
          </table:table-cell>
          <table:table-cell office:value-type="string" calcext:value-type="string">
            <text:p>2v19fcdnl7a21ai</text:p>
          </table:table-cell>
          <table:table-cell table:formula="of:=CONCATENATE([.A286];&quot;;&quot;;[.B286];&quot;;&quot;;[.C286];&quot;;&quot;;[.D286];&quot;;&quot;;[.E286];&quot;;&quot;;[.F286])" office:value-type="string" office:string-value="286;Economy;1;Etta Jackson;6ZNOUSMQT;2v19fcdnl7a21ai" calcext:value-type="string">
            <text:p>286;Economy;1;Etta Jackson;6ZNOUSMQT;2v19fcdnl7a21ai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ito Caldwell</text:p>
          </table:table-cell>
          <table:table-cell office:value-type="string" calcext:value-type="string">
            <text:p>F2NQPGZGE</text:p>
          </table:table-cell>
          <table:table-cell office:value-type="string" calcext:value-type="string">
            <text:p>z3ojn6s0etrothm</text:p>
          </table:table-cell>
          <table:table-cell table:formula="of:=CONCATENATE([.A287];&quot;;&quot;;[.B287];&quot;;&quot;;[.C287];&quot;;&quot;;[.D287];&quot;;&quot;;[.E287];&quot;;&quot;;[.F287])" office:value-type="string" office:string-value="287;Economy;1;Benito Caldwell;F2NQPGZGE;z3ojn6s0etrothm" calcext:value-type="string">
            <text:p>287;Economy;1;Benito Caldwell;F2NQPGZGE;z3ojn6s0etrothm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by Mercado</text:p>
          </table:table-cell>
          <table:table-cell office:value-type="string" calcext:value-type="string">
            <text:p>JIGHL3428</text:p>
          </table:table-cell>
          <table:table-cell office:value-type="string" calcext:value-type="string">
            <text:p>njfwmag37ju924y</text:p>
          </table:table-cell>
          <table:table-cell table:formula="of:=CONCATENATE([.A288];&quot;;&quot;;[.B288];&quot;;&quot;;[.C288];&quot;;&quot;;[.D288];&quot;;&quot;;[.E288];&quot;;&quot;;[.F288])" office:value-type="string" office:string-value="288;Economy;1;Shelby Mercado;JIGHL3428;njfwmag37ju924y" calcext:value-type="string">
            <text:p>288;Economy;1;Shelby Mercado;JIGHL3428;njfwmag37ju924y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Stokes</text:p>
          </table:table-cell>
          <table:table-cell office:value-type="string" calcext:value-type="string">
            <text:p>INLSALQYR</text:p>
          </table:table-cell>
          <table:table-cell office:value-type="string" calcext:value-type="string">
            <text:p>4jp5cty7dki6t4r</text:p>
          </table:table-cell>
          <table:table-cell table:formula="of:=CONCATENATE([.A289];&quot;;&quot;;[.B289];&quot;;&quot;;[.C289];&quot;;&quot;;[.D289];&quot;;&quot;;[.E289];&quot;;&quot;;[.F289])" office:value-type="string" office:string-value="289;Economy;1;Joseph Stokes;INLSALQYR;4jp5cty7dki6t4r" calcext:value-type="string">
            <text:p>289;Economy;1;Joseph Stokes;INLSALQYR;4jp5cty7dki6t4r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Armstrong</text:p>
          </table:table-cell>
          <table:table-cell office:value-type="string" calcext:value-type="string">
            <text:p>4PT7Y0HKQ</text:p>
          </table:table-cell>
          <table:table-cell office:value-type="string" calcext:value-type="string">
            <text:p>71w7415uk4y932e</text:p>
          </table:table-cell>
          <table:table-cell table:formula="of:=CONCATENATE([.A290];&quot;;&quot;;[.B290];&quot;;&quot;;[.C290];&quot;;&quot;;[.D290];&quot;;&quot;;[.E290];&quot;;&quot;;[.F290])" office:value-type="string" office:string-value="290;Economy;1;Roberto Armstrong;4PT7Y0HKQ;71w7415uk4y932e" calcext:value-type="string">
            <text:p>290;Economy;1;Roberto Armstrong;4PT7Y0HKQ;71w7415uk4y932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s Stone</text:p>
          </table:table-cell>
          <table:table-cell office:value-type="string" calcext:value-type="string">
            <text:p>OM8WRSASU</text:p>
          </table:table-cell>
          <table:table-cell office:value-type="string" calcext:value-type="string">
            <text:p>e8ewaqbyrvb80iv</text:p>
          </table:table-cell>
          <table:table-cell table:formula="of:=CONCATENATE([.A291];&quot;;&quot;;[.B291];&quot;;&quot;;[.C291];&quot;;&quot;;[.D291];&quot;;&quot;;[.E291];&quot;;&quot;;[.F291])" office:value-type="string" office:string-value="291;Economy;1;Jonas Stone;OM8WRSASU;e8ewaqbyrvb80iv" calcext:value-type="string">
            <text:p>291;Economy;1;Jonas Stone;OM8WRSASU;e8ewaqbyrvb80iv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haniel Reeves</text:p>
          </table:table-cell>
          <table:table-cell office:value-type="string" calcext:value-type="string">
            <text:p>BOL553EMN</text:p>
          </table:table-cell>
          <table:table-cell office:value-type="string" calcext:value-type="string">
            <text:p>86nlb4mvx09neiy</text:p>
          </table:table-cell>
          <table:table-cell table:formula="of:=CONCATENATE([.A292];&quot;;&quot;;[.B292];&quot;;&quot;;[.C292];&quot;;&quot;;[.D292];&quot;;&quot;;[.E292];&quot;;&quot;;[.F292])" office:value-type="string" office:string-value="292;Economy;1;Nathaniel Reeves;BOL553EMN;86nlb4mvx09neiy" calcext:value-type="string">
            <text:p>292;Economy;1;Nathaniel Reeves;BOL553EMN;86nlb4mvx09neiy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yde Barrow</text:p>
          </table:table-cell>
          <table:table-cell office:value-type="string" calcext:value-type="string">
            <text:p>14O0JWN65</text:p>
          </table:table-cell>
          <table:table-cell office:value-type="string" calcext:value-type="string">
            <text:p>89cb6uebuccwdqg</text:p>
          </table:table-cell>
          <table:table-cell table:formula="of:=CONCATENATE([.A293];&quot;;&quot;;[.B293];&quot;;&quot;;[.C293];&quot;;&quot;;[.D293];&quot;;&quot;;[.E293];&quot;;&quot;;[.F293])" office:value-type="string" office:string-value="293;Economy;1;Clyde Barrow;14O0JWN65;89cb6uebuccwdqg" calcext:value-type="string">
            <text:p>293;Economy;1;Clyde Barrow;14O0JWN65;89cb6uebuccwdqg</text:p>
          </table:table-cell>
        </table:table-row>
        <table:table-row table:style-name="ro1">
          <table:table-cell table:number-columns-repeated="2"/>
          <table:table-cell table:formula="of:=SUM([.C1:.C293])" office:value-type="float" office:value="375" calcext:value-type="float">
            <text:p>3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.00.0000</text:date>, <text:time style:data-style-name="N2" text:time-value="16:10:02.342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15:37:59.332000000</meta:creation-date>
    <dc:date>2022-08-14T17:20:52.946000000</dc:date>
    <meta:editing-duration>PT1H19M40S</meta:editing-duration>
    <meta:editing-cycles>12</meta:editing-cycles>
    <meta:generator>LibreOffice/7.2.2.2$Windows_X86_64 LibreOffice_project/02b2acce88a210515b4a5bb2e46cbfb63fe97d56</meta:generator>
    <meta:document-statistic meta:table-count="1" meta:cell-count="2052" meta:object-count="0"/>
  </office:meta>
</office:document-meta>
</file>